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.43mm"/>
    </style:style>
    <style:style style:name="co2" style:family="table-column">
      <style:table-column-properties fo:break-before="auto" style:column-width="25.47mm"/>
    </style:style>
    <style:style style:name="co3" style:family="table-column">
      <style:table-column-properties fo:break-before="auto" style:column-width="44.13mm"/>
    </style:style>
    <style:style style:name="co4" style:family="table-column">
      <style:table-column-properties fo:break-before="auto" style:column-width="49.02mm"/>
    </style:style>
    <style:style style:name="co5" style:family="table-column">
      <style:table-column-properties fo:break-before="auto" style:column-width="43.07mm"/>
    </style:style>
    <style:style style:name="co6" style:family="table-column">
      <style:table-column-properties fo:break-before="auto" style:column-width="34.17mm"/>
    </style:style>
    <style:style style:name="co7" style:family="table-column">
      <style:table-column-properties fo:break-before="auto" style:column-width="36.0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20_Built-in_20_Normal">
      <style:text-properties fo:font-size="12pt" style:font-size-asian="12pt" style:font-size-complex="12pt"/>
    </style:style>
    <style:style style:name="ce7" style:family="table-cell" style:parent-style-name="Excel_20_Built-in_20_Normal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Normal_20_2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Porcentagem_20_2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20_Built-in_20_Normal" style:data-style-name="N110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20_Built-in_20_Normal" style:data-style-name="N110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Normal_20_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Excel_20_Built-in_20_Comma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size="12pt" fo:language="en" fo:country="US" style:text-underline-mode="continuous" style:text-overline-mode="continuous" style:text-line-through-mode="continuous" style:font-size-asian="12pt" style:language-asian="en" style:country-asian="US" style:font-size-complex="12pt" style:language-complex="en" style:country-complex="US" style:text-emphasize="none" style:font-relief="none" style:text-overline-style="none" style:text-overline-color="font-color"/>
    </style:style>
    <style:style style:name="ce18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>
      <style:text-properties style:font-name="Times New Roman" fo:font-size="14pt" style:font-size-asian="14pt" style:font-size-complex="14pt"/>
    </style:style>
    <style:style style:name="ce20" style:family="table-cell" style:parent-style-name="Excel_20_Built-in_20_Normal" style:data-style-name="N109">
      <style:text-properties fo:font-size="12pt" style:font-size-asian="12pt" style:font-size-complex="12pt"/>
    </style:style>
    <style:style style:name="ce21" style:family="table-cell" style:parent-style-name="Excel_20_Built-in_20_Normal" style:data-style-name="N109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 style:data-style-name="N109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3" style:family="table-cell" style:parent-style-name="Default" style:data-style-name="N109">
      <style:table-cell-properties fo:background-color="#deebf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4" style:family="table-cell" style:parent-style-name="Default" style:data-style-name="N109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Excel_20_Built-in_20_Normal" style:data-style-name="N109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font-name="Times New Roman" fo:font-size="12pt" style:font-size-asian="12pt" style:font-size-complex="12pt"/>
    </style:style>
    <style:style style:name="ce26" style:family="table-cell" style:parent-style-name="Default" style:data-style-name="N10130">
      <style:table-cell-properties fo:border="0.06pt solid #000000"/>
    </style:style>
    <style:style style:name="ce27" style:family="table-cell" style:parent-style-name="Excel_20_Built-in_20_Normal" style:data-style-name="N104">
      <style:text-properties style:font-name="Times New Roman" fo:font-size="12pt" fo:language="pt" fo:country="BR" style:text-underline-mode="continuous" style:text-overline-mode="continuous" style:text-line-through-mode="continuous" style:font-size-asian="12pt" style:language-asian="zh" style:country-asian="CN" style:font-size-complex="12pt" style:language-complex="hi" style:country-complex="IN" style:text-emphasize="none" style:font-relief="none" style:text-overline-style="none" style:text-overline-color="font-color"/>
    </style:style>
    <style:style style:name="ce28" style:family="table-cell" style:parent-style-name="Excel_20_Built-in_20_Normal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20_Built-in_20_Normal">
      <style:table-cell-properties fo:border="0.06pt solid #000000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20_Built-in_20_Normal" style:data-style-name="N113">
      <style:table-cell-properties fo:border="0.06pt solid #000000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20_Built-in_20_Normal" style:data-style-name="N113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20_Built-in_20_Normal" style:data-style-name="N114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20_Built-in_20_Normal" style:data-style-name="N113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6" style:family="table-cell" style:parent-style-name="Normal_20_2">
      <style:table-cell-properties style:diagonal-bl-tr="none" style:diagonal-tl-br="none" fo:border="0.99pt solid #000000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Normal_20_2" style:data-style-name="N1">
      <style:table-cell-properties fo:border-bottom="0.99pt solid #000000" style:diagonal-bl-tr="none" style:diagonal-tl-br="none" fo:border-left="none" fo:border-right="0.99pt solid #000000" style:rotation-align="none" fo:border-top="0.99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Times New Roman" fo:font-size="12pt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5"/>
        <table:table-column table:style-name="co2" table:default-cell-style-name="ce11"/>
        <table:table-column table:style-name="co3" table:default-cell-style-name="ce17"/>
        <table:table-column table:style-name="co4" table:default-cell-style-name="ce22"/>
        <table:table-column table:style-name="co5" table:default-cell-style-name="ce26"/>
        <table:table-column table:style-name="co6" table:default-cell-style-name="ce4"/>
        <table:table-column table:style-name="co7" table:default-cell-style-name="Default"/>
        <table:table-row table:style-name="ro1">
          <table:table-cell table:style-name="ce1" office:value-type="string" calcext:value-type="string">
            <text:p>SIMULAÇÃO PROVENTOS DE APOSENTADORIA MÉDIA ACUMULADA DESDE 07/1994 </text:p>
          </table:table-cell>
          <table:table-cell table:style-name="Default" table:number-columns-repeated="5"/>
          <table:table-cell/>
        </table:table-row>
        <table:table-row table:style-name="ro2">
          <table:table-cell table:style-name="Default" table:number-columns-repeated="6"/>
          <table:table-cell/>
        </table:table-row>
        <table:table-row table:style-name="ro2">
          <table:table-cell table:style-name="ce2" office:value-type="string" calcext:value-type="string">
            <text:p>ORDEM</text:p>
          </table:table-cell>
          <table:table-cell table:style-name="ce2" office:value-type="string" calcext:value-type="string">
            <text:p>MÊS/ANO</text:p>
          </table:table-cell>
          <table:table-cell table:style-name="ce2" office:value-type="string" calcext:value-type="string">
            <text:p>VALOR SAL. CONTRIB.</text:p>
          </table:table-cell>
          <table:table-cell table:style-name="ce2" office:value-type="string" calcext:value-type="string">
            <text:p>ÍNDICE ATUALIZAÇÃO</text:p>
          </table:table-cell>
          <table:table-cell table:style-name="ce2" office:value-type="string" calcext:value-type="string">
            <text:p>VALOR ATUALIZADO</text:p>
          </table:table-cell>
          <table:table-cell table:style-name="ce2" office:value-type="string" calcext:value-type="string">
            <text:p>MESES UTILIZ.</text:p>
          </table:table-cell>
          <table:table-cell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date" office:date-value="1994-07-01" calcext:value-type="date">
            <text:p>jul/94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9.414842" calcext:value-type="float">
            <text:p>9,414842</text:p>
          </table:table-cell>
          <table:table-cell table:style-name="ce2" table:formula="of:=[.C4]*[.D4]" office:value-type="float" office:value="0" calcext:value-type="float">
            <text:p>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0" office:value-type="date" office:date-value="1994-08-01" calcext:value-type="date">
            <text:p>ago/94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8.875227" calcext:value-type="float">
            <text:p>8,875227</text:p>
          </table:table-cell>
          <table:table-cell table:formula="of:=[.C5]*[.D5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10" office:value-type="date" office:date-value="1994-09-01" calcext:value-type="date">
            <text:p>set/94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8.415725" calcext:value-type="float">
            <text:p>8,415725</text:p>
          </table:table-cell>
          <table:table-cell table:formula="of:=[.C6]*[.D6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10" office:value-type="date" office:date-value="1994-10-01" calcext:value-type="date">
            <text:p>out/94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8.290543" calcext:value-type="float">
            <text:p>8,290543</text:p>
          </table:table-cell>
          <table:table-cell table:formula="of:=[.C7]*[.D7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10" office:value-type="date" office:date-value="1994-11-01" calcext:value-type="date">
            <text:p>nov/94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8.139155" calcext:value-type="float">
            <text:p>8,139155</text:p>
          </table:table-cell>
          <table:table-cell table:formula="of:=[.C8]*[.D8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10" office:value-type="date" office:date-value="1994-12-01" calcext:value-type="date">
            <text:p>dez/94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7.881429" calcext:value-type="float">
            <text:p>7,881429</text:p>
          </table:table-cell>
          <table:table-cell table:formula="of:=[.C9]*[.D9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10" office:value-type="date" office:date-value="1995-01-01" calcext:value-type="date">
            <text:p>jan/95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7.712527" calcext:value-type="float">
            <text:p>7,712527</text:p>
          </table:table-cell>
          <table:table-cell table:formula="of:=[.C10]*[.D10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10" office:value-type="date" office:date-value="1995-02-01" calcext:value-type="date">
            <text:p>fev/95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7.585838" calcext:value-type="float">
            <text:p>7,585838</text:p>
          </table:table-cell>
          <table:table-cell table:formula="of:=[.C11]*[.D11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10" office:value-type="date" office:date-value="1995-03-01" calcext:value-type="date">
            <text:p>mar/95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7.511477" calcext:value-type="float">
            <text:p>7,511477</text:p>
          </table:table-cell>
          <table:table-cell table:formula="of:=[.C12]*[.D12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10" office:value-type="date" office:date-value="1995-04-01" calcext:value-type="date">
            <text:p>abr/95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7.407035" calcext:value-type="float">
            <text:p>7,407035</text:p>
          </table:table-cell>
          <table:table-cell table:formula="of:=[.C13]*[.D13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10" office:value-type="date" office:date-value="1995-05-01" calcext:value-type="date">
            <text:p>mai/95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7.267503" calcext:value-type="float">
            <text:p>7,267503</text:p>
          </table:table-cell>
          <table:table-cell table:formula="of:=[.C14]*[.D14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10" office:value-type="date" office:date-value="1995-06-01" calcext:value-type="date">
            <text:p>jun/95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7.085407" calcext:value-type="float">
            <text:p>7,085407</text:p>
          </table:table-cell>
          <table:table-cell table:formula="of:=[.C15]*[.D15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10" office:value-type="date" office:date-value="1995-07-01" calcext:value-type="date">
            <text:p>jul/95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6.958759" calcext:value-type="float">
            <text:p>6,958759</text:p>
          </table:table-cell>
          <table:table-cell table:formula="of:=[.C16]*[.D16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10" office:value-type="date" office:date-value="1995-08-01" calcext:value-type="date">
            <text:p>ago/95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6.791679" calcext:value-type="float">
            <text:p>6,791679</text:p>
          </table:table-cell>
          <table:table-cell table:formula="of:=[.C17]*[.D17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10" office:value-type="date" office:date-value="1995-09-01" calcext:value-type="date">
            <text:p>set/95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6.723107" calcext:value-type="float">
            <text:p>6,723107</text:p>
          </table:table-cell>
          <table:table-cell table:formula="of:=[.C18]*[.D18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10" office:value-type="date" office:date-value="1995-10-01" calcext:value-type="date">
            <text:p>out/95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6.645357" calcext:value-type="float">
            <text:p>6,645357</text:p>
          </table:table-cell>
          <table:table-cell table:formula="of:=[.C19]*[.D19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10" office:value-type="date" office:date-value="1995-11-01" calcext:value-type="date">
            <text:p>nov/95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6.553603" calcext:value-type="float">
            <text:p>6,553603</text:p>
          </table:table-cell>
          <table:table-cell table:formula="of:=[.C20]*[.D20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10" office:value-type="date" office:date-value="1995-12-01" calcext:value-type="date">
            <text:p>dez/95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6.456119" calcext:value-type="float">
            <text:p>6,456119</text:p>
          </table:table-cell>
          <table:table-cell table:formula="of:=[.C21]*[.D21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10" office:value-type="date" office:date-value="1996-01-01" calcext:value-type="date">
            <text:p>jan/96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6.351321" calcext:value-type="float">
            <text:p>6,351321</text:p>
          </table:table-cell>
          <table:table-cell table:formula="of:=[.C22]*[.D22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10" office:value-type="date" office:date-value="1996-02-01" calcext:value-type="date">
            <text:p>fev/96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6.25993" calcext:value-type="float">
            <text:p>6,259930</text:p>
          </table:table-cell>
          <table:table-cell table:formula="of:=[.C23]*[.D23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10" office:value-type="date" office:date-value="1996-03-01" calcext:value-type="date">
            <text:p>mar/96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6.215794" calcext:value-type="float">
            <text:p>6,215794</text:p>
          </table:table-cell>
          <table:table-cell table:formula="of:=[.C24]*[.D24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10" office:value-type="date" office:date-value="1996-04-01" calcext:value-type="date">
            <text:p>abr/96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6.197823" calcext:value-type="float">
            <text:p>6,197823</text:p>
          </table:table-cell>
          <table:table-cell table:formula="of:=[.C25]*[.D25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10" office:value-type="date" office:date-value="1996-05-01" calcext:value-type="date">
            <text:p>mai/96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6.154736" calcext:value-type="float">
            <text:p>6,154736</text:p>
          </table:table-cell>
          <table:table-cell table:formula="of:=[.C26]*[.D26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10" office:value-type="date" office:date-value="1996-06-01" calcext:value-type="date">
            <text:p>jun/96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6.053045" calcext:value-type="float">
            <text:p>6,053045</text:p>
          </table:table-cell>
          <table:table-cell table:formula="of:=[.C27]*[.D27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10" office:value-type="date" office:date-value="1996-07-01" calcext:value-type="date">
            <text:p>jul/96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5.980091" calcext:value-type="float">
            <text:p>5,980091</text:p>
          </table:table-cell>
          <table:table-cell table:formula="of:=[.C28]*[.D28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10" office:value-type="date" office:date-value="1996-08-01" calcext:value-type="date">
            <text:p>ago/96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5.915608" calcext:value-type="float">
            <text:p>5,915608</text:p>
          </table:table-cell>
          <table:table-cell table:formula="of:=[.C29]*[.D29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10" office:value-type="date" office:date-value="1996-09-01" calcext:value-type="date">
            <text:p>set/96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5.915369" calcext:value-type="float">
            <text:p>5,915369</text:p>
          </table:table-cell>
          <table:table-cell table:formula="of:=[.C30]*[.D30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10" office:value-type="date" office:date-value="1996-10-01" calcext:value-type="date">
            <text:p>out/96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5.907691" calcext:value-type="float">
            <text:p>5,907691</text:p>
          </table:table-cell>
          <table:table-cell table:formula="of:=[.C31]*[.D31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10" office:value-type="date" office:date-value="1996-11-01" calcext:value-type="date">
            <text:p>nov/96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5.894723" calcext:value-type="float">
            <text:p>5,894723</text:p>
          </table:table-cell>
          <table:table-cell table:formula="of:=[.C32]*[.D32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10" office:value-type="date" office:date-value="1996-12-01" calcext:value-type="date">
            <text:p>dez/96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5.878267" calcext:value-type="float">
            <text:p>5,878267</text:p>
          </table:table-cell>
          <table:table-cell table:formula="of:=[.C33]*[.D33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10" office:value-type="date" office:date-value="1997-01-01" calcext:value-type="date">
            <text:p>jan/97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5.826984" calcext:value-type="float">
            <text:p>5,826984</text:p>
          </table:table-cell>
          <table:table-cell table:formula="of:=[.C34]*[.D34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10" office:value-type="date" office:date-value="1997-02-01" calcext:value-type="date">
            <text:p>fev/97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5.736353" calcext:value-type="float">
            <text:p>5,736353</text:p>
          </table:table-cell>
          <table:table-cell table:formula="of:=[.C35]*[.D35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10" office:value-type="date" office:date-value="1997-03-01" calcext:value-type="date">
            <text:p>mar/97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5.712356" calcext:value-type="float">
            <text:p>5,712356</text:p>
          </table:table-cell>
          <table:table-cell table:formula="of:=[.C36]*[.D36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10" office:value-type="date" office:date-value="1997-04-01" calcext:value-type="date">
            <text:p>abr/97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5.646857" calcext:value-type="float">
            <text:p>5,646857</text:p>
          </table:table-cell>
          <table:table-cell table:formula="of:=[.C37]*[.D37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10" office:value-type="date" office:date-value="1997-05-01" calcext:value-type="date">
            <text:p>mai/97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5.613735" calcext:value-type="float">
            <text:p>5,613735</text:p>
          </table:table-cell>
          <table:table-cell table:formula="of:=[.C38]*[.D38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10" office:value-type="date" office:date-value="1997-06-01" calcext:value-type="date">
            <text:p>jun/97</text:p>
          </table:table-cell>
          <table:table-cell table:style-name="ce14" office:value-type="float" office:value="0" calcext:value-type="float">
            <text:p>0</text:p>
          </table:table-cell>
          <table:table-cell table:style-name="ce23" office:value-type="float" office:value="5.596946" calcext:value-type="float">
            <text:p>5,596946</text:p>
          </table:table-cell>
          <table:table-cell table:formula="of:=[.C39]*[.D39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10" office:value-type="date" office:date-value="1997-07-01" calcext:value-type="date">
            <text:p>jul/97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5.558041" calcext:value-type="float">
            <text:p>5,558041</text:p>
          </table:table-cell>
          <table:table-cell table:formula="of:=[.C40]*[.D40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10" office:value-type="date" office:date-value="1997-08-01" calcext:value-type="date">
            <text:p>ago/97</text:p>
          </table:table-cell>
          <table:table-cell table:style-name="ce14" office:value-type="float" office:value="0" calcext:value-type="float">
            <text:p>0</text:p>
          </table:table-cell>
          <table:table-cell table:style-name="ce23" office:value-type="float" office:value="5.553042" calcext:value-type="float">
            <text:p>5,553042</text:p>
          </table:table-cell>
          <table:table-cell table:formula="of:=[.C41]*[.D41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10" office:value-type="date" office:date-value="1997-09-01" calcext:value-type="date">
            <text:p>set/97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5.553042" calcext:value-type="float">
            <text:p>5,553042</text:p>
          </table:table-cell>
          <table:table-cell table:formula="of:=[.C42]*[.D42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10" office:value-type="date" office:date-value="1997-10-01" calcext:value-type="date">
            <text:p>out/97</text:p>
          </table:table-cell>
          <table:table-cell table:style-name="ce14" office:value-type="float" office:value="0" calcext:value-type="float">
            <text:p>0</text:p>
          </table:table-cell>
          <table:table-cell table:style-name="ce23" office:value-type="float" office:value="5.52047" calcext:value-type="float">
            <text:p>5,520470</text:p>
          </table:table-cell>
          <table:table-cell table:formula="of:=[.C43]*[.D43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10" office:value-type="date" office:date-value="1997-11-01" calcext:value-type="date">
            <text:p>nov/97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5.501765" calcext:value-type="float">
            <text:p>5,501765</text:p>
          </table:table-cell>
          <table:table-cell table:formula="of:=[.C44]*[.D44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10" office:value-type="date" office:date-value="1997-12-01" calcext:value-type="date">
            <text:p>dez/97</text:p>
          </table:table-cell>
          <table:table-cell table:style-name="ce14" office:value-type="float" office:value="0" calcext:value-type="float">
            <text:p>0</text:p>
          </table:table-cell>
          <table:table-cell table:style-name="ce23" office:value-type="float" office:value="5.456473" calcext:value-type="float">
            <text:p>5,456473</text:p>
          </table:table-cell>
          <table:table-cell table:formula="of:=[.C45]*[.D45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10" office:value-type="date" office:date-value="1998-01-01" calcext:value-type="date">
            <text:p>jan/98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5.419084" calcext:value-type="float">
            <text:p>5,419084</text:p>
          </table:table-cell>
          <table:table-cell table:formula="of:=[.C46]*[.D46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10" office:value-type="date" office:date-value="1998-02-01" calcext:value-type="date">
            <text:p>fev/98</text:p>
          </table:table-cell>
          <table:table-cell table:style-name="ce14" office:value-type="float" office:value="0" calcext:value-type="float">
            <text:p>0</text:p>
          </table:table-cell>
          <table:table-cell table:style-name="ce23" office:value-type="float" office:value="5.371816" calcext:value-type="float">
            <text:p>5,371816</text:p>
          </table:table-cell>
          <table:table-cell table:formula="of:=[.C47]*[.D47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10" office:value-type="date" office:date-value="1998-03-01" calcext:value-type="date">
            <text:p>mar/98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5.37074" calcext:value-type="float">
            <text:p>5,370740</text:p>
          </table:table-cell>
          <table:table-cell table:formula="of:=[.C48]*[.D48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10" office:value-type="date" office:date-value="1998-04-01" calcext:value-type="date">
            <text:p>abr/98</text:p>
          </table:table-cell>
          <table:table-cell table:style-name="ce14" office:value-type="float" office:value="0" calcext:value-type="float">
            <text:p>0</text:p>
          </table:table-cell>
          <table:table-cell table:style-name="ce23" office:value-type="float" office:value="5.358412" calcext:value-type="float">
            <text:p>5,358412</text:p>
          </table:table-cell>
          <table:table-cell table:formula="of:=[.C49]*[.D49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10" office:value-type="date" office:date-value="1998-05-01" calcext:value-type="date">
            <text:p>mai/98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5.358412" calcext:value-type="float">
            <text:p>5,358412</text:p>
          </table:table-cell>
          <table:table-cell table:formula="of:=[.C50]*[.D50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10" office:value-type="date" office:date-value="1998-06-01" calcext:value-type="date">
            <text:p>jun/98</text:p>
          </table:table-cell>
          <table:table-cell table:style-name="ce14" office:value-type="float" office:value="0" calcext:value-type="float">
            <text:p>0</text:p>
          </table:table-cell>
          <table:table-cell table:style-name="ce23" office:value-type="float" office:value="5.346118" calcext:value-type="float">
            <text:p>5,346118</text:p>
          </table:table-cell>
          <table:table-cell table:formula="of:=[.C51]*[.D51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10" office:value-type="date" office:date-value="1998-07-01" calcext:value-type="date">
            <text:p>jul/98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5.331187" calcext:value-type="float">
            <text:p>5,331187</text:p>
          </table:table-cell>
          <table:table-cell table:formula="of:=[.C52]*[.D52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10" office:value-type="date" office:date-value="1998-08-01" calcext:value-type="date">
            <text:p>ago/98</text:p>
          </table:table-cell>
          <table:table-cell table:style-name="ce14" office:value-type="float" office:value="0" calcext:value-type="float">
            <text:p>0</text:p>
          </table:table-cell>
          <table:table-cell table:style-name="ce23" office:value-type="float" office:value="5.331187" calcext:value-type="float">
            <text:p>5,331187</text:p>
          </table:table-cell>
          <table:table-cell table:formula="of:=[.C53]*[.D53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10" office:value-type="date" office:date-value="1998-09-01" calcext:value-type="date">
            <text:p>set/98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5.331187" calcext:value-type="float">
            <text:p>5,331187</text:p>
          </table:table-cell>
          <table:table-cell table:formula="of:=[.C54]*[.D54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10" office:value-type="date" office:date-value="1998-10-01" calcext:value-type="date">
            <text:p>out/98</text:p>
          </table:table-cell>
          <table:table-cell table:style-name="ce14" office:value-type="float" office:value="0" calcext:value-type="float">
            <text:p>0</text:p>
          </table:table-cell>
          <table:table-cell table:style-name="ce23" office:value-type="float" office:value="5.331187" calcext:value-type="float">
            <text:p>5,331187</text:p>
          </table:table-cell>
          <table:table-cell table:formula="of:=[.C55]*[.D55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10" office:value-type="date" office:date-value="1998-11-01" calcext:value-type="date">
            <text:p>nov/98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5.331187" calcext:value-type="float">
            <text:p>5,331187</text:p>
          </table:table-cell>
          <table:table-cell table:formula="of:=[.C56]*[.D56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10" office:value-type="date" office:date-value="1998-12-01" calcext:value-type="date">
            <text:p>dez/98</text:p>
          </table:table-cell>
          <table:table-cell table:style-name="ce14" office:value-type="float" office:value="0" calcext:value-type="float">
            <text:p>0</text:p>
          </table:table-cell>
          <table:table-cell table:style-name="ce23" office:value-type="float" office:value="5.331187" calcext:value-type="float">
            <text:p>5,331187</text:p>
          </table:table-cell>
          <table:table-cell table:formula="of:=[.C57]*[.D57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10" office:value-type="date" office:date-value="1999-01-01" calcext:value-type="date">
            <text:p>jan/99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5.279453" calcext:value-type="float">
            <text:p>5,279453</text:p>
          </table:table-cell>
          <table:table-cell table:formula="of:=[.C58]*[.D58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10" office:value-type="date" office:date-value="1999-02-01" calcext:value-type="date">
            <text:p>fev/99</text:p>
          </table:table-cell>
          <table:table-cell table:style-name="ce14" office:value-type="float" office:value="0" calcext:value-type="float">
            <text:p>0</text:p>
          </table:table-cell>
          <table:table-cell table:style-name="ce23" office:value-type="float" office:value="5.219424" calcext:value-type="float">
            <text:p>5,219424</text:p>
          </table:table-cell>
          <table:table-cell table:formula="of:=[.C59]*[.D59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10" office:value-type="date" office:date-value="1999-03-01" calcext:value-type="date">
            <text:p>mar/99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4.997537" calcext:value-type="float">
            <text:p>4,997537</text:p>
          </table:table-cell>
          <table:table-cell table:formula="of:=[.C60]*[.D60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58" calcext:value-type="float">
            <text:p>58</text:p>
          </table:table-cell>
          <table:table-cell table:style-name="ce10" office:value-type="date" office:date-value="1999-04-01" calcext:value-type="date">
            <text:p>abr/99</text:p>
          </table:table-cell>
          <table:table-cell table:style-name="ce14" office:value-type="float" office:value="0" calcext:value-type="float">
            <text:p>0</text:p>
          </table:table-cell>
          <table:table-cell table:style-name="ce23" office:value-type="float" office:value="4.900506" calcext:value-type="float">
            <text:p>4,900506</text:p>
          </table:table-cell>
          <table:table-cell table:formula="of:=[.C61]*[.D61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59" calcext:value-type="float">
            <text:p>59</text:p>
          </table:table-cell>
          <table:table-cell table:style-name="ce10" office:value-type="date" office:date-value="1999-05-01" calcext:value-type="date">
            <text:p>mai/99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4.899038" calcext:value-type="float">
            <text:p>4,899038</text:p>
          </table:table-cell>
          <table:table-cell table:formula="of:=[.C62]*[.D62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60" calcext:value-type="float">
            <text:p>60</text:p>
          </table:table-cell>
          <table:table-cell table:style-name="ce10" office:value-type="date" office:date-value="1999-06-01" calcext:value-type="date">
            <text:p>jun/99</text:p>
          </table:table-cell>
          <table:table-cell table:style-name="ce14" office:value-type="float" office:value="0" calcext:value-type="float">
            <text:p>0</text:p>
          </table:table-cell>
          <table:table-cell table:style-name="ce23" office:value-type="float" office:value="4.899038" calcext:value-type="float">
            <text:p>4,899038</text:p>
          </table:table-cell>
          <table:table-cell table:formula="of:=[.C63]*[.D63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61" calcext:value-type="float">
            <text:p>61</text:p>
          </table:table-cell>
          <table:table-cell table:style-name="ce10" office:value-type="date" office:date-value="1999-07-01" calcext:value-type="date">
            <text:p>jul/99</text:p>
          </table:table-cell>
          <table:table-cell table:style-name="ce15" office:value-type="float" office:value="0" calcext:value-type="float">
            <text:p>- </text:p>
          </table:table-cell>
          <table:table-cell office:value-type="float" office:value="4.849572" calcext:value-type="float">
            <text:p>4,849572</text:p>
          </table:table-cell>
          <table:table-cell table:formula="of:=[.C64]*[.D64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date" office:date-value="1999-08-01" calcext:value-type="date">
            <text:p>ago/99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4.773673" calcext:value-type="float">
            <text:p>4,773673</text:p>
          </table:table-cell>
          <table:table-cell table:formula="of:=[.C65]*[.D65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date" office:date-value="1999-09-01" calcext:value-type="date">
            <text:p>set/99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4.705443" calcext:value-type="float">
            <text:p>4,705443</text:p>
          </table:table-cell>
          <table:table-cell table:formula="of:=[.C66]*[.D66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64" calcext:value-type="float">
            <text:p>64</text:p>
          </table:table-cell>
          <table:table-cell table:style-name="ce10" office:value-type="date" office:date-value="1999-10-01" calcext:value-type="date">
            <text:p>out/99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4.637271" calcext:value-type="float">
            <text:p>4,637271</text:p>
          </table:table-cell>
          <table:table-cell table:formula="of:=[.C67]*[.D67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65" calcext:value-type="float">
            <text:p>65</text:p>
          </table:table-cell>
          <table:table-cell table:style-name="ce10" office:value-type="date" office:date-value="1999-11-01" calcext:value-type="date">
            <text:p>nov/99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4.551256" calcext:value-type="float">
            <text:p>4,551256</text:p>
          </table:table-cell>
          <table:table-cell table:formula="of:=[.C68]*[.D68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66" calcext:value-type="float">
            <text:p>66</text:p>
          </table:table-cell>
          <table:table-cell table:style-name="ce10" office:value-type="date" office:date-value="1999-12-01" calcext:value-type="date">
            <text:p>dez/99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4.438949" calcext:value-type="float">
            <text:p>4,438949</text:p>
          </table:table-cell>
          <table:table-cell table:formula="of:=[.C69]*[.D69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67" calcext:value-type="float">
            <text:p>67</text:p>
          </table:table-cell>
          <table:table-cell table:style-name="ce10" office:value-type="date" office:date-value="2000-01-01" calcext:value-type="date">
            <text:p>jan/0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4.385015" calcext:value-type="float">
            <text:p>4,385015</text:p>
          </table:table-cell>
          <table:table-cell table:formula="of:=[.C70]*[.D70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date" office:date-value="2000-02-01" calcext:value-type="date">
            <text:p>fev/00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4.340738" calcext:value-type="float">
            <text:p>4,340738</text:p>
          </table:table-cell>
          <table:table-cell table:formula="of:=[.C71]*[.D71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date" office:date-value="2000-03-01" calcext:value-type="date">
            <text:p>mar/0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4.332508" calcext:value-type="float">
            <text:p>4,332508</text:p>
          </table:table-cell>
          <table:table-cell table:formula="of:=[.C72]*[.D72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date" office:date-value="2000-04-01" calcext:value-type="date">
            <text:p>abr/00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4.324724" calcext:value-type="float">
            <text:p>4,324724</text:p>
          </table:table-cell>
          <table:table-cell table:formula="of:=[.C73]*[.D73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date" office:date-value="2000-05-01" calcext:value-type="date">
            <text:p>mai/0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4.319108" calcext:value-type="float">
            <text:p>4,319108</text:p>
          </table:table-cell>
          <table:table-cell table:formula="of:=[.C74]*[.D74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date" office:date-value="2000-06-01" calcext:value-type="date">
            <text:p>jun/00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4.290361" calcext:value-type="float">
            <text:p>4,290361</text:p>
          </table:table-cell>
          <table:table-cell table:formula="of:=[.C75]*[.D75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date" office:date-value="2000-07-01" calcext:value-type="date">
            <text:p>jul/0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4.250829" calcext:value-type="float">
            <text:p>4,250829</text:p>
          </table:table-cell>
          <table:table-cell table:formula="of:=[.C76]*[.D76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74" calcext:value-type="float">
            <text:p>74</text:p>
          </table:table-cell>
          <table:table-cell table:style-name="ce10" office:value-type="date" office:date-value="2000-08-01" calcext:value-type="date">
            <text:p>ago/00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4.156889" calcext:value-type="float">
            <text:p>4,156889</text:p>
          </table:table-cell>
          <table:table-cell table:formula="of:=[.C77]*[.D77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75" calcext:value-type="float">
            <text:p>75</text:p>
          </table:table-cell>
          <table:table-cell table:style-name="ce10" office:value-type="date" office:date-value="2000-09-01" calcext:value-type="date">
            <text:p>set/0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4.082581" calcext:value-type="float">
            <text:p>4,082581</text:p>
          </table:table-cell>
          <table:table-cell table:formula="of:=[.C78]*[.D78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76" calcext:value-type="float">
            <text:p>76</text:p>
          </table:table-cell>
          <table:table-cell table:style-name="ce10" office:value-type="date" office:date-value="2000-10-01" calcext:value-type="date">
            <text:p>out/00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4.054607" calcext:value-type="float">
            <text:p>4,054607</text:p>
          </table:table-cell>
          <table:table-cell table:formula="of:=[.C79]*[.D79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77" calcext:value-type="float">
            <text:p>77</text:p>
          </table:table-cell>
          <table:table-cell table:style-name="ce10" office:value-type="date" office:date-value="2000-11-01" calcext:value-type="date">
            <text:p>nov/0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4.039659" calcext:value-type="float">
            <text:p>4,039659</text:p>
          </table:table-cell>
          <table:table-cell table:formula="of:=[.C80]*[.D80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78" calcext:value-type="float">
            <text:p>78</text:p>
          </table:table-cell>
          <table:table-cell table:style-name="ce10" office:value-type="date" office:date-value="2000-12-01" calcext:value-type="date">
            <text:p>dez/00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4.023962" calcext:value-type="float">
            <text:p>4,023962</text:p>
          </table:table-cell>
          <table:table-cell table:formula="of:=[.C81]*[.D81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79" calcext:value-type="float">
            <text:p>79</text:p>
          </table:table-cell>
          <table:table-cell table:style-name="ce10" office:value-type="date" office:date-value="2001-01-01" calcext:value-type="date">
            <text:p>jan/0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3.993612" calcext:value-type="float">
            <text:p>3,993612</text:p>
          </table:table-cell>
          <table:table-cell table:formula="of:=[.C82]*[.D82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80" calcext:value-type="float">
            <text:p>80</text:p>
          </table:table-cell>
          <table:table-cell table:style-name="ce10" office:value-type="date" office:date-value="2001-02-01" calcext:value-type="date">
            <text:p>fev/01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3.974145" calcext:value-type="float">
            <text:p>3,974145</text:p>
          </table:table-cell>
          <table:table-cell table:formula="of:=[.C83]*[.D83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81" calcext:value-type="float">
            <text:p>81</text:p>
          </table:table-cell>
          <table:table-cell table:style-name="ce10" office:value-type="date" office:date-value="2001-03-01" calcext:value-type="date">
            <text:p>mar/0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3.960672" calcext:value-type="float">
            <text:p>3,960672</text:p>
          </table:table-cell>
          <table:table-cell table:formula="of:=[.C84]*[.D84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82" calcext:value-type="float">
            <text:p>82</text:p>
          </table:table-cell>
          <table:table-cell table:style-name="ce10" office:value-type="date" office:date-value="2001-04-01" calcext:value-type="date">
            <text:p>abr/01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3.929238" calcext:value-type="float">
            <text:p>3,929238</text:p>
          </table:table-cell>
          <table:table-cell table:formula="of:=[.C85]*[.D85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83" calcext:value-type="float">
            <text:p>83</text:p>
          </table:table-cell>
          <table:table-cell table:style-name="ce10" office:value-type="date" office:date-value="2001-05-01" calcext:value-type="date">
            <text:p>mai/0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3.885335" calcext:value-type="float">
            <text:p>3,885335</text:p>
          </table:table-cell>
          <table:table-cell table:formula="of:=[.C86]*[.D86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84" calcext:value-type="float">
            <text:p>84</text:p>
          </table:table-cell>
          <table:table-cell table:style-name="ce10" office:value-type="date" office:date-value="2001-06-01" calcext:value-type="date">
            <text:p>jun/01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3.868316" calcext:value-type="float">
            <text:p>3,868316</text:p>
          </table:table-cell>
          <table:table-cell table:formula="of:=[.C87]*[.D87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85" calcext:value-type="float">
            <text:p>85</text:p>
          </table:table-cell>
          <table:table-cell table:style-name="ce10" office:value-type="date" office:date-value="2001-07-01" calcext:value-type="date">
            <text:p>jul/0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3.812652" calcext:value-type="float">
            <text:p>3,812652</text:p>
          </table:table-cell>
          <table:table-cell table:formula="of:=[.C88]*[.D88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86" calcext:value-type="float">
            <text:p>86</text:p>
          </table:table-cell>
          <table:table-cell table:style-name="ce10" office:value-type="date" office:date-value="2001-08-01" calcext:value-type="date">
            <text:p>ago/01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3.751871" calcext:value-type="float">
            <text:p>3,751871</text:p>
          </table:table-cell>
          <table:table-cell table:formula="of:=[.C89]*[.D89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87" calcext:value-type="float">
            <text:p>87</text:p>
          </table:table-cell>
          <table:table-cell table:style-name="ce10" office:value-type="date" office:date-value="2001-09-01" calcext:value-type="date">
            <text:p>set/0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3.718402" calcext:value-type="float">
            <text:p>3,718402</text:p>
          </table:table-cell>
          <table:table-cell table:formula="of:=[.C90]*[.D90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88" calcext:value-type="float">
            <text:p>88</text:p>
          </table:table-cell>
          <table:table-cell table:style-name="ce10" office:value-type="date" office:date-value="2001-10-01" calcext:value-type="date">
            <text:p>out/01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3.704329" calcext:value-type="float">
            <text:p>3,704329</text:p>
          </table:table-cell>
          <table:table-cell table:formula="of:=[.C91]*[.D91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89" calcext:value-type="float">
            <text:p>89</text:p>
          </table:table-cell>
          <table:table-cell table:style-name="ce10" office:value-type="date" office:date-value="2001-11-01" calcext:value-type="date">
            <text:p>nov/0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3.651383" calcext:value-type="float">
            <text:p>3,651383</text:p>
          </table:table-cell>
          <table:table-cell table:formula="of:=[.C92]*[.D92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90" calcext:value-type="float">
            <text:p>90</text:p>
          </table:table-cell>
          <table:table-cell table:style-name="ce10" office:value-type="date" office:date-value="2001-12-01" calcext:value-type="date">
            <text:p>dez/01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3.623838" calcext:value-type="float">
            <text:p>3,623838</text:p>
          </table:table-cell>
          <table:table-cell table:formula="of:=[.C93]*[.D93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91" calcext:value-type="float">
            <text:p>91</text:p>
          </table:table-cell>
          <table:table-cell table:style-name="ce10" office:value-type="date" office:date-value="2002-01-01" calcext:value-type="date">
            <text:p>jan/02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3.617333" calcext:value-type="float">
            <text:p>3,617333</text:p>
          </table:table-cell>
          <table:table-cell table:formula="of:=[.C94]*[.D94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92" calcext:value-type="float">
            <text:p>92</text:p>
          </table:table-cell>
          <table:table-cell table:style-name="ce10" office:value-type="date" office:date-value="2002-02-01" calcext:value-type="date">
            <text:p>fev/02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3.610475" calcext:value-type="float">
            <text:p>3,610475</text:p>
          </table:table-cell>
          <table:table-cell table:formula="of:=[.C95]*[.D95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93" calcext:value-type="float">
            <text:p>93</text:p>
          </table:table-cell>
          <table:table-cell table:style-name="ce10" office:value-type="date" office:date-value="2002-03-01" calcext:value-type="date">
            <text:p>mar/02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3.603983" calcext:value-type="float">
            <text:p>3,603983</text:p>
          </table:table-cell>
          <table:table-cell table:formula="of:=[.C96]*[.D96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table:style-name="ce4" office:value-type="float" office:value="94" calcext:value-type="float">
            <text:p>94</text:p>
          </table:table-cell>
          <table:table-cell table:style-name="ce10" office:value-type="date" office:date-value="2002-04-01" calcext:value-type="date">
            <text:p>abr/02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3.600024" calcext:value-type="float">
            <text:p>3,600024</text:p>
          </table:table-cell>
          <table:table-cell table:formula="of:=[.C97]*[.D97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date" office:date-value="2002-05-01" calcext:value-type="date">
            <text:p>mai/02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3.575" calcext:value-type="float">
            <text:p>3,575000</text:p>
          </table:table-cell>
          <table:table-cell table:formula="of:=[.C98]*[.D98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date" office:date-value="2002-06-01" calcext:value-type="date">
            <text:p>jun/02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3.535752" calcext:value-type="float">
            <text:p>3,535752</text:p>
          </table:table-cell>
          <table:table-cell table:formula="of:=[.C99]*[.D99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date" office:date-value="2002-07-01" calcext:value-type="date">
            <text:p>jul/02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3.475277" calcext:value-type="float">
            <text:p>3,475277</text:p>
          </table:table-cell>
          <table:table-cell table:formula="of:=[.C100]*[.D100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date" office:date-value="2002-08-01" calcext:value-type="date">
            <text:p>ago/02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3.405472" calcext:value-type="float">
            <text:p>3,405472</text:p>
          </table:table-cell>
          <table:table-cell table:formula="of:=[.C101]*[.D101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date" office:date-value="2002-09-01" calcext:value-type="date">
            <text:p>set/02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3.326954" calcext:value-type="float">
            <text:p>3,326954</text:p>
          </table:table-cell>
          <table:table-cell table:formula="of:=[.C102]*[.D102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date" office:date-value="2002-10-01" calcext:value-type="date">
            <text:p>out/02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3.241383" calcext:value-type="float">
            <text:p>3,241383</text:p>
          </table:table-cell>
          <table:table-cell table:formula="of:=[.C103]*[.D103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date" office:date-value="2002-11-01" calcext:value-type="date">
            <text:p>nov/02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3.110432" calcext:value-type="float">
            <text:p>3,110432</text:p>
          </table:table-cell>
          <table:table-cell table:formula="of:=[.C104]*[.D104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date" office:date-value="2002-12-01" calcext:value-type="date">
            <text:p>dez/02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2.938802" calcext:value-type="float">
            <text:p>2,938802</text:p>
          </table:table-cell>
          <table:table-cell table:formula="of:=[.C105]*[.D105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date" office:date-value="2003-01-01" calcext:value-type="date">
            <text:p>jan/03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2.861542" calcext:value-type="float">
            <text:p>2,861542</text:p>
          </table:table-cell>
          <table:table-cell table:formula="of:=[.C106]*[.D106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date" office:date-value="2003-02-01" calcext:value-type="date">
            <text:p>fev/03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2.800764" calcext:value-type="float">
            <text:p>2,800764</text:p>
          </table:table-cell>
          <table:table-cell table:formula="of:=[.C107]*[.D107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date" office:date-value="2003-03-01" calcext:value-type="date">
            <text:p>mar/03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2.756933" calcext:value-type="float">
            <text:p>2,756933</text:p>
          </table:table-cell>
          <table:table-cell table:formula="of:=[.C108]*[.D108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date" office:date-value="2003-04-01" calcext:value-type="date">
            <text:p>abr/03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2.711916" calcext:value-type="float">
            <text:p>2,711916</text:p>
          </table:table-cell>
          <table:table-cell table:formula="of:=[.C109]*[.D109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date" office:date-value="2003-05-01" calcext:value-type="date">
            <text:p>mai/03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2.70084" calcext:value-type="float">
            <text:p>2,700840</text:p>
          </table:table-cell>
          <table:table-cell table:formula="of:=[.C110]*[.D110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date" office:date-value="2003-06-01" calcext:value-type="date">
            <text:p>jun/03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2.719058" calcext:value-type="float">
            <text:p>2,719058</text:p>
          </table:table-cell>
          <table:table-cell table:formula="of:=[.C111]*[.D111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date" office:date-value="2003-07-01" calcext:value-type="date">
            <text:p>jul/03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2.738226" calcext:value-type="float">
            <text:p>2,738226</text:p>
          </table:table-cell>
          <table:table-cell table:formula="of:=[.C112]*[.D112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date" office:date-value="2003-08-01" calcext:value-type="date">
            <text:p>ago/03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2.743715" calcext:value-type="float">
            <text:p>2,743715</text:p>
          </table:table-cell>
          <table:table-cell table:formula="of:=[.C113]*[.D113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date" office:date-value="2003-09-01" calcext:value-type="date">
            <text:p>set/03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2.726805" calcext:value-type="float">
            <text:p>2,726805</text:p>
          </table:table-cell>
          <table:table-cell table:formula="of:=[.C114]*[.D114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date" office:date-value="2003-10-01" calcext:value-type="date">
            <text:p>out/03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2.698473" calcext:value-type="float">
            <text:p>2,698473</text:p>
          </table:table-cell>
          <table:table-cell table:formula="of:=[.C115]*[.D115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date" office:date-value="2003-11-01" calcext:value-type="date">
            <text:p>nov/03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2.686651" calcext:value-type="float">
            <text:p>2,686651</text:p>
          </table:table-cell>
          <table:table-cell table:formula="of:=[.C116]*[.D116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date" office:date-value="2003-12-01" calcext:value-type="date">
            <text:p>dez/03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2.673817" calcext:value-type="float">
            <text:p>2,673817</text:p>
          </table:table-cell>
          <table:table-cell table:formula="of:=[.C117]*[.D117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date" office:date-value="2004-01-01" calcext:value-type="date">
            <text:p>jan/04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2.657871" calcext:value-type="float">
            <text:p>2,657871</text:p>
          </table:table-cell>
          <table:table-cell table:formula="of:=[.C118]*[.D118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date" office:date-value="2004-02-01" calcext:value-type="date">
            <text:p>fev/04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2.636774" calcext:value-type="float">
            <text:p>2,636774</text:p>
          </table:table-cell>
          <table:table-cell table:formula="of:=[.C119]*[.D119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date" office:date-value="2004-03-01" calcext:value-type="date">
            <text:p>mar/04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2.626532" calcext:value-type="float">
            <text:p>2,626532</text:p>
          </table:table-cell>
          <table:table-cell table:formula="of:=[.C120]*[.D120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date" office:date-value="2004-04-01" calcext:value-type="date">
            <text:p>abr/04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2.611649" calcext:value-type="float">
            <text:p>2,611649</text:p>
          </table:table-cell>
          <table:table-cell table:formula="of:=[.C121]*[.D121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date" office:date-value="2004-05-01" calcext:value-type="date">
            <text:p>mai/04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2.600984" calcext:value-type="float">
            <text:p>2,600984</text:p>
          </table:table-cell>
          <table:table-cell table:formula="of:=[.C122]*[.D122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date" office:date-value="2004-06-01" calcext:value-type="date">
            <text:p>jun/04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2.590618" calcext:value-type="float">
            <text:p>2,590618</text:p>
          </table:table-cell>
          <table:table-cell table:formula="of:=[.C123]*[.D123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date" office:date-value="2004-07-01" calcext:value-type="date">
            <text:p>jul/04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2.577737" calcext:value-type="float">
            <text:p>2,577737</text:p>
          </table:table-cell>
          <table:table-cell table:formula="of:=[.C124]*[.D124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date" office:date-value="2004-08-01" calcext:value-type="date">
            <text:p>ago/04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2.559051" calcext:value-type="float">
            <text:p>2,559051</text:p>
          </table:table-cell>
          <table:table-cell table:formula="of:=[.C125]*[.D125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date" office:date-value="2004-09-01" calcext:value-type="date">
            <text:p>set/04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2.546319" calcext:value-type="float">
            <text:p>2,546319</text:p>
          </table:table-cell>
          <table:table-cell table:formula="of:=[.C126]*[.D126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date" office:date-value="2004-10-01" calcext:value-type="date">
            <text:p>out/04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2.541999" calcext:value-type="float">
            <text:p>2,541999</text:p>
          </table:table-cell>
          <table:table-cell table:formula="of:=[.C127]*[.D127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date" office:date-value="2004-11-01" calcext:value-type="date">
            <text:p>nov/04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2.537687" calcext:value-type="float">
            <text:p>2,537687</text:p>
          </table:table-cell>
          <table:table-cell table:formula="of:=[.C128]*[.D128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date" office:date-value="2004-12-01" calcext:value-type="date">
            <text:p>dez/04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2.526565" calcext:value-type="float">
            <text:p>2,526565</text:p>
          </table:table-cell>
          <table:table-cell table:formula="of:=[.C129]*[.D129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date" office:date-value="2005-01-01" calcext:value-type="date">
            <text:p>jan/05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2.505022" calcext:value-type="float">
            <text:p>2,505022</text:p>
          </table:table-cell>
          <table:table-cell table:formula="of:=[.C130]*[.D130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date" office:date-value="2005-02-01" calcext:value-type="date">
            <text:p>fev/05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2.490825" calcext:value-type="float">
            <text:p>2,490825</text:p>
          </table:table-cell>
          <table:table-cell table:formula="of:=[.C131]*[.D131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date" office:date-value="2005-03-01" calcext:value-type="date">
            <text:p>mar/05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2.479914" calcext:value-type="float">
            <text:p>2,479914</text:p>
          </table:table-cell>
          <table:table-cell table:formula="of:=[.C132]*[.D132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date" office:date-value="2005-04-01" calcext:value-type="date">
            <text:p>abr/05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2.46194" calcext:value-type="float">
            <text:p>2,461940</text:p>
          </table:table-cell>
          <table:table-cell table:formula="of:=[.C133]*[.D133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date" office:date-value="2005-05-01" calcext:value-type="date">
            <text:p>mai/05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2.439739" calcext:value-type="float">
            <text:p>2,439739</text:p>
          </table:table-cell>
          <table:table-cell table:formula="of:=[.C134]*[.D134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date" office:date-value="2005-06-01" calcext:value-type="date">
            <text:p>jun/05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2.42278" calcext:value-type="float">
            <text:p>2,422780</text:p>
          </table:table-cell>
          <table:table-cell table:formula="of:=[.C135]*[.D135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date" office:date-value="2005-07-01" calcext:value-type="date">
            <text:p>jul/05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2.425447" calcext:value-type="float">
            <text:p>2,425447</text:p>
          </table:table-cell>
          <table:table-cell table:formula="of:=[.C136]*[.D136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date" office:date-value="2005-08-01" calcext:value-type="date">
            <text:p>ago/05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2.424719" calcext:value-type="float">
            <text:p>2,424719</text:p>
          </table:table-cell>
          <table:table-cell table:formula="of:=[.C137]*[.D137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date" office:date-value="2005-09-01" calcext:value-type="date">
            <text:p>set/05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2.424719" calcext:value-type="float">
            <text:p>2,424719</text:p>
          </table:table-cell>
          <table:table-cell table:formula="of:=[.C138]*[.D138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date" office:date-value="2005-10-01" calcext:value-type="date">
            <text:p>out/05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2.421088" calcext:value-type="float">
            <text:p>2,421088</text:p>
          </table:table-cell>
          <table:table-cell table:formula="of:=[.C139]*[.D139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date" office:date-value="2005-11-01" calcext:value-type="date">
            <text:p>nov/05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2.407132" calcext:value-type="float">
            <text:p>2,407132</text:p>
          </table:table-cell>
          <table:table-cell table:formula="of:=[.C140]*[.D140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date" office:date-value="2005-12-01" calcext:value-type="date">
            <text:p>dez/05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2.394197" calcext:value-type="float">
            <text:p>2,394197</text:p>
          </table:table-cell>
          <table:table-cell table:formula="of:=[.C141]*[.D141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date" office:date-value="2006-01-01" calcext:value-type="date">
            <text:p>jan/06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2.384662" calcext:value-type="float">
            <text:p>2,384662</text:p>
          </table:table-cell>
          <table:table-cell table:formula="of:=[.C142]*[.D142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date" office:date-value="2006-02-01" calcext:value-type="date">
            <text:p>fev/06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2.375635" calcext:value-type="float">
            <text:p>2,375635</text:p>
          </table:table-cell>
          <table:table-cell table:formula="of:=[.C143]*[.D143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date" office:date-value="2006-03-01" calcext:value-type="date">
            <text:p>mar/06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2.370185" calcext:value-type="float">
            <text:p>2,370185</text:p>
          </table:table-cell>
          <table:table-cell table:formula="of:=[.C144]*[.D144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date" office:date-value="2006-04-01" calcext:value-type="date">
            <text:p>abr/06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2.363799" calcext:value-type="float">
            <text:p>2,363799</text:p>
          </table:table-cell>
          <table:table-cell table:formula="of:=[.C145]*[.D145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date" office:date-value="2006-05-01" calcext:value-type="date">
            <text:p>mai/06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2.360969" calcext:value-type="float">
            <text:p>2,360969</text:p>
          </table:table-cell>
          <table:table-cell table:formula="of:=[.C146]*[.D146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date" office:date-value="2006-06-01" calcext:value-type="date">
            <text:p>jun/06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2.357904" calcext:value-type="float">
            <text:p>2,357904</text:p>
          </table:table-cell>
          <table:table-cell table:formula="of:=[.C147]*[.D147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date" office:date-value="2006-07-01" calcext:value-type="date">
            <text:p>jul/06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2.359551" calcext:value-type="float">
            <text:p>2,359551</text:p>
          </table:table-cell>
          <table:table-cell table:formula="of:=[.C148]*[.D148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date" office:date-value="2006-08-01" calcext:value-type="date">
            <text:p>ago/06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2.35696" calcext:value-type="float">
            <text:p>2,356960</text:p>
          </table:table-cell>
          <table:table-cell table:formula="of:=[.C149]*[.D149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date" office:date-value="2006-09-01" calcext:value-type="date">
            <text:p>set/06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2.357429" calcext:value-type="float">
            <text:p>2,357429</text:p>
          </table:table-cell>
          <table:table-cell table:formula="of:=[.C150]*[.D150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date" office:date-value="2006-10-01" calcext:value-type="date">
            <text:p>out/06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2.353665" calcext:value-type="float">
            <text:p>2,353665</text:p>
          </table:table-cell>
          <table:table-cell table:formula="of:=[.C151]*[.D151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date" office:date-value="2006-11-01" calcext:value-type="date">
            <text:p>nov/06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2.343588" calcext:value-type="float">
            <text:p>2,343588</text:p>
          </table:table-cell>
          <table:table-cell table:formula="of:=[.C152]*[.D152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date" office:date-value="2006-12-01" calcext:value-type="date">
            <text:p>dez/06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2.333784" calcext:value-type="float">
            <text:p>2,333784</text:p>
          </table:table-cell>
          <table:table-cell table:formula="of:=[.C153]*[.D153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date" office:date-value="2007-01-01" calcext:value-type="date">
            <text:p>jan/07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2.319402" calcext:value-type="float">
            <text:p>2,319402</text:p>
          </table:table-cell>
          <table:table-cell table:formula="of:=[.C154]*[.D154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date" office:date-value="2007-02-01" calcext:value-type="date">
            <text:p>fev/07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2.308099" calcext:value-type="float">
            <text:p>2,308099</text:p>
          </table:table-cell>
          <table:table-cell table:formula="of:=[.C155]*[.D155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date" office:date-value="2007-03-01" calcext:value-type="date">
            <text:p>mar/07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2.298443" calcext:value-type="float">
            <text:p>2,298443</text:p>
          </table:table-cell>
          <table:table-cell table:formula="of:=[.C156]*[.D156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date" office:date-value="2007-04-01" calcext:value-type="date">
            <text:p>abr/07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2.288371" calcext:value-type="float">
            <text:p>2,288371</text:p>
          </table:table-cell>
          <table:table-cell table:formula="of:=[.C157]*[.D157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date" office:date-value="2007-05-01" calcext:value-type="date">
            <text:p>mai/07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2.282441" calcext:value-type="float">
            <text:p>2,282441</text:p>
          </table:table-cell>
          <table:table-cell table:formula="of:=[.C158]*[.D158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date" office:date-value="2007-06-01" calcext:value-type="date">
            <text:p>jun/07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2.276518" calcext:value-type="float">
            <text:p>2,276518</text:p>
          </table:table-cell>
          <table:table-cell table:formula="of:=[.C159]*[.D159]" office:value-type="currency" office:currency="BRL" office:value="0" calcext:value-type="currency">
            <text:p>R$ 0,00</text:p>
          </table:table-cell>
          <table:table-cell table:style-name="ce2"/>
          <table:table-cell/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date" office:date-value="2007-07-01" calcext:value-type="date">
            <text:p>jul/07</text:p>
          </table:table-cell>
          <table:table-cell table:style-name="ce16" table:formula="of:=1625-887.17" office:value-type="float" office:value="737.83" calcext:value-type="float">
            <text:p>737,83 </text:p>
          </table:table-cell>
          <table:table-cell office:value-type="float" office:value="2.269489" calcext:value-type="float">
            <text:p>2,269489</text:p>
          </table:table-cell>
          <table:table-cell table:formula="of:=[.C160]*[.D160]" office:value-type="currency" office:currency="BRL" office:value="1674.49706887" calcext:value-type="currency">
            <text:p>R$ 1.674,50</text:p>
          </table:table-cell>
          <table:table-cell table:style-name="ce3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date" office:date-value="2007-08-01" calcext:value-type="date">
            <text:p>ago/07</text:p>
          </table:table-cell>
          <table:table-cell office:value-type="float" office:value="887.17" calcext:value-type="float">
            <text:p>887,17 </text:p>
          </table:table-cell>
          <table:table-cell table:style-name="ce23" office:value-type="float" office:value="2.262246" calcext:value-type="float">
            <text:p>2,262246</text:p>
          </table:table-cell>
          <table:table-cell table:formula="of:=[.C161]*[.D161]" office:value-type="currency" office:currency="BRL" office:value="2006.99678382" calcext:value-type="currency">
            <text:p>R$ 2.007,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date" office:date-value="2007-09-01" calcext:value-type="date">
            <text:p>set/07</text:p>
          </table:table-cell>
          <table:table-cell office:value-type="float" office:value="887.17" calcext:value-type="float">
            <text:p>887,17 </text:p>
          </table:table-cell>
          <table:table-cell office:value-type="float" office:value="2.248975" calcext:value-type="float">
            <text:p>2,248975</text:p>
          </table:table-cell>
          <table:table-cell table:formula="of:=[.C162]*[.D162]" office:value-type="currency" office:currency="BRL" office:value="1995.22315075" calcext:value-type="currency">
            <text:p>R$ 1.995,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date" office:date-value="2007-10-01" calcext:value-type="date">
            <text:p>out/07</text:p>
          </table:table-cell>
          <table:table-cell office:value-type="float" office:value="887.17" calcext:value-type="float">
            <text:p>887,17 </text:p>
          </table:table-cell>
          <table:table-cell table:style-name="ce23" office:value-type="float" office:value="2.24337" calcext:value-type="float">
            <text:p>2,243370</text:p>
          </table:table-cell>
          <table:table-cell table:formula="of:=[.C163]*[.D163]" office:value-type="currency" office:currency="BRL" office:value="1990.2505629" calcext:value-type="currency">
            <text:p>R$ 1.990,2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date" office:date-value="2007-11-01" calcext:value-type="date">
            <text:p>nov/07</text:p>
          </table:table-cell>
          <table:table-cell office:value-type="float" office:value="887.17" calcext:value-type="float">
            <text:p>887,17 </text:p>
          </table:table-cell>
          <table:table-cell office:value-type="float" office:value="2.236663" calcext:value-type="float">
            <text:p>2,236663</text:p>
          </table:table-cell>
          <table:table-cell table:formula="of:=[.C164]*[.D164]" office:value-type="currency" office:currency="BRL" office:value="1984.30031371" calcext:value-type="currency">
            <text:p>R$ 1.984,3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date" office:date-value="2007-12-01" calcext:value-type="date">
            <text:p>dez/07</text:p>
          </table:table-cell>
          <table:table-cell office:value-type="float" office:value="887.17" calcext:value-type="float">
            <text:p>887,17 </text:p>
          </table:table-cell>
          <table:table-cell table:style-name="ce23" office:value-type="float" office:value="2.227081" calcext:value-type="float">
            <text:p>2,227081</text:p>
          </table:table-cell>
          <table:table-cell table:formula="of:=[.C165]*[.D165]" office:value-type="currency" office:currency="BRL" office:value="1975.79945077" calcext:value-type="currency">
            <text:p>R$ 1.975,8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date" office:date-value="2008-01-01" calcext:value-type="date">
            <text:p>jan/08</text:p>
          </table:table-cell>
          <table:table-cell office:value-type="float" office:value="887.17" calcext:value-type="float">
            <text:p>887,17 </text:p>
          </table:table-cell>
          <table:table-cell office:value-type="float" office:value="2.205686" calcext:value-type="float">
            <text:p>2,205686</text:p>
          </table:table-cell>
          <table:table-cell table:formula="of:=[.C166]*[.D166]" office:value-type="currency" office:currency="BRL" office:value="1956.81844862" calcext:value-type="currency">
            <text:p>R$ 1.956,8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date" office:date-value="2008-02-01" calcext:value-type="date">
            <text:p>fev/08</text:p>
          </table:table-cell>
          <table:table-cell office:value-type="float" office:value="887.17" calcext:value-type="float">
            <text:p>887,17 </text:p>
          </table:table-cell>
          <table:table-cell table:style-name="ce23" office:value-type="float" office:value="2.190571" calcext:value-type="float">
            <text:p>2,190571</text:p>
          </table:table-cell>
          <table:table-cell table:formula="of:=[.C167]*[.D167]" office:value-type="currency" office:currency="BRL" office:value="1943.40887407" calcext:value-type="currency">
            <text:p>R$ 1.943,4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date" office:date-value="2008-03-01" calcext:value-type="date">
            <text:p>mar/08</text:p>
          </table:table-cell>
          <table:table-cell office:value-type="float" office:value="1067.75" calcext:value-type="float">
            <text:p>1.067,75 </text:p>
          </table:table-cell>
          <table:table-cell office:value-type="float" office:value="2.179456" calcext:value-type="float">
            <text:p>2,179456</text:p>
          </table:table-cell>
          <table:table-cell table:formula="of:=[.C168]*[.D168]" office:value-type="currency" office:currency="BRL" office:value="2327.114144" calcext:value-type="currency">
            <text:p>R$ 2.327,1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date" office:date-value="2008-04-01" calcext:value-type="date">
            <text:p>abr/08</text:p>
          </table:table-cell>
          <table:table-cell office:value-type="float" office:value="977.5" calcext:value-type="float">
            <text:p>977,50 </text:p>
          </table:table-cell>
          <table:table-cell table:style-name="ce23" office:value-type="float" office:value="2.168396" calcext:value-type="float">
            <text:p>2,168396</text:p>
          </table:table-cell>
          <table:table-cell table:formula="of:=[.C169]*[.D169]" office:value-type="currency" office:currency="BRL" office:value="2119.60709" calcext:value-type="currency">
            <text:p>R$ 2.119,6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date" office:date-value="2008-05-01" calcext:value-type="date">
            <text:p>mai/08</text:p>
          </table:table-cell>
          <table:table-cell office:value-type="float" office:value="977.5" calcext:value-type="float">
            <text:p>977,50 </text:p>
          </table:table-cell>
          <table:table-cell office:value-type="float" office:value="2.154608" calcext:value-type="float">
            <text:p>2,154608</text:p>
          </table:table-cell>
          <table:table-cell table:formula="of:=[.C170]*[.D170]" office:value-type="currency" office:currency="BRL" office:value="2106.12932" calcext:value-type="currency">
            <text:p>R$ 2.106,1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date" office:date-value="2008-06-01" calcext:value-type="date">
            <text:p>jun/08</text:p>
          </table:table-cell>
          <table:table-cell office:value-type="float" office:value="977.5" calcext:value-type="float">
            <text:p>977,50 </text:p>
          </table:table-cell>
          <table:table-cell table:style-name="ce23" office:value-type="float" office:value="2.134124" calcext:value-type="float">
            <text:p>2,134124</text:p>
          </table:table-cell>
          <table:table-cell table:formula="of:=[.C171]*[.D171]" office:value-type="currency" office:currency="BRL" office:value="2086.10621" calcext:value-type="currency">
            <text:p>R$ 2.086,1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date" office:date-value="2008-07-01" calcext:value-type="date">
            <text:p>jul/08</text:p>
          </table:table-cell>
          <table:table-cell office:value-type="float" office:value="977.5" calcext:value-type="float">
            <text:p>977,50 </text:p>
          </table:table-cell>
          <table:table-cell office:value-type="float" office:value="2.11488" calcext:value-type="float">
            <text:p>2,114880</text:p>
          </table:table-cell>
          <table:table-cell table:formula="of:=[.C172]*[.D172]" office:value-type="currency" office:currency="BRL" office:value="2067.2952" calcext:value-type="currency">
            <text:p>R$ 2.067,3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date" office:date-value="2008-08-01" calcext:value-type="date">
            <text:p>ago/08</text:p>
          </table:table-cell>
          <table:table-cell office:value-type="float" office:value="977.5" calcext:value-type="float">
            <text:p>977,50 </text:p>
          </table:table-cell>
          <table:table-cell table:style-name="ce23" office:value-type="float" office:value="2.102681" calcext:value-type="float">
            <text:p>2,102681</text:p>
          </table:table-cell>
          <table:table-cell table:formula="of:=[.C173]*[.D173]" office:value-type="currency" office:currency="BRL" office:value="2055.3706775" calcext:value-type="currency">
            <text:p>R$ 2.055,37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date" office:date-value="2008-09-01" calcext:value-type="date">
            <text:p>set/08</text:p>
          </table:table-cell>
          <table:table-cell office:value-type="float" office:value="977.5" calcext:value-type="float">
            <text:p>977,50 </text:p>
          </table:table-cell>
          <table:table-cell office:value-type="float" office:value="2.098272" calcext:value-type="float">
            <text:p>2,098272</text:p>
          </table:table-cell>
          <table:table-cell table:formula="of:=[.C174]*[.D174]" office:value-type="currency" office:currency="BRL" office:value="2051.06088" calcext:value-type="currency">
            <text:p>R$ 2.051,0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date" office:date-value="2008-10-01" calcext:value-type="date">
            <text:p>out/08</text:p>
          </table:table-cell>
          <table:table-cell office:value-type="float" office:value="977.5" calcext:value-type="float">
            <text:p>977,50 </text:p>
          </table:table-cell>
          <table:table-cell table:style-name="ce23" office:value-type="float" office:value="2.095129" calcext:value-type="float">
            <text:p>2,095129</text:p>
          </table:table-cell>
          <table:table-cell table:formula="of:=[.C175]*[.D175]" office:value-type="currency" office:currency="BRL" office:value="2047.9885975" calcext:value-type="currency">
            <text:p>R$ 2.047,9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date" office:date-value="2008-11-01" calcext:value-type="date">
            <text:p>nov/08</text:p>
          </table:table-cell>
          <table:table-cell office:value-type="float" office:value="977.5" calcext:value-type="float">
            <text:p>977,50 </text:p>
          </table:table-cell>
          <table:table-cell office:value-type="float" office:value="2.084707" calcext:value-type="float">
            <text:p>2,084707</text:p>
          </table:table-cell>
          <table:table-cell table:formula="of:=[.C176]*[.D176]" office:value-type="currency" office:currency="BRL" office:value="2037.8010925" calcext:value-type="currency">
            <text:p>R$ 2.037,8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date" office:date-value="2008-12-01" calcext:value-type="date">
            <text:p>dez/08</text:p>
          </table:table-cell>
          <table:table-cell office:value-type="float" office:value="977.5" calcext:value-type="float">
            <text:p>977,50 </text:p>
          </table:table-cell>
          <table:table-cell table:style-name="ce23" office:value-type="float" office:value="2.076815" calcext:value-type="float">
            <text:p>2,076815</text:p>
          </table:table-cell>
          <table:table-cell table:formula="of:=[.C177]*[.D177]" office:value-type="currency" office:currency="BRL" office:value="2030.0866625" calcext:value-type="currency">
            <text:p>R$ 2.030,09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date" office:date-value="2009-01-01" calcext:value-type="date">
            <text:p>jan/09</text:p>
          </table:table-cell>
          <table:table-cell office:value-type="float" office:value="977.5" calcext:value-type="float">
            <text:p>977,50 </text:p>
          </table:table-cell>
          <table:table-cell office:value-type="float" office:value="2.070814" calcext:value-type="float">
            <text:p>2,070814</text:p>
          </table:table-cell>
          <table:table-cell table:formula="of:=[.C178]*[.D178]" office:value-type="currency" office:currency="BRL" office:value="2024.220685" calcext:value-type="currency">
            <text:p>R$ 2.024,2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3">
          <table:table-cell office:value-type="float" office:value="176" calcext:value-type="float">
            <text:p>176</text:p>
          </table:table-cell>
          <table:table-cell office:value-type="date" office:date-value="2009-02-01" calcext:value-type="date">
            <text:p>fev/09</text:p>
          </table:table-cell>
          <table:table-cell office:value-type="float" office:value="977.5" calcext:value-type="float">
            <text:p>977,50 </text:p>
          </table:table-cell>
          <table:table-cell table:style-name="ce23" office:value-type="float" office:value="2.057643" calcext:value-type="float">
            <text:p>2,057643</text:p>
          </table:table-cell>
          <table:table-cell table:formula="of:=[.C179]*[.D179]" office:value-type="currency" office:currency="BRL" office:value="2011.3460325" calcext:value-type="currency">
            <text:p>R$ 2.011,3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float" office:value="177" calcext:value-type="float">
            <text:p>177</text:p>
          </table:table-cell>
          <table:table-cell office:value-type="date" office:date-value="2009-03-01" calcext:value-type="date">
            <text:p>mar/09</text:p>
          </table:table-cell>
          <table:table-cell office:value-type="float" office:value="977.5" calcext:value-type="float">
            <text:p>977,50 </text:p>
          </table:table-cell>
          <table:table-cell office:value-type="float" office:value="2.051284" calcext:value-type="float">
            <text:p>2,051284</text:p>
          </table:table-cell>
          <table:table-cell table:formula="of:=[.C180]*[.D180]" office:value-type="currency" office:currency="BRL" office:value="2005.13011" calcext:value-type="currency">
            <text:p>R$ 2.005,13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3">
          <table:table-cell office:value-type="float" office:value="178" calcext:value-type="float">
            <text:p>178</text:p>
          </table:table-cell>
          <table:table-cell office:value-type="date" office:date-value="2009-04-01" calcext:value-type="date">
            <text:p>abr/09</text:p>
          </table:table-cell>
          <table:table-cell office:value-type="float" office:value="977.5" calcext:value-type="float">
            <text:p>977,50 </text:p>
          </table:table-cell>
          <table:table-cell table:style-name="ce23" office:value-type="float" office:value="2.047188" calcext:value-type="float">
            <text:p>2,047188</text:p>
          </table:table-cell>
          <table:table-cell table:formula="of:=[.C181]*[.D181]" office:value-type="currency" office:currency="BRL" office:value="2001.12627" calcext:value-type="currency">
            <text:p>R$ 2.001,13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office:value-type="float" office:value="179" calcext:value-type="float">
            <text:p>179</text:p>
          </table:table-cell>
          <table:table-cell office:value-type="date" office:date-value="2009-05-01" calcext:value-type="date">
            <text:p>mai/09</text:p>
          </table:table-cell>
          <table:table-cell office:value-type="float" office:value="1212.08" calcext:value-type="float">
            <text:p>1.212,08 </text:p>
          </table:table-cell>
          <table:table-cell office:value-type="float" office:value="2.035996" calcext:value-type="float">
            <text:p>2,035996</text:p>
          </table:table-cell>
          <table:table-cell table:formula="of:=[.C182]*[.D182]" office:value-type="currency" office:currency="BRL" office:value="2467.79003168" calcext:value-type="currency">
            <text:p>R$ 2.467,79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3">
          <table:table-cell office:value-type="float" office:value="180" calcext:value-type="float">
            <text:p>180</text:p>
          </table:table-cell>
          <table:table-cell office:value-type="date" office:date-value="2009-06-01" calcext:value-type="date">
            <text:p>jun/09</text:p>
          </table:table-cell>
          <table:table-cell office:value-type="float" office:value="1036.08" calcext:value-type="float">
            <text:p>1.036,08 </text:p>
          </table:table-cell>
          <table:table-cell table:style-name="ce23" office:value-type="float" office:value="2.023849" calcext:value-type="float">
            <text:p>2,023849</text:p>
          </table:table-cell>
          <table:table-cell table:formula="of:=[.C183]*[.D183]" office:value-type="currency" office:currency="BRL" office:value="2096.86947192" calcext:value-type="currency">
            <text:p>R$ 2.096,87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181" calcext:value-type="float">
            <text:p>181</text:p>
          </table:table-cell>
          <table:table-cell office:value-type="date" office:date-value="2009-07-01" calcext:value-type="date">
            <text:p>jul/09</text:p>
          </table:table-cell>
          <table:table-cell office:value-type="float" office:value="1036.08" calcext:value-type="float">
            <text:p>1.036,08 </text:p>
          </table:table-cell>
          <table:table-cell office:value-type="float" office:value="2.015381" calcext:value-type="float">
            <text:p>2,015381</text:p>
          </table:table-cell>
          <table:table-cell table:formula="of:=[.C184]*[.D184]" office:value-type="currency" office:currency="BRL" office:value="2088.09594648" calcext:value-type="currency">
            <text:p>R$ 2.088,1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3">
          <table:table-cell office:value-type="float" office:value="182" calcext:value-type="float">
            <text:p>182</text:p>
          </table:table-cell>
          <table:table-cell office:value-type="date" office:date-value="2009-08-01" calcext:value-type="date">
            <text:p>ago/09</text:p>
          </table:table-cell>
          <table:table-cell office:value-type="float" office:value="1036.08" calcext:value-type="float">
            <text:p>1.036,08 </text:p>
          </table:table-cell>
          <table:table-cell table:style-name="ce23" office:value-type="float" office:value="2.010757" calcext:value-type="float">
            <text:p>2,010757</text:p>
          </table:table-cell>
          <table:table-cell table:formula="of:=[.C185]*[.D185]" office:value-type="currency" office:currency="BRL" office:value="2083.30511256" calcext:value-type="currency">
            <text:p>R$ 2.083,31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3">
          <table:table-cell office:value-type="float" office:value="183" calcext:value-type="float">
            <text:p>183</text:p>
          </table:table-cell>
          <table:table-cell office:value-type="date" office:date-value="2009-09-01" calcext:value-type="date">
            <text:p>set/09</text:p>
          </table:table-cell>
          <table:table-cell office:value-type="float" office:value="1036.08" calcext:value-type="float">
            <text:p>1.036,08 </text:p>
          </table:table-cell>
          <table:table-cell office:value-type="float" office:value="2.00915" calcext:value-type="float">
            <text:p>2,009150</text:p>
          </table:table-cell>
          <table:table-cell table:formula="of:=[.C186]*[.D186]" office:value-type="currency" office:currency="BRL" office:value="2081.640132" calcext:value-type="currency">
            <text:p>R$ 2.081,64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office:value-type="float" office:value="184" calcext:value-type="float">
            <text:p>184</text:p>
          </table:table-cell>
          <table:table-cell office:value-type="date" office:date-value="2009-10-01" calcext:value-type="date">
            <text:p>out/09</text:p>
          </table:table-cell>
          <table:table-cell office:value-type="float" office:value="1036.08" calcext:value-type="float">
            <text:p>1.036,08 </text:p>
          </table:table-cell>
          <table:table-cell table:style-name="ce23" office:value-type="float" office:value="2.005941" calcext:value-type="float">
            <text:p>2,005941</text:p>
          </table:table-cell>
          <table:table-cell table:formula="of:=[.C187]*[.D187]" office:value-type="currency" office:currency="BRL" office:value="2078.31535128" calcext:value-type="currency">
            <text:p>R$ 2.078,32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3">
          <table:table-cell office:value-type="float" office:value="185" calcext:value-type="float">
            <text:p>185</text:p>
          </table:table-cell>
          <table:table-cell office:value-type="date" office:date-value="2009-11-01" calcext:value-type="date">
            <text:p>nov/09</text:p>
          </table:table-cell>
          <table:table-cell office:value-type="float" office:value="1036.08" calcext:value-type="float">
            <text:p>1.036,08 </text:p>
          </table:table-cell>
          <table:table-cell office:value-type="float" office:value="2.001139" calcext:value-type="float">
            <text:p>2,001139</text:p>
          </table:table-cell>
          <table:table-cell table:formula="of:=[.C188]*[.D188]" office:value-type="currency" office:currency="BRL" office:value="2073.34009512" calcext:value-type="currency">
            <text:p>R$ 2.073,34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3">
          <table:table-cell office:value-type="float" office:value="186" calcext:value-type="float">
            <text:p>186</text:p>
          </table:table-cell>
          <table:table-cell office:value-type="date" office:date-value="2009-12-01" calcext:value-type="date">
            <text:p>dez/09</text:p>
          </table:table-cell>
          <table:table-cell office:value-type="float" office:value="1036.08" calcext:value-type="float">
            <text:p>1.036,08 </text:p>
          </table:table-cell>
          <table:table-cell table:style-name="ce23" office:value-type="float" office:value="1.99376" calcext:value-type="float">
            <text:p>1,993760</text:p>
          </table:table-cell>
          <table:table-cell table:formula="of:=[.C189]*[.D189]" office:value-type="currency" office:currency="BRL" office:value="2065.6948608" calcext:value-type="currency">
            <text:p>R$ 2.065,69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3">
          <table:table-cell office:value-type="float" office:value="187" calcext:value-type="float">
            <text:p>187</text:p>
          </table:table-cell>
          <table:table-cell office:value-type="date" office:date-value="2010-01-01" calcext:value-type="date">
            <text:p>jan/10</text:p>
          </table:table-cell>
          <table:table-cell office:value-type="float" office:value="1036.08" calcext:value-type="float">
            <text:p>1.036,08 </text:p>
          </table:table-cell>
          <table:table-cell office:value-type="float" office:value="1.988983" calcext:value-type="float">
            <text:p>1,988983</text:p>
          </table:table-cell>
          <table:table-cell table:formula="of:=[.C190]*[.D190]" office:value-type="currency" office:currency="BRL" office:value="2060.74550664" calcext:value-type="currency">
            <text:p>R$ 2.060,75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3">
          <table:table-cell office:value-type="float" office:value="188" calcext:value-type="float">
            <text:p>188</text:p>
          </table:table-cell>
          <table:table-cell office:value-type="date" office:date-value="2010-02-01" calcext:value-type="date">
            <text:p>fev/10</text:p>
          </table:table-cell>
          <table:table-cell office:value-type="float" office:value="1036.08" calcext:value-type="float">
            <text:p>1.036,08 </text:p>
          </table:table-cell>
          <table:table-cell table:style-name="ce23" office:value-type="float" office:value="1.971637" calcext:value-type="float">
            <text:p>1,971637</text:p>
          </table:table-cell>
          <table:table-cell table:formula="of:=[.C191]*[.D191]" office:value-type="currency" office:currency="BRL" office:value="2042.77366296" calcext:value-type="currency">
            <text:p>R$ 2.042,77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3">
          <table:table-cell office:value-type="float" office:value="189" calcext:value-type="float">
            <text:p>189</text:p>
          </table:table-cell>
          <table:table-cell office:value-type="date" office:date-value="2010-03-01" calcext:value-type="date">
            <text:p>mar/10</text:p>
          </table:table-cell>
          <table:table-cell office:value-type="float" office:value="1036.08" calcext:value-type="float">
            <text:p>1.036,08 </text:p>
          </table:table-cell>
          <table:table-cell office:value-type="float" office:value="1.957929" calcext:value-type="float">
            <text:p>1,957929</text:p>
          </table:table-cell>
          <table:table-cell table:formula="of:=[.C192]*[.D192]" office:value-type="currency" office:currency="BRL" office:value="2028.57107832" calcext:value-type="currency">
            <text:p>R$ 2.028,57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3">
          <table:table-cell office:value-type="float" office:value="190" calcext:value-type="float">
            <text:p>190</text:p>
          </table:table-cell>
          <table:table-cell office:value-type="date" office:date-value="2010-04-01" calcext:value-type="date">
            <text:p>abr/10</text:p>
          </table:table-cell>
          <table:table-cell office:value-type="float" office:value="1036.08" calcext:value-type="float">
            <text:p>1.036,08 </text:p>
          </table:table-cell>
          <table:table-cell table:style-name="ce23" office:value-type="float" office:value="1.944129" calcext:value-type="float">
            <text:p>1,944129</text:p>
          </table:table-cell>
          <table:table-cell table:formula="of:=[.C193]*[.D193]" office:value-type="currency" office:currency="BRL" office:value="2014.27317432" calcext:value-type="currency">
            <text:p>R$ 2.014,2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3">
          <table:table-cell office:value-type="float" office:value="191" calcext:value-type="float">
            <text:p>191</text:p>
          </table:table-cell>
          <table:table-cell office:value-type="date" office:date-value="2010-05-01" calcext:value-type="date">
            <text:p>mai/10</text:p>
          </table:table-cell>
          <table:table-cell office:value-type="float" office:value="1305.5" calcext:value-type="float">
            <text:p>1.305,50 </text:p>
          </table:table-cell>
          <table:table-cell office:value-type="float" office:value="1.930039" calcext:value-type="float">
            <text:p>1,930039</text:p>
          </table:table-cell>
          <table:table-cell table:formula="of:=[.C194]*[.D194]" office:value-type="currency" office:currency="BRL" office:value="2519.6659145" calcext:value-type="currency">
            <text:p>R$ 2.519,67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3">
          <table:table-cell office:value-type="float" office:value="192" calcext:value-type="float">
            <text:p>192</text:p>
          </table:table-cell>
          <table:table-cell office:value-type="date" office:date-value="2010-06-01" calcext:value-type="date">
            <text:p>jun/10</text:p>
          </table:table-cell>
          <table:table-cell office:value-type="float" office:value="1103.5" calcext:value-type="float">
            <text:p>1.103,50 </text:p>
          </table:table-cell>
          <table:table-cell table:style-name="ce23" office:value-type="float" office:value="1.921777" calcext:value-type="float">
            <text:p>1,921777</text:p>
          </table:table-cell>
          <table:table-cell table:formula="of:=[.C195]*[.D195]" office:value-type="currency" office:currency="BRL" office:value="2120.6809195" calcext:value-type="currency">
            <text:p>R$ 2.120,68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float" office:value="193" calcext:value-type="float">
            <text:p>193</text:p>
          </table:table-cell>
          <table:table-cell office:value-type="date" office:date-value="2010-07-01" calcext:value-type="date">
            <text:p>jul/10</text:p>
          </table:table-cell>
          <table:table-cell office:value-type="float" office:value="1103.5" calcext:value-type="float">
            <text:p>1.103,50 </text:p>
          </table:table-cell>
          <table:table-cell office:value-type="float" office:value="1.923892" calcext:value-type="float">
            <text:p>1,923892</text:p>
          </table:table-cell>
          <table:table-cell table:formula="of:=[.C196]*[.D196]" office:value-type="currency" office:currency="BRL" office:value="2123.014822" calcext:value-type="currency">
            <text:p>R$ 2.123,0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3">
          <table:table-cell office:value-type="float" office:value="194" calcext:value-type="float">
            <text:p>194</text:p>
          </table:table-cell>
          <table:table-cell office:value-type="date" office:date-value="2010-08-01" calcext:value-type="date">
            <text:p>ago/10</text:p>
          </table:table-cell>
          <table:table-cell office:value-type="float" office:value="1103.5" calcext:value-type="float">
            <text:p>1.103,50 </text:p>
          </table:table-cell>
          <table:table-cell table:style-name="ce23" office:value-type="float" office:value="1.925241" calcext:value-type="float">
            <text:p>1,925241</text:p>
          </table:table-cell>
          <table:table-cell table:formula="of:=[.C197]*[.D197]" office:value-type="currency" office:currency="BRL" office:value="2124.5034435" calcext:value-type="currency">
            <text:p>R$ 2.124,50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date" office:date-value="2010-09-01" calcext:value-type="date">
            <text:p>set/10</text:p>
          </table:table-cell>
          <table:table-cell office:value-type="float" office:value="1103.5" calcext:value-type="float">
            <text:p>1.103,50 </text:p>
          </table:table-cell>
          <table:table-cell office:value-type="float" office:value="1.92659" calcext:value-type="float">
            <text:p>1,926590</text:p>
          </table:table-cell>
          <table:table-cell table:formula="of:=[.C198]*[.D198]" office:value-type="currency" office:currency="BRL" office:value="2125.992065" calcext:value-type="currency">
            <text:p>R$ 2.125,9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3">
          <table:table-cell office:value-type="float" office:value="196" calcext:value-type="float">
            <text:p>196</text:p>
          </table:table-cell>
          <table:table-cell office:value-type="date" office:date-value="2010-10-01" calcext:value-type="date">
            <text:p>out/10</text:p>
          </table:table-cell>
          <table:table-cell office:value-type="float" office:value="1103.5" calcext:value-type="float">
            <text:p>1.103,50 </text:p>
          </table:table-cell>
          <table:table-cell table:style-name="ce23" office:value-type="float" office:value="1.916243" calcext:value-type="float">
            <text:p>1,916243</text:p>
          </table:table-cell>
          <table:table-cell table:formula="of:=[.C199]*[.D199]" office:value-type="currency" office:currency="BRL" office:value="2114.5741505" calcext:value-type="currency">
            <text:p>R$ 2.114,57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float" office:value="197" calcext:value-type="float">
            <text:p>197</text:p>
          </table:table-cell>
          <table:table-cell office:value-type="date" office:date-value="2010-11-01" calcext:value-type="date">
            <text:p>nov/10</text:p>
          </table:table-cell>
          <table:table-cell office:value-type="float" office:value="1103.5" calcext:value-type="float">
            <text:p>1.103,50 </text:p>
          </table:table-cell>
          <table:table-cell office:value-type="float" office:value="1.898768" calcext:value-type="float">
            <text:p>1,898768</text:p>
          </table:table-cell>
          <table:table-cell table:formula="of:=[.C200]*[.D200]" office:value-type="currency" office:currency="BRL" office:value="2095.290488" calcext:value-type="currency">
            <text:p>R$ 2.095,29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3">
          <table:table-cell office:value-type="float" office:value="198" calcext:value-type="float">
            <text:p>198</text:p>
          </table:table-cell>
          <table:table-cell office:value-type="date" office:date-value="2010-12-01" calcext:value-type="date">
            <text:p>dez/10</text:p>
          </table:table-cell>
          <table:table-cell office:value-type="float" office:value="1103.5" calcext:value-type="float">
            <text:p>1.103,50 </text:p>
          </table:table-cell>
          <table:table-cell table:style-name="ce23" office:value-type="float" office:value="1.879412" calcext:value-type="float">
            <text:p>1,879412</text:p>
          </table:table-cell>
          <table:table-cell table:formula="of:=[.C201]*[.D201]" office:value-type="currency" office:currency="BRL" office:value="2073.931142" calcext:value-type="currency">
            <text:p>R$ 2.073,9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3">
          <table:table-cell office:value-type="float" office:value="199" calcext:value-type="float">
            <text:p>199</text:p>
          </table:table-cell>
          <table:table-cell office:value-type="date" office:date-value="2011-01-01" calcext:value-type="date">
            <text:p>jan/11</text:p>
          </table:table-cell>
          <table:table-cell table:formula="of:=1103.5+87" office:value-type="float" office:value="1190.5" calcext:value-type="float">
            <text:p>1.190,50 </text:p>
          </table:table-cell>
          <table:table-cell office:value-type="float" office:value="1.868206" calcext:value-type="float">
            <text:p>1,868206</text:p>
          </table:table-cell>
          <table:table-cell table:formula="of:=[.C202]*[.D202]" office:value-type="currency" office:currency="BRL" office:value="2224.099243" calcext:value-type="currency">
            <text:p>R$ 2.224,10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date" office:date-value="2011-02-01" calcext:value-type="date">
            <text:p>fev/11</text:p>
          </table:table-cell>
          <table:table-cell office:value-type="float" office:value="1103.5" calcext:value-type="float">
            <text:p>1.103,50 </text:p>
          </table:table-cell>
          <table:table-cell table:style-name="ce23" office:value-type="float" office:value="1.850807" calcext:value-type="float">
            <text:p>1,850807</text:p>
          </table:table-cell>
          <table:table-cell table:formula="of:=[.C203]*[.D203]" office:value-type="currency" office:currency="BRL" office:value="2042.3655245" calcext:value-type="currency">
            <text:p>R$ 2.042,37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date" office:date-value="2011-03-01" calcext:value-type="date">
            <text:p>mar/11</text:p>
          </table:table-cell>
          <table:table-cell office:value-type="float" office:value="1103.5" calcext:value-type="float">
            <text:p>1.103,50 </text:p>
          </table:table-cell>
          <table:table-cell office:value-type="float" office:value="1.840867" calcext:value-type="float">
            <text:p>1,840867</text:p>
          </table:table-cell>
          <table:table-cell table:formula="of:=[.C204]*[.D204]" office:value-type="currency" office:currency="BRL" office:value="2031.3967345" calcext:value-type="currency">
            <text:p>R$ 2.031,4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date" office:date-value="2011-04-01" calcext:value-type="date">
            <text:p>abr/11</text:p>
          </table:table-cell>
          <table:table-cell office:value-type="float" office:value="1103.5" calcext:value-type="float">
            <text:p>1.103,50 </text:p>
          </table:table-cell>
          <table:table-cell table:style-name="ce23" office:value-type="float" office:value="1.828796" calcext:value-type="float">
            <text:p>1,828796</text:p>
          </table:table-cell>
          <table:table-cell table:formula="of:=[.C205]*[.D205]" office:value-type="currency" office:currency="BRL" office:value="2018.076386" calcext:value-type="currency">
            <text:p>R$ 2.018,08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3">
          <table:table-cell office:value-type="float" office:value="203" calcext:value-type="float">
            <text:p>203</text:p>
          </table:table-cell>
          <table:table-cell office:value-type="date" office:date-value="2011-05-01" calcext:value-type="date">
            <text:p>mai/11</text:p>
          </table:table-cell>
          <table:table-cell office:value-type="float" office:value="1412.42" calcext:value-type="float">
            <text:p>1.412,42 </text:p>
          </table:table-cell>
          <table:table-cell office:value-type="float" office:value="1.81572" calcext:value-type="float">
            <text:p>1,815720</text:p>
          </table:table-cell>
          <table:table-cell table:formula="of:=[.C206]*[.D206]" office:value-type="currency" office:currency="BRL" office:value="2564.5592424" calcext:value-type="currency">
            <text:p>R$ 2.564,56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date" office:date-value="2011-06-01" calcext:value-type="date">
            <text:p>jun/11</text:p>
          </table:table-cell>
          <table:table-cell office:value-type="float" office:value="1180.67" calcext:value-type="float">
            <text:p>1.180,67 </text:p>
          </table:table-cell>
          <table:table-cell table:style-name="ce23" office:value-type="float" office:value="1.805428" calcext:value-type="float">
            <text:p>1,805428</text:p>
          </table:table-cell>
          <table:table-cell table:formula="of:=[.C207]*[.D207]" office:value-type="currency" office:currency="BRL" office:value="2131.61467676" calcext:value-type="currency">
            <text:p>R$ 2.131,61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office:value-type="float" office:value="205" calcext:value-type="float">
            <text:p>205</text:p>
          </table:table-cell>
          <table:table-cell office:value-type="date" office:date-value="2011-07-01" calcext:value-type="date">
            <text:p>jul/11</text:p>
          </table:table-cell>
          <table:table-cell office:value-type="float" office:value="1180.67" calcext:value-type="float">
            <text:p>1.180,67 </text:p>
          </table:table-cell>
          <table:table-cell office:value-type="float" office:value="1.801467" calcext:value-type="float">
            <text:p>1,801467</text:p>
          </table:table-cell>
          <table:table-cell table:formula="of:=[.C208]*[.D208]" office:value-type="currency" office:currency="BRL" office:value="2126.93804289" calcext:value-type="currency">
            <text:p>R$ 2.126,94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3">
          <table:table-cell office:value-type="float" office:value="206" calcext:value-type="float">
            <text:p>206</text:p>
          </table:table-cell>
          <table:table-cell office:value-type="date" office:date-value="2011-08-01" calcext:value-type="date">
            <text:p>ago/11</text:p>
          </table:table-cell>
          <table:table-cell office:value-type="float" office:value="1180.67" calcext:value-type="float">
            <text:p>1.180,67 </text:p>
          </table:table-cell>
          <table:table-cell table:style-name="ce23" office:value-type="float" office:value="1.801467" calcext:value-type="float">
            <text:p>1,801467</text:p>
          </table:table-cell>
          <table:table-cell table:formula="of:=[.C209]*[.D209]" office:value-type="currency" office:currency="BRL" office:value="2126.93804289" calcext:value-type="currency">
            <text:p>R$ 2.126,9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3">
          <table:table-cell office:value-type="float" office:value="207" calcext:value-type="float">
            <text:p>207</text:p>
          </table:table-cell>
          <table:table-cell office:value-type="date" office:date-value="2011-09-01" calcext:value-type="date">
            <text:p>set/11</text:p>
          </table:table-cell>
          <table:table-cell office:value-type="float" office:value="1180.67" calcext:value-type="float">
            <text:p>1.180,67 </text:p>
          </table:table-cell>
          <table:table-cell office:value-type="float" office:value="1.793929" calcext:value-type="float">
            <text:p>1,793929</text:p>
          </table:table-cell>
          <table:table-cell table:formula="of:=[.C210]*[.D210]" office:value-type="currency" office:currency="BRL" office:value="2118.03815243" calcext:value-type="currency">
            <text:p>R$ 2.118,04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3">
          <table:table-cell office:value-type="float" office:value="208" calcext:value-type="float">
            <text:p>208</text:p>
          </table:table-cell>
          <table:table-cell office:value-type="date" office:date-value="2011-10-01" calcext:value-type="date">
            <text:p>out/11</text:p>
          </table:table-cell>
          <table:table-cell office:value-type="float" office:value="1180.67" calcext:value-type="float">
            <text:p>1.180,67 </text:p>
          </table:table-cell>
          <table:table-cell table:style-name="ce23" office:value-type="float" office:value="1.785898" calcext:value-type="float">
            <text:p>1,785898</text:p>
          </table:table-cell>
          <table:table-cell table:formula="of:=[.C211]*[.D211]" office:value-type="currency" office:currency="BRL" office:value="2108.55619166" calcext:value-type="currency">
            <text:p>R$ 2.108,5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3">
          <table:table-cell office:value-type="float" office:value="209" calcext:value-type="float">
            <text:p>209</text:p>
          </table:table-cell>
          <table:table-cell office:value-type="date" office:date-value="2011-11-01" calcext:value-type="date">
            <text:p>nov/11</text:p>
          </table:table-cell>
          <table:table-cell office:value-type="float" office:value="1180.67" calcext:value-type="float">
            <text:p>1.180,67 </text:p>
          </table:table-cell>
          <table:table-cell office:value-type="float" office:value="1.780201" calcext:value-type="float">
            <text:p>1,780201</text:p>
          </table:table-cell>
          <table:table-cell table:formula="of:=[.C212]*[.D212]" office:value-type="currency" office:currency="BRL" office:value="2101.82991467" calcext:value-type="currency">
            <text:p>R$ 2.101,83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date" office:date-value="2011-12-01" calcext:value-type="date">
            <text:p>dez/11</text:p>
          </table:table-cell>
          <table:table-cell office:value-type="float" office:value="1180.67" calcext:value-type="float">
            <text:p>1.180,67 </text:p>
          </table:table-cell>
          <table:table-cell table:style-name="ce23" office:value-type="float" office:value="1.770109" calcext:value-type="float">
            <text:p>1,770109</text:p>
          </table:table-cell>
          <table:table-cell table:formula="of:=[.C213]*[.D213]" office:value-type="currency" office:currency="BRL" office:value="2089.91459303" calcext:value-type="currency">
            <text:p>R$ 2.089,91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float" office:value="211" calcext:value-type="float">
            <text:p>211</text:p>
          </table:table-cell>
          <table:table-cell office:value-type="date" office:date-value="2012-01-01" calcext:value-type="date">
            <text:p>jan/12</text:p>
          </table:table-cell>
          <table:table-cell office:value-type="float" office:value="1180.67" calcext:value-type="float">
            <text:p>1.180,67 </text:p>
          </table:table-cell>
          <table:table-cell office:value-type="float" office:value="1.761133" calcext:value-type="float">
            <text:p>1,761133</text:p>
          </table:table-cell>
          <table:table-cell table:formula="of:=[.C214]*[.D214]" office:value-type="currency" office:currency="BRL" office:value="2079.31689911" calcext:value-type="currency">
            <text:p>R$ 2.079,32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3">
          <table:table-cell office:value-type="float" office:value="212" calcext:value-type="float">
            <text:p>212</text:p>
          </table:table-cell>
          <table:table-cell office:value-type="date" office:date-value="2012-02-01" calcext:value-type="date">
            <text:p>fev/12</text:p>
          </table:table-cell>
          <table:table-cell office:value-type="float" office:value="1180.67" calcext:value-type="float">
            <text:p>1.180,67 </text:p>
          </table:table-cell>
          <table:table-cell table:style-name="ce23" office:value-type="float" office:value="1.752196" calcext:value-type="float">
            <text:p>1,752196</text:p>
          </table:table-cell>
          <table:table-cell table:formula="of:=[.C215]*[.D215]" office:value-type="currency" office:currency="BRL" office:value="2068.76525132" calcext:value-type="currency">
            <text:p>R$ 2.068,77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float" office:value="213" calcext:value-type="float">
            <text:p>213</text:p>
          </table:table-cell>
          <table:table-cell office:value-type="date" office:date-value="2012-03-01" calcext:value-type="date">
            <text:p>mar/12</text:p>
          </table:table-cell>
          <table:table-cell office:value-type="float" office:value="1180.67" calcext:value-type="float">
            <text:p>1.180,67 </text:p>
          </table:table-cell>
          <table:table-cell office:value-type="float" office:value="1.745387" calcext:value-type="float">
            <text:p>1,745387</text:p>
          </table:table-cell>
          <table:table-cell table:formula="of:=[.C216]*[.D216]" office:value-type="currency" office:currency="BRL" office:value="2060.72606929" calcext:value-type="currency">
            <text:p>R$ 2.060,73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3">
          <table:table-cell office:value-type="float" office:value="214" calcext:value-type="float">
            <text:p>214</text:p>
          </table:table-cell>
          <table:table-cell office:value-type="date" office:date-value="2012-04-01" calcext:value-type="date">
            <text:p>abr/12</text:p>
          </table:table-cell>
          <table:table-cell office:value-type="float" office:value="1428.67" calcext:value-type="float">
            <text:p>1.428,67 </text:p>
          </table:table-cell>
          <table:table-cell table:style-name="ce23" office:value-type="float" office:value="1.742248" calcext:value-type="float">
            <text:p>1,742248</text:p>
          </table:table-cell>
          <table:table-cell table:formula="of:=[.C217]*[.D217]" office:value-type="currency" office:currency="BRL" office:value="2489.09745016" calcext:value-type="currency">
            <text:p>R$ 2.489,1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3">
          <table:table-cell office:value-type="float" office:value="215" calcext:value-type="float">
            <text:p>215</text:p>
          </table:table-cell>
          <table:table-cell office:value-type="date" office:date-value="2012-05-01" calcext:value-type="date">
            <text:p>mai/12</text:p>
          </table:table-cell>
          <table:table-cell office:value-type="float" office:value="1263.33" calcext:value-type="float">
            <text:p>1.263,33 </text:p>
          </table:table-cell>
          <table:table-cell office:value-type="float" office:value="1.731174" calcext:value-type="float">
            <text:p>1,731174</text:p>
          </table:table-cell>
          <table:table-cell table:formula="of:=[.C218]*[.D218]" office:value-type="currency" office:currency="BRL" office:value="2187.04404942" calcext:value-type="currency">
            <text:p>R$ 2.187,04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3">
          <table:table-cell office:value-type="float" office:value="216" calcext:value-type="float">
            <text:p>216</text:p>
          </table:table-cell>
          <table:table-cell office:value-type="date" office:date-value="2012-06-01" calcext:value-type="date">
            <text:p>jun/12</text:p>
          </table:table-cell>
          <table:table-cell office:value-type="float" office:value="1301.25" calcext:value-type="float">
            <text:p>1.301,25 </text:p>
          </table:table-cell>
          <table:table-cell table:style-name="ce23" office:value-type="float" office:value="1.721704" calcext:value-type="float">
            <text:p>1,721704</text:p>
          </table:table-cell>
          <table:table-cell table:formula="of:=[.C219]*[.D219]" office:value-type="currency" office:currency="BRL" office:value="2240.36733" calcext:value-type="currency">
            <text:p>R$ 2.240,37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3">
          <table:table-cell office:value-type="float" office:value="217" calcext:value-type="float">
            <text:p>217</text:p>
          </table:table-cell>
          <table:table-cell office:value-type="date" office:date-value="2012-07-01" calcext:value-type="date">
            <text:p>jul/12</text:p>
          </table:table-cell>
          <table:table-cell office:value-type="float" office:value="1301.25" calcext:value-type="float">
            <text:p>1.301,25 </text:p>
          </table:table-cell>
          <table:table-cell office:value-type="float" office:value="1.717236" calcext:value-type="float">
            <text:p>1,717236</text:p>
          </table:table-cell>
          <table:table-cell table:formula="of:=[.C220]*[.D220]" office:value-type="currency" office:currency="BRL" office:value="2234.553345" calcext:value-type="currency">
            <text:p>R$ 2.234,55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3">
          <table:table-cell office:value-type="float" office:value="218" calcext:value-type="float">
            <text:p>218</text:p>
          </table:table-cell>
          <table:table-cell office:value-type="date" office:date-value="2012-08-01" calcext:value-type="date">
            <text:p>ago/12</text:p>
          </table:table-cell>
          <table:table-cell office:value-type="float" office:value="1301.25" calcext:value-type="float">
            <text:p>1.301,25 </text:p>
          </table:table-cell>
          <table:table-cell table:style-name="ce23" office:value-type="float" office:value="1.709885" calcext:value-type="float">
            <text:p>1,709885</text:p>
          </table:table-cell>
          <table:table-cell table:formula="of:=[.C221]*[.D221]" office:value-type="currency" office:currency="BRL" office:value="2224.98785625" calcext:value-type="currency">
            <text:p>R$ 2.224,99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3">
          <table:table-cell office:value-type="float" office:value="219" calcext:value-type="float">
            <text:p>219</text:p>
          </table:table-cell>
          <table:table-cell office:value-type="date" office:date-value="2012-09-01" calcext:value-type="date">
            <text:p>set/12</text:p>
          </table:table-cell>
          <table:table-cell office:value-type="float" office:value="1484.42" calcext:value-type="float">
            <text:p>1.484,42 </text:p>
          </table:table-cell>
          <table:table-cell office:value-type="float" office:value="1.702224" calcext:value-type="float">
            <text:p>1,702224</text:p>
          </table:table-cell>
          <table:table-cell table:formula="of:=[.C222]*[.D222]" office:value-type="currency" office:currency="BRL" office:value="2526.81535008" calcext:value-type="currency">
            <text:p>R$ 2.526,8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3">
          <table:table-cell office:value-type="float" office:value="220" calcext:value-type="float">
            <text:p>220</text:p>
          </table:table-cell>
          <table:table-cell office:value-type="date" office:date-value="2012-10-01" calcext:value-type="date">
            <text:p>out/12</text:p>
          </table:table-cell>
          <table:table-cell office:value-type="float" office:value="1364.42" calcext:value-type="float">
            <text:p>1.364,42 </text:p>
          </table:table-cell>
          <table:table-cell table:style-name="ce23" office:value-type="float" office:value="1.691569" calcext:value-type="float">
            <text:p>1,691569</text:p>
          </table:table-cell>
          <table:table-cell table:formula="of:=[.C223]*[.D223]" office:value-type="currency" office:currency="BRL" office:value="2308.01057498" calcext:value-type="currency">
            <text:p>R$ 2.308,01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3">
          <table:table-cell office:value-type="float" office:value="221" calcext:value-type="float">
            <text:p>221</text:p>
          </table:table-cell>
          <table:table-cell office:value-type="date" office:date-value="2012-11-01" calcext:value-type="date">
            <text:p>nov/12</text:p>
          </table:table-cell>
          <table:table-cell office:value-type="float" office:value="1364.42" calcext:value-type="float">
            <text:p>1.364,42 </text:p>
          </table:table-cell>
          <table:table-cell office:value-type="float" office:value="1.679643" calcext:value-type="float">
            <text:p>1,679643</text:p>
          </table:table-cell>
          <table:table-cell table:formula="of:=[.C224]*[.D224]" office:value-type="currency" office:currency="BRL" office:value="2291.73850206" calcext:value-type="currency">
            <text:p>R$ 2.291,74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3">
          <table:table-cell office:value-type="float" office:value="222" calcext:value-type="float">
            <text:p>222</text:p>
          </table:table-cell>
          <table:table-cell office:value-type="date" office:date-value="2012-12-01" calcext:value-type="date">
            <text:p>dez/12</text:p>
          </table:table-cell>
          <table:table-cell office:value-type="float" office:value="1364.42" calcext:value-type="float">
            <text:p>1.364,42 </text:p>
          </table:table-cell>
          <table:table-cell table:style-name="ce23" office:value-type="float" office:value="1.670622" calcext:value-type="float">
            <text:p>1,670622</text:p>
          </table:table-cell>
          <table:table-cell table:formula="of:=[.C225]*[.D225]" office:value-type="currency" office:currency="BRL" office:value="2279.43006924" calcext:value-type="currency">
            <text:p>R$ 2.279,43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3">
          <table:table-cell office:value-type="float" office:value="223" calcext:value-type="float">
            <text:p>223</text:p>
          </table:table-cell>
          <table:table-cell office:value-type="date" office:date-value="2013-01-01" calcext:value-type="date">
            <text:p>jan/13</text:p>
          </table:table-cell>
          <table:table-cell office:value-type="float" office:value="1364.42" calcext:value-type="float">
            <text:p>1.364,42 </text:p>
          </table:table-cell>
          <table:table-cell office:value-type="float" office:value="1.658347" calcext:value-type="float">
            <text:p>1,658347</text:p>
          </table:table-cell>
          <table:table-cell table:formula="of:=[.C226]*[.D226]" office:value-type="currency" office:currency="BRL" office:value="2262.68181374" calcext:value-type="currency">
            <text:p>R$ 2.262,68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3">
          <table:table-cell office:value-type="float" office:value="224" calcext:value-type="float">
            <text:p>224</text:p>
          </table:table-cell>
          <table:table-cell office:value-type="date" office:date-value="2013-02-01" calcext:value-type="date">
            <text:p>fev/13</text:p>
          </table:table-cell>
          <table:table-cell office:value-type="float" office:value="1364.42" calcext:value-type="float">
            <text:p>1.364,42 </text:p>
          </table:table-cell>
          <table:table-cell table:style-name="ce23" office:value-type="float" office:value="1.643232" calcext:value-type="float">
            <text:p>1,643232</text:p>
          </table:table-cell>
          <table:table-cell table:formula="of:=[.C227]*[.D227]" office:value-type="currency" office:currency="BRL" office:value="2242.05860544" calcext:value-type="currency">
            <text:p>R$ 2.242,06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3">
          <table:table-cell office:value-type="float" office:value="225" calcext:value-type="float">
            <text:p>225</text:p>
          </table:table-cell>
          <table:table-cell office:value-type="date" office:date-value="2013-03-01" calcext:value-type="date">
            <text:p>mar/13</text:p>
          </table:table-cell>
          <table:table-cell office:value-type="float" office:value="1364.42" calcext:value-type="float">
            <text:p>1.364,42 </text:p>
          </table:table-cell>
          <table:table-cell office:value-type="float" office:value="1.634732" calcext:value-type="float">
            <text:p>1,634732</text:p>
          </table:table-cell>
          <table:table-cell table:formula="of:=[.C228]*[.D228]" office:value-type="currency" office:currency="BRL" office:value="2230.46103544" calcext:value-type="currency">
            <text:p>R$ 2.230,46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3">
          <table:table-cell office:value-type="float" office:value="226" calcext:value-type="float">
            <text:p>226</text:p>
          </table:table-cell>
          <table:table-cell office:value-type="date" office:date-value="2013-04-01" calcext:value-type="date">
            <text:p>abr/13</text:p>
          </table:table-cell>
          <table:table-cell office:value-type="float" office:value="1364.42" calcext:value-type="float">
            <text:p>1.364,42 </text:p>
          </table:table-cell>
          <table:table-cell table:style-name="ce23" office:value-type="float" office:value="1.62498" calcext:value-type="float">
            <text:p>1,624980</text:p>
          </table:table-cell>
          <table:table-cell table:formula="of:=[.C229]*[.D229]" office:value-type="currency" office:currency="BRL" office:value="2217.1552116" calcext:value-type="currency">
            <text:p>R$ 2.217,16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3">
          <table:table-cell office:value-type="float" office:value="227" calcext:value-type="float">
            <text:p>227</text:p>
          </table:table-cell>
          <table:table-cell office:value-type="date" office:date-value="2013-05-01" calcext:value-type="date">
            <text:p>mai/13</text:p>
          </table:table-cell>
          <table:table-cell office:value-type="float" office:value="1364.42" calcext:value-type="float">
            <text:p>1.364,42 </text:p>
          </table:table-cell>
          <table:table-cell office:value-type="float" office:value="1.615446" calcext:value-type="float">
            <text:p>1,615446</text:p>
          </table:table-cell>
          <table:table-cell table:formula="of:=[.C230]*[.D230]" office:value-type="currency" office:currency="BRL" office:value="2204.14683132" calcext:value-type="currency">
            <text:p>R$ 2.204,15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3">
          <table:table-cell office:value-type="float" office:value="228" calcext:value-type="float">
            <text:p>228</text:p>
          </table:table-cell>
          <table:table-cell office:value-type="date" office:date-value="2013-06-01" calcext:value-type="date">
            <text:p>jun/13</text:p>
          </table:table-cell>
          <table:table-cell office:value-type="float" office:value="1364.42" calcext:value-type="float">
            <text:p>1.364,42 </text:p>
          </table:table-cell>
          <table:table-cell table:style-name="ce23" office:value-type="float" office:value="1.609813" calcext:value-type="float">
            <text:p>1,609813</text:p>
          </table:table-cell>
          <table:table-cell table:formula="of:=[.C231]*[.D231]" office:value-type="currency" office:currency="BRL" office:value="2196.46105346" calcext:value-type="currency">
            <text:p>R$ 2.196,46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3">
          <table:table-cell office:value-type="float" office:value="229" calcext:value-type="float">
            <text:p>229</text:p>
          </table:table-cell>
          <table:table-cell office:value-type="date" office:date-value="2013-07-01" calcext:value-type="date">
            <text:p>jul/13</text:p>
          </table:table-cell>
          <table:table-cell office:value-type="float" office:value="1364.42" calcext:value-type="float">
            <text:p>1.364,42 </text:p>
          </table:table-cell>
          <table:table-cell office:value-type="float" office:value="1.605322" calcext:value-type="float">
            <text:p>1,605322</text:p>
          </table:table-cell>
          <table:table-cell table:formula="of:=[.C232]*[.D232]" office:value-type="currency" office:currency="BRL" office:value="2190.33344324" calcext:value-type="currency">
            <text:p>R$ 2.190,33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3">
          <table:table-cell office:value-type="float" office:value="230" calcext:value-type="float">
            <text:p>230</text:p>
          </table:table-cell>
          <table:table-cell office:value-type="date" office:date-value="2013-08-01" calcext:value-type="date">
            <text:p>ago/13</text:p>
          </table:table-cell>
          <table:table-cell office:value-type="float" office:value="1364.42" calcext:value-type="float">
            <text:p>1.364,42 </text:p>
          </table:table-cell>
          <table:table-cell table:style-name="ce23" office:value-type="float" office:value="1.60741" calcext:value-type="float">
            <text:p>1,607410</text:p>
          </table:table-cell>
          <table:table-cell table:formula="of:=[.C233]*[.D233]" office:value-type="currency" office:currency="BRL" office:value="2193.1823522" calcext:value-type="currency">
            <text:p>R$ 2.193,18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3">
          <table:table-cell office:value-type="float" office:value="231" calcext:value-type="float">
            <text:p>231</text:p>
          </table:table-cell>
          <table:table-cell office:value-type="date" office:date-value="2013-09-01" calcext:value-type="date">
            <text:p>set/13</text:p>
          </table:table-cell>
          <table:table-cell office:value-type="float" office:value="1364.42" calcext:value-type="float">
            <text:p>1.364,42 </text:p>
          </table:table-cell>
          <table:table-cell office:value-type="float" office:value="1.604841" calcext:value-type="float">
            <text:p>1,604841</text:p>
          </table:table-cell>
          <table:table-cell table:formula="of:=[.C234]*[.D234]" office:value-type="currency" office:currency="BRL" office:value="2189.67715722" calcext:value-type="currency">
            <text:p>R$ 2.189,68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3">
          <table:table-cell office:value-type="float" office:value="232" calcext:value-type="float">
            <text:p>232</text:p>
          </table:table-cell>
          <table:table-cell office:value-type="date" office:date-value="2013-10-01" calcext:value-type="date">
            <text:p>out/13</text:p>
          </table:table-cell>
          <table:table-cell office:value-type="float" office:value="1364.42" calcext:value-type="float">
            <text:p>1.364,42 </text:p>
          </table:table-cell>
          <table:table-cell table:style-name="ce23" office:value-type="float" office:value="1.600521" calcext:value-type="float">
            <text:p>1,600521</text:p>
          </table:table-cell>
          <table:table-cell table:formula="of:=[.C235]*[.D235]" office:value-type="currency" office:currency="BRL" office:value="2183.78286282" calcext:value-type="currency">
            <text:p>R$ 2.183,78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3">
          <table:table-cell office:value-type="float" office:value="233" calcext:value-type="float">
            <text:p>233</text:p>
          </table:table-cell>
          <table:table-cell office:value-type="date" office:date-value="2013-11-01" calcext:value-type="date">
            <text:p>nov/13</text:p>
          </table:table-cell>
          <table:table-cell office:value-type="float" office:value="1403.42" calcext:value-type="float">
            <text:p>1.403,42 </text:p>
          </table:table-cell>
          <table:table-cell office:value-type="float" office:value="1.59082" calcext:value-type="float">
            <text:p>1,590820</text:p>
          </table:table-cell>
          <table:table-cell table:formula="of:=[.C236]*[.D236]" office:value-type="currency" office:currency="BRL" office:value="2232.5886044" calcext:value-type="currency">
            <text:p>R$ 2.232,59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3">
          <table:table-cell office:value-type="float" office:value="234" calcext:value-type="float">
            <text:p>234</text:p>
          </table:table-cell>
          <table:table-cell office:value-type="date" office:date-value="2013-12-01" calcext:value-type="date">
            <text:p>dez/13</text:p>
          </table:table-cell>
          <table:table-cell office:value-type="float" office:value="1788.92" calcext:value-type="float">
            <text:p>1.788,92 </text:p>
          </table:table-cell>
          <table:table-cell table:style-name="ce23" office:value-type="float" office:value="1.58227" calcext:value-type="float">
            <text:p>1,582270</text:p>
          </table:table-cell>
          <table:table-cell table:formula="of:=[.C237]*[.D237]" office:value-type="currency" office:currency="BRL" office:value="2830.5544484" calcext:value-type="currency">
            <text:p>R$ 2.830,55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3">
          <table:table-cell office:value-type="float" office:value="235" calcext:value-type="float">
            <text:p>235</text:p>
          </table:table-cell>
          <table:table-cell office:value-type="date" office:date-value="2014-01-01" calcext:value-type="date">
            <text:p>jan/14</text:p>
          </table:table-cell>
          <table:table-cell office:value-type="float" office:value="1515.75" calcext:value-type="float">
            <text:p>1.515,75 </text:p>
          </table:table-cell>
          <table:table-cell office:value-type="float" office:value="1.57096" calcext:value-type="float">
            <text:p>1,570960</text:p>
          </table:table-cell>
          <table:table-cell table:formula="of:=[.C238]*[.D238]" office:value-type="currency" office:currency="BRL" office:value="2381.18262" calcext:value-type="currency">
            <text:p>R$ 2.381,18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3">
          <table:table-cell office:value-type="float" office:value="236" calcext:value-type="float">
            <text:p>236</text:p>
          </table:table-cell>
          <table:table-cell office:value-type="date" office:date-value="2014-02-01" calcext:value-type="date">
            <text:p>fev/14</text:p>
          </table:table-cell>
          <table:table-cell office:value-type="float" office:value="1515.75" calcext:value-type="float">
            <text:p>1.515,75 </text:p>
          </table:table-cell>
          <table:table-cell table:style-name="ce23" office:value-type="float" office:value="1.561128" calcext:value-type="float">
            <text:p>1,561128</text:p>
          </table:table-cell>
          <table:table-cell table:formula="of:=[.C239]*[.D239]" office:value-type="currency" office:currency="BRL" office:value="2366.279766" calcext:value-type="currency">
            <text:p>R$ 2.366,28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3">
          <table:table-cell office:value-type="float" office:value="237" calcext:value-type="float">
            <text:p>237</text:p>
          </table:table-cell>
          <table:table-cell office:value-type="date" office:date-value="2014-03-01" calcext:value-type="date">
            <text:p>mar/14</text:p>
          </table:table-cell>
          <table:table-cell office:value-type="float" office:value="1743.08" calcext:value-type="float">
            <text:p>1.743,08 </text:p>
          </table:table-cell>
          <table:table-cell office:value-type="float" office:value="1.5512" calcext:value-type="float">
            <text:p>1,551200</text:p>
          </table:table-cell>
          <table:table-cell table:formula="of:=[.C240]*[.D240]" office:value-type="currency" office:currency="BRL" office:value="2703.865696" calcext:value-type="currency">
            <text:p>R$ 2.703,87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3">
          <table:table-cell office:value-type="float" office:value="238" calcext:value-type="float">
            <text:p>238</text:p>
          </table:table-cell>
          <table:table-cell office:value-type="date" office:date-value="2014-04-01" calcext:value-type="date">
            <text:p>abr/14</text:p>
          </table:table-cell>
          <table:table-cell office:value-type="float" office:value="1629.42" calcext:value-type="float">
            <text:p>1.629,42 </text:p>
          </table:table-cell>
          <table:table-cell table:style-name="ce23" office:value-type="float" office:value="1.538584" calcext:value-type="float">
            <text:p>1,538584</text:p>
          </table:table-cell>
          <table:table-cell table:formula="of:=[.C241]*[.D241]" office:value-type="currency" office:currency="BRL" office:value="2506.99954128" calcext:value-type="currency">
            <text:p>R$ 2.507,00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3">
          <table:table-cell office:value-type="float" office:value="239" calcext:value-type="float">
            <text:p>239</text:p>
          </table:table-cell>
          <table:table-cell office:value-type="date" office:date-value="2014-05-01" calcext:value-type="date">
            <text:p>mai/14</text:p>
          </table:table-cell>
          <table:table-cell office:value-type="float" office:value="1629.42" calcext:value-type="float">
            <text:p>1.629,42 </text:p>
          </table:table-cell>
          <table:table-cell office:value-type="float" office:value="1.526672" calcext:value-type="float">
            <text:p>1,526672</text:p>
          </table:table-cell>
          <table:table-cell table:formula="of:=[.C242]*[.D242]" office:value-type="currency" office:currency="BRL" office:value="2487.58989024" calcext:value-type="currency">
            <text:p>R$ 2.487,59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3">
          <table:table-cell office:value-type="float" office:value="240" calcext:value-type="float">
            <text:p>240</text:p>
          </table:table-cell>
          <table:table-cell office:value-type="date" office:date-value="2014-06-01" calcext:value-type="date">
            <text:p>jun/14</text:p>
          </table:table-cell>
          <table:table-cell office:value-type="float" office:value="1629.42" calcext:value-type="float">
            <text:p>1.629,42 </text:p>
          </table:table-cell>
          <table:table-cell table:style-name="ce23" office:value-type="float" office:value="1.517565" calcext:value-type="float">
            <text:p>1,517565</text:p>
          </table:table-cell>
          <table:table-cell table:formula="of:=[.C243]*[.D243]" office:value-type="currency" office:currency="BRL" office:value="2472.7507623" calcext:value-type="currency">
            <text:p>R$ 2.472,75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3">
          <table:table-cell office:value-type="float" office:value="241" calcext:value-type="float">
            <text:p>241</text:p>
          </table:table-cell>
          <table:table-cell office:value-type="date" office:date-value="2014-07-01" calcext:value-type="date">
            <text:p>jul/14</text:p>
          </table:table-cell>
          <table:table-cell office:value-type="float" office:value="1629.42" calcext:value-type="float">
            <text:p>1.629,42 </text:p>
          </table:table-cell>
          <table:table-cell office:value-type="float" office:value="1.51363" calcext:value-type="float">
            <text:p>1,513630</text:p>
          </table:table-cell>
          <table:table-cell table:formula="of:=[.C244]*[.D244]" office:value-type="currency" office:currency="BRL" office:value="2466.3389946" calcext:value-type="currency">
            <text:p>R$ 2.466,34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3">
          <table:table-cell office:value-type="float" office:value="242" calcext:value-type="float">
            <text:p>242</text:p>
          </table:table-cell>
          <table:table-cell office:value-type="date" office:date-value="2014-08-01" calcext:value-type="date">
            <text:p>ago/14</text:p>
          </table:table-cell>
          <table:table-cell office:value-type="float" office:value="1629.42" calcext:value-type="float">
            <text:p>1.629,42 </text:p>
          </table:table-cell>
          <table:table-cell table:style-name="ce23" office:value-type="float" office:value="1.511667" calcext:value-type="float">
            <text:p>1,511667</text:p>
          </table:table-cell>
          <table:table-cell table:formula="of:=[.C245]*[.D245]" office:value-type="currency" office:currency="BRL" office:value="2463.14044314" calcext:value-type="currency">
            <text:p>R$ 2.463,14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3">
          <table:table-cell office:value-type="float" office:value="243" calcext:value-type="float">
            <text:p>243</text:p>
          </table:table-cell>
          <table:table-cell office:value-type="date" office:date-value="2014-09-01" calcext:value-type="date">
            <text:p>set/14</text:p>
          </table:table-cell>
          <table:table-cell office:value-type="float" office:value="1629.42" calcext:value-type="float">
            <text:p>1.629,42 </text:p>
          </table:table-cell>
          <table:table-cell office:value-type="float" office:value="1.508949" calcext:value-type="float">
            <text:p>1,508949</text:p>
          </table:table-cell>
          <table:table-cell table:formula="of:=[.C246]*[.D246]" office:value-type="currency" office:currency="BRL" office:value="2458.71167958" calcext:value-type="currency">
            <text:p>R$ 2.458,71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3">
          <table:table-cell office:value-type="float" office:value="244" calcext:value-type="float">
            <text:p>244</text:p>
          </table:table-cell>
          <table:table-cell office:value-type="date" office:date-value="2014-10-01" calcext:value-type="date">
            <text:p>out/14</text:p>
          </table:table-cell>
          <table:table-cell office:value-type="float" office:value="1629.42" calcext:value-type="float">
            <text:p>1.629,42 </text:p>
          </table:table-cell>
          <table:table-cell table:style-name="ce23" office:value-type="float" office:value="1.501593" calcext:value-type="float">
            <text:p>1,501593</text:p>
          </table:table-cell>
          <table:table-cell table:formula="of:=[.C247]*[.D247]" office:value-type="currency" office:currency="BRL" office:value="2446.72566606" calcext:value-type="currency">
            <text:p>R$ 2.446,73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3">
          <table:table-cell office:value-type="float" office:value="245" calcext:value-type="float">
            <text:p>245</text:p>
          </table:table-cell>
          <table:table-cell office:value-type="date" office:date-value="2014-11-01" calcext:value-type="date">
            <text:p>nov/14</text:p>
          </table:table-cell>
          <table:table-cell office:value-type="float" office:value="1629.42" calcext:value-type="float">
            <text:p>1.629,42 </text:p>
          </table:table-cell>
          <table:table-cell office:value-type="float" office:value="1.49591" calcext:value-type="float">
            <text:p>1,495910</text:p>
          </table:table-cell>
          <table:table-cell table:formula="of:=[.C248]*[.D248]" office:value-type="currency" office:currency="BRL" office:value="2437.4656722" calcext:value-type="currency">
            <text:p>R$ 2.437,47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3">
          <table:table-cell office:value-type="float" office:value="246" calcext:value-type="float">
            <text:p>246</text:p>
          </table:table-cell>
          <table:table-cell office:value-type="date" office:date-value="2014-12-01" calcext:value-type="date">
            <text:p>dez/14</text:p>
          </table:table-cell>
          <table:table-cell office:value-type="float" office:value="1629.42" calcext:value-type="float">
            <text:p>1.629,42 </text:p>
          </table:table-cell>
          <table:table-cell table:style-name="ce23" office:value-type="float" office:value="1.488022" calcext:value-type="float">
            <text:p>1,488022</text:p>
          </table:table-cell>
          <table:table-cell table:formula="of:=[.C249]*[.D249]" office:value-type="currency" office:currency="BRL" office:value="2424.61280724" calcext:value-type="currency">
            <text:p>R$ 2.424,6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3">
          <table:table-cell office:value-type="float" office:value="247" calcext:value-type="float">
            <text:p>247</text:p>
          </table:table-cell>
          <table:table-cell office:value-type="date" office:date-value="2015-01-01" calcext:value-type="date">
            <text:p>jan/15</text:p>
          </table:table-cell>
          <table:table-cell office:value-type="float" office:value="1629.42" calcext:value-type="float">
            <text:p>1.629,42 </text:p>
          </table:table-cell>
          <table:table-cell office:value-type="float" office:value="1.478852" calcext:value-type="float">
            <text:p>1,478852</text:p>
          </table:table-cell>
          <table:table-cell table:formula="of:=[.C250]*[.D250]" office:value-type="currency" office:currency="BRL" office:value="2409.67102584" calcext:value-type="currency">
            <text:p>R$ 2.409,67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3">
          <table:table-cell office:value-type="float" office:value="248" calcext:value-type="float">
            <text:p>248</text:p>
          </table:table-cell>
          <table:table-cell office:value-type="date" office:date-value="2015-02-01" calcext:value-type="date">
            <text:p>fev/15</text:p>
          </table:table-cell>
          <table:table-cell office:value-type="float" office:value="1759.75" calcext:value-type="float">
            <text:p>1.759,75 </text:p>
          </table:table-cell>
          <table:table-cell table:style-name="ce23" office:value-type="float" office:value="1.457286" calcext:value-type="float">
            <text:p>1,457286</text:p>
          </table:table-cell>
          <table:table-cell table:formula="of:=[.C251]*[.D251]" office:value-type="currency" office:currency="BRL" office:value="2564.4590385" calcext:value-type="currency">
            <text:p>R$ 2.564,46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3">
          <table:table-cell office:value-type="float" office:value="249" calcext:value-type="float">
            <text:p>249</text:p>
          </table:table-cell>
          <table:table-cell office:value-type="date" office:date-value="2015-03-01" calcext:value-type="date">
            <text:p>mar/15</text:p>
          </table:table-cell>
          <table:table-cell office:value-type="float" office:value="1759.75" calcext:value-type="float">
            <text:p>1.759,75 </text:p>
          </table:table-cell>
          <table:table-cell office:value-type="float" office:value="1.440573" calcext:value-type="float">
            <text:p>1,440573</text:p>
          </table:table-cell>
          <table:table-cell table:formula="of:=[.C252]*[.D252]" office:value-type="currency" office:currency="BRL" office:value="2535.04833675" calcext:value-type="currency">
            <text:p>R$ 2.535,05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3">
          <table:table-cell office:value-type="float" office:value="250" calcext:value-type="float">
            <text:p>250</text:p>
          </table:table-cell>
          <table:table-cell office:value-type="date" office:date-value="2015-04-01" calcext:value-type="date">
            <text:p>abr/15</text:p>
          </table:table-cell>
          <table:table-cell office:value-type="float" office:value="1759.75" calcext:value-type="float">
            <text:p>1.759,75 </text:p>
          </table:table-cell>
          <table:table-cell table:style-name="ce23" office:value-type="float" office:value="1.419147" calcext:value-type="float">
            <text:p>1,419147</text:p>
          </table:table-cell>
          <table:table-cell table:formula="of:=[.C253]*[.D253]" office:value-type="currency" office:currency="BRL" office:value="2497.34393325" calcext:value-type="currency">
            <text:p>R$ 2.497,34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3">
          <table:table-cell office:value-type="float" office:value="251" calcext:value-type="float">
            <text:p>251</text:p>
          </table:table-cell>
          <table:table-cell office:value-type="date" office:date-value="2015-05-01" calcext:value-type="date">
            <text:p>mai/15</text:p>
          </table:table-cell>
          <table:table-cell office:value-type="float" office:value="1759.75" calcext:value-type="float">
            <text:p>1.759,75 </text:p>
          </table:table-cell>
          <table:table-cell office:value-type="float" office:value="1.409142" calcext:value-type="float">
            <text:p>1,409142</text:p>
          </table:table-cell>
          <table:table-cell table:formula="of:=[.C254]*[.D254]" office:value-type="currency" office:currency="BRL" office:value="2479.7376345" calcext:value-type="currency">
            <text:p>R$ 2.479,74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3">
          <table:table-cell office:value-type="float" office:value="252" calcext:value-type="float">
            <text:p>252</text:p>
          </table:table-cell>
          <table:table-cell office:value-type="date" office:date-value="2015-06-01" calcext:value-type="date">
            <text:p>jun/15</text:p>
          </table:table-cell>
          <table:table-cell office:value-type="float" office:value="1759.75" calcext:value-type="float">
            <text:p>1.759,75 </text:p>
          </table:table-cell>
          <table:table-cell table:style-name="ce23" office:value-type="float" office:value="1.395328" calcext:value-type="float">
            <text:p>1,395328</text:p>
          </table:table-cell>
          <table:table-cell table:formula="of:=[.C255]*[.D255]" office:value-type="currency" office:currency="BRL" office:value="2455.428448" calcext:value-type="currency">
            <text:p>R$ 2.455,43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3">
          <table:table-cell office:value-type="float" office:value="253" calcext:value-type="float">
            <text:p>253</text:p>
          </table:table-cell>
          <table:table-cell office:value-type="date" office:date-value="2015-07-01" calcext:value-type="date">
            <text:p>jul/15</text:p>
          </table:table-cell>
          <table:table-cell office:value-type="float" office:value="1759.75" calcext:value-type="float">
            <text:p>1.759,75 </text:p>
          </table:table-cell>
          <table:table-cell office:value-type="float" office:value="1.384667" calcext:value-type="float">
            <text:p>1,384667</text:p>
          </table:table-cell>
          <table:table-cell table:formula="of:=[.C256]*[.D256]" office:value-type="currency" office:currency="BRL" office:value="2436.66775325" calcext:value-type="currency">
            <text:p>R$ 2.436,67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3">
          <table:table-cell office:value-type="float" office:value="254" calcext:value-type="float">
            <text:p>254</text:p>
          </table:table-cell>
          <table:table-cell office:value-type="date" office:date-value="2015-08-01" calcext:value-type="date">
            <text:p>ago/15</text:p>
          </table:table-cell>
          <table:table-cell office:value-type="float" office:value="1759.75" calcext:value-type="float">
            <text:p>1.759,75 </text:p>
          </table:table-cell>
          <table:table-cell table:style-name="ce23" office:value-type="float" office:value="1.376682" calcext:value-type="float">
            <text:p>1,376682</text:p>
          </table:table-cell>
          <table:table-cell table:formula="of:=[.C257]*[.D257]" office:value-type="currency" office:currency="BRL" office:value="2422.6161495" calcext:value-type="currency">
            <text:p>R$ 2.422,62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3">
          <table:table-cell office:value-type="float" office:value="255" calcext:value-type="float">
            <text:p>255</text:p>
          </table:table-cell>
          <table:table-cell office:value-type="date" office:date-value="2015-09-01" calcext:value-type="date">
            <text:p>set/15</text:p>
          </table:table-cell>
          <table:table-cell office:value-type="float" office:value="1759.75" calcext:value-type="float">
            <text:p>1.759,75 </text:p>
          </table:table-cell>
          <table:table-cell office:value-type="float" office:value="1.373245" calcext:value-type="float">
            <text:p>1,373245</text:p>
          </table:table-cell>
          <table:table-cell table:formula="of:=[.C258]*[.D258]" office:value-type="currency" office:currency="BRL" office:value="2416.56788875" calcext:value-type="currency">
            <text:p>R$ 2.416,57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3">
          <table:table-cell office:value-type="float" office:value="256" calcext:value-type="float">
            <text:p>256</text:p>
          </table:table-cell>
          <table:table-cell office:value-type="date" office:date-value="2015-10-01" calcext:value-type="date">
            <text:p>out/15</text:p>
          </table:table-cell>
          <table:table-cell office:value-type="float" office:value="1759.75" calcext:value-type="float">
            <text:p>1.759,75 </text:p>
          </table:table-cell>
          <table:table-cell table:style-name="ce23" office:value-type="float" office:value="1.366281" calcext:value-type="float">
            <text:p>1,366281</text:p>
          </table:table-cell>
          <table:table-cell table:formula="of:=[.C259]*[.D259]" office:value-type="currency" office:currency="BRL" office:value="2404.31298975" calcext:value-type="currency">
            <text:p>R$ 2.404,3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float" office:value="257" calcext:value-type="float">
            <text:p>257</text:p>
          </table:table-cell>
          <table:table-cell office:value-type="date" office:date-value="2015-11-01" calcext:value-type="date">
            <text:p>nov/15</text:p>
          </table:table-cell>
          <table:table-cell office:value-type="float" office:value="1759.75" calcext:value-type="float">
            <text:p>1.759,75 </text:p>
          </table:table-cell>
          <table:table-cell office:value-type="float" office:value="1.355841" calcext:value-type="float">
            <text:p>1,355841</text:p>
          </table:table-cell>
          <table:table-cell table:formula="of:=[.C260]*[.D260]" office:value-type="currency" office:currency="BRL" office:value="2385.94119975" calcext:value-type="currency">
            <text:p>R$ 2.385,94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3">
          <table:table-cell office:value-type="float" office:value="258" calcext:value-type="float">
            <text:p>258</text:p>
          </table:table-cell>
          <table:table-cell office:value-type="date" office:date-value="2015-12-01" calcext:value-type="date">
            <text:p>dez/15</text:p>
          </table:table-cell>
          <table:table-cell office:value-type="float" office:value="1759.75" calcext:value-type="float">
            <text:p>1.759,75 </text:p>
          </table:table-cell>
          <table:table-cell table:style-name="ce23" office:value-type="float" office:value="1.340952" calcext:value-type="float">
            <text:p>1,340952</text:p>
          </table:table-cell>
          <table:table-cell table:formula="of:=[.C261]*[.D261]" office:value-type="currency" office:currency="BRL" office:value="2359.740282" calcext:value-type="currency">
            <text:p>R$ 2.359,74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3">
          <table:table-cell office:value-type="float" office:value="259" calcext:value-type="float">
            <text:p>259</text:p>
          </table:table-cell>
          <table:table-cell office:value-type="date" office:date-value="2016-01-01" calcext:value-type="date">
            <text:p>jan/16</text:p>
          </table:table-cell>
          <table:table-cell office:value-type="float" office:value="1759.75" calcext:value-type="float">
            <text:p>1.759,75 </text:p>
          </table:table-cell>
          <table:table-cell office:value-type="float" office:value="1.328995" calcext:value-type="float">
            <text:p>1,328995</text:p>
          </table:table-cell>
          <table:table-cell table:formula="of:=[.C262]*[.D262]" office:value-type="currency" office:currency="BRL" office:value="2338.69895125" calcext:value-type="currency">
            <text:p>R$ 2.338,70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3">
          <table:table-cell office:value-type="float" office:value="260" calcext:value-type="float">
            <text:p>260</text:p>
          </table:table-cell>
          <table:table-cell office:value-type="date" office:date-value="2016-02-01" calcext:value-type="date">
            <text:p>fev/16</text:p>
          </table:table-cell>
          <table:table-cell office:value-type="float" office:value="1953.33" calcext:value-type="float">
            <text:p>1.953,33 </text:p>
          </table:table-cell>
          <table:table-cell table:style-name="ce23" office:value-type="float" office:value="1.309226" calcext:value-type="float">
            <text:p>1,309226</text:p>
          </table:table-cell>
          <table:table-cell table:formula="of:=[.C263]*[.D263]" office:value-type="currency" office:currency="BRL" office:value="2557.35042258" calcext:value-type="currency">
            <text:p>R$ 2.557,35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3">
          <table:table-cell office:value-type="float" office:value="261" calcext:value-type="float">
            <text:p>261</text:p>
          </table:table-cell>
          <table:table-cell office:value-type="date" office:date-value="2016-03-01" calcext:value-type="date">
            <text:p>mar/16</text:p>
          </table:table-cell>
          <table:table-cell office:value-type="float" office:value="1953.33" calcext:value-type="float">
            <text:p>1.953,33 </text:p>
          </table:table-cell>
          <table:table-cell office:value-type="float" office:value="1.296902" calcext:value-type="float">
            <text:p>1,296902</text:p>
          </table:table-cell>
          <table:table-cell table:formula="of:=[.C264]*[.D264]" office:value-type="currency" office:currency="BRL" office:value="2533.27758366" calcext:value-type="currency">
            <text:p>R$ 2.533,28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3">
          <table:table-cell office:value-type="float" office:value="262" calcext:value-type="float">
            <text:p>262</text:p>
          </table:table-cell>
          <table:table-cell office:value-type="date" office:date-value="2016-04-01" calcext:value-type="date">
            <text:p>abr/16</text:p>
          </table:table-cell>
          <table:table-cell office:value-type="float" office:value="1953.33" calcext:value-type="float">
            <text:p>1.953,33 </text:p>
          </table:table-cell>
          <table:table-cell table:style-name="ce23" office:value-type="float" office:value="1.291224" calcext:value-type="float">
            <text:p>1,291224</text:p>
          </table:table-cell>
          <table:table-cell table:formula="of:=[.C265]*[.D265]" office:value-type="currency" office:currency="BRL" office:value="2522.18657592" calcext:value-type="currency">
            <text:p>R$ 2.522,19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3">
          <table:table-cell office:value-type="float" office:value="263" calcext:value-type="float">
            <text:p>263</text:p>
          </table:table-cell>
          <table:table-cell office:value-type="date" office:date-value="2016-05-01" calcext:value-type="date">
            <text:p>mai/16</text:p>
          </table:table-cell>
          <table:table-cell office:value-type="float" office:value="1953.33" calcext:value-type="float">
            <text:p>1.953,33 </text:p>
          </table:table-cell>
          <table:table-cell office:value-type="float" office:value="1.283012" calcext:value-type="float">
            <text:p>1,283012</text:p>
          </table:table-cell>
          <table:table-cell table:formula="of:=[.C266]*[.D266]" office:value-type="currency" office:currency="BRL" office:value="2506.14582996" calcext:value-type="currency">
            <text:p>R$ 2.506,15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3">
          <table:table-cell office:value-type="float" office:value="264" calcext:value-type="float">
            <text:p>264</text:p>
          </table:table-cell>
          <table:table-cell office:value-type="date" office:date-value="2016-06-01" calcext:value-type="date">
            <text:p>jun/16</text:p>
          </table:table-cell>
          <table:table-cell office:value-type="float" office:value="1953.33" calcext:value-type="float">
            <text:p>1.953,33 </text:p>
          </table:table-cell>
          <table:table-cell table:style-name="ce23" office:value-type="float" office:value="1.270562" calcext:value-type="float">
            <text:p>1,270562</text:p>
          </table:table-cell>
          <table:table-cell table:formula="of:=[.C267]*[.D267]" office:value-type="currency" office:currency="BRL" office:value="2481.82687146" calcext:value-type="currency">
            <text:p>R$ 2.481,83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3">
          <table:table-cell office:value-type="float" office:value="265" calcext:value-type="float">
            <text:p>265</text:p>
          </table:table-cell>
          <table:table-cell office:value-type="date" office:date-value="2016-07-01" calcext:value-type="date">
            <text:p>jul/16</text:p>
          </table:table-cell>
          <table:table-cell office:value-type="float" office:value="2177.25" calcext:value-type="float">
            <text:p>2.177,25 </text:p>
          </table:table-cell>
          <table:table-cell office:value-type="float" office:value="1.264615" calcext:value-type="float">
            <text:p>1,264615</text:p>
          </table:table-cell>
          <table:table-cell table:formula="of:=[.C268]*[.D268]" office:value-type="currency" office:currency="BRL" office:value="2753.38300875" calcext:value-type="currency">
            <text:p>R$ 2.753,38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3">
          <table:table-cell office:value-type="float" office:value="266" calcext:value-type="float">
            <text:p>266</text:p>
          </table:table-cell>
          <table:table-cell office:value-type="date" office:date-value="2016-08-01" calcext:value-type="date">
            <text:p>ago/16</text:p>
          </table:table-cell>
          <table:table-cell office:value-type="float" office:value="2009.33" calcext:value-type="float">
            <text:p>2.009,33 </text:p>
          </table:table-cell>
          <table:table-cell table:style-name="ce23" office:value-type="float" office:value="1.256572" calcext:value-type="float">
            <text:p>1,256572</text:p>
          </table:table-cell>
          <table:table-cell table:formula="of:=[.C269]*[.D269]" office:value-type="currency" office:currency="BRL" office:value="2524.86781676" calcext:value-type="currency">
            <text:p>R$ 2.524,87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3">
          <table:table-cell office:value-type="float" office:value="267" calcext:value-type="float">
            <text:p>267</text:p>
          </table:table-cell>
          <table:table-cell office:value-type="date" office:date-value="2016-09-01" calcext:value-type="date">
            <text:p>set/16</text:p>
          </table:table-cell>
          <table:table-cell office:value-type="float" office:value="2009.33" calcext:value-type="float">
            <text:p>2.009,33 </text:p>
          </table:table-cell>
          <table:table-cell office:value-type="float" office:value="1.252692" calcext:value-type="float">
            <text:p>1,252692</text:p>
          </table:table-cell>
          <table:table-cell table:formula="of:=[.C270]*[.D270]" office:value-type="currency" office:currency="BRL" office:value="2517.07161636" calcext:value-type="currency">
            <text:p>R$ 2.517,07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3">
          <table:table-cell office:value-type="float" office:value="268" calcext:value-type="float">
            <text:p>268</text:p>
          </table:table-cell>
          <table:table-cell office:value-type="date" office:date-value="2016-10-01" calcext:value-type="date">
            <text:p>out/16</text:p>
          </table:table-cell>
          <table:table-cell office:value-type="float" office:value="2009.33" calcext:value-type="float">
            <text:p>2.009,33 </text:p>
          </table:table-cell>
          <table:table-cell table:style-name="ce23" office:value-type="float" office:value="1.251692" calcext:value-type="float">
            <text:p>1,251692</text:p>
          </table:table-cell>
          <table:table-cell table:formula="of:=[.C271]*[.D271]" office:value-type="currency" office:currency="BRL" office:value="2515.06228636" calcext:value-type="currency">
            <text:p>R$ 2.515,06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3">
          <table:table-cell office:value-type="float" office:value="269" calcext:value-type="float">
            <text:p>269</text:p>
          </table:table-cell>
          <table:table-cell office:value-type="date" office:date-value="2016-11-01" calcext:value-type="date">
            <text:p>nov/16</text:p>
          </table:table-cell>
          <table:table-cell office:value-type="float" office:value="2009.33" calcext:value-type="float">
            <text:p>2.009,33 </text:p>
          </table:table-cell>
          <table:table-cell office:value-type="float" office:value="1.249563" calcext:value-type="float">
            <text:p>1,249563</text:p>
          </table:table-cell>
          <table:table-cell table:formula="of:=[.C272]*[.D272]" office:value-type="currency" office:currency="BRL" office:value="2510.78442279" calcext:value-type="currency">
            <text:p>R$ 2.510,78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3">
          <table:table-cell office:value-type="float" office:value="270" calcext:value-type="float">
            <text:p>270</text:p>
          </table:table-cell>
          <table:table-cell office:value-type="date" office:date-value="2016-12-01" calcext:value-type="date">
            <text:p>dez/16</text:p>
          </table:table-cell>
          <table:table-cell office:value-type="float" office:value="2009.33" calcext:value-type="float">
            <text:p>2.009,33 </text:p>
          </table:table-cell>
          <table:table-cell table:style-name="ce23" office:value-type="float" office:value="1.248692" calcext:value-type="float">
            <text:p>1,248692</text:p>
          </table:table-cell>
          <table:table-cell table:formula="of:=[.C273]*[.D273]" office:value-type="currency" office:currency="BRL" office:value="2509.03429636" calcext:value-type="currency">
            <text:p>R$ 2.509,03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3">
          <table:table-cell office:value-type="float" office:value="271" calcext:value-type="float">
            <text:p>271</text:p>
          </table:table-cell>
          <table:table-cell office:value-type="date" office:date-value="2017-01-01" calcext:value-type="date">
            <text:p>jan/17</text:p>
          </table:table-cell>
          <table:table-cell office:value-type="float" office:value="2009.33" calcext:value-type="float">
            <text:p>2.009,33 </text:p>
          </table:table-cell>
          <table:table-cell office:value-type="float" office:value="1.246947" calcext:value-type="float">
            <text:p>1,246947</text:p>
          </table:table-cell>
          <table:table-cell table:formula="of:=[.C274]*[.D274]" office:value-type="currency" office:currency="BRL" office:value="2505.52801551" calcext:value-type="currency">
            <text:p>R$ 2.505,53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3">
          <table:table-cell office:value-type="float" office:value="272" calcext:value-type="float">
            <text:p>272</text:p>
          </table:table-cell>
          <table:table-cell office:value-type="date" office:date-value="2017-02-01" calcext:value-type="date">
            <text:p>fev/17</text:p>
          </table:table-cell>
          <table:table-cell office:value-type="float" office:value="2009.33" calcext:value-type="float">
            <text:p>2.009,33 </text:p>
          </table:table-cell>
          <table:table-cell table:style-name="ce23" office:value-type="float" office:value="1.241728" calcext:value-type="float">
            <text:p>1,241728</text:p>
          </table:table-cell>
          <table:table-cell table:formula="of:=[.C275]*[.D275]" office:value-type="currency" office:currency="BRL" office:value="2495.04132224" calcext:value-type="currency">
            <text:p>R$ 2.495,04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3">
          <table:table-cell office:value-type="float" office:value="273" calcext:value-type="float">
            <text:p>273</text:p>
          </table:table-cell>
          <table:table-cell office:value-type="date" office:date-value="2017-03-01" calcext:value-type="date">
            <text:p>mar/17</text:p>
          </table:table-cell>
          <table:table-cell office:value-type="float" office:value="2009.33" calcext:value-type="float">
            <text:p>2.009,33 </text:p>
          </table:table-cell>
          <table:table-cell office:value-type="float" office:value="1.238758" calcext:value-type="float">
            <text:p>1,238758</text:p>
          </table:table-cell>
          <table:table-cell table:formula="of:=[.C276]*[.D276]" office:value-type="currency" office:currency="BRL" office:value="2489.07361214" calcext:value-type="currency">
            <text:p>R$ 2.489,07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3">
          <table:table-cell office:value-type="float" office:value="274" calcext:value-type="float">
            <text:p>274</text:p>
          </table:table-cell>
          <table:table-cell office:value-type="date" office:date-value="2017-04-01" calcext:value-type="date">
            <text:p>abr/17</text:p>
          </table:table-cell>
          <table:table-cell office:value-type="float" office:value="1580.58" calcext:value-type="float">
            <text:p>1.580,58 </text:p>
          </table:table-cell>
          <table:table-cell table:style-name="ce23" office:value-type="float" office:value="1.234809" calcext:value-type="float">
            <text:p>1,234809</text:p>
          </table:table-cell>
          <table:table-cell table:formula="of:=[.C277]*[.D277]" office:value-type="currency" office:currency="BRL" office:value="1951.71440922" calcext:value-type="currency">
            <text:p>R$ 1.951,71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3">
          <table:table-cell office:value-type="float" office:value="275" calcext:value-type="float">
            <text:p>275</text:p>
          </table:table-cell>
          <table:table-cell office:value-type="date" office:date-value="2017-05-01" calcext:value-type="date">
            <text:p>mai/17</text:p>
          </table:table-cell>
          <table:table-cell office:value-type="float" office:value="1795" calcext:value-type="float">
            <text:p>1.795,00 </text:p>
          </table:table-cell>
          <table:table-cell office:value-type="float" office:value="1.233822" calcext:value-type="float">
            <text:p>1,233822</text:p>
          </table:table-cell>
          <table:table-cell table:formula="of:=[.C278]*[.D278]" office:value-type="currency" office:currency="BRL" office:value="2214.71049" calcext:value-type="currency">
            <text:p>R$ 2.214,71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3">
          <table:table-cell office:value-type="float" office:value="276" calcext:value-type="float">
            <text:p>276</text:p>
          </table:table-cell>
          <table:table-cell office:value-type="date" office:date-value="2017-06-01" calcext:value-type="date">
            <text:p>jun/17</text:p>
          </table:table-cell>
          <table:table-cell office:value-type="float" office:value="1687.83" calcext:value-type="float">
            <text:p>1.687,83 </text:p>
          </table:table-cell>
          <table:table-cell table:style-name="ce23" office:value-type="float" office:value="1.229392" calcext:value-type="float">
            <text:p>1,229392</text:p>
          </table:table-cell>
          <table:table-cell table:formula="of:=[.C279]*[.D279]" office:value-type="currency" office:currency="BRL" office:value="2075.00469936" calcext:value-type="currency">
            <text:p>R$ 2.075,00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3">
          <table:table-cell office:value-type="float" office:value="277" calcext:value-type="float">
            <text:p>277</text:p>
          </table:table-cell>
          <table:table-cell office:value-type="date" office:date-value="2017-07-01" calcext:value-type="date">
            <text:p>jul/17</text:p>
          </table:table-cell>
          <table:table-cell office:value-type="float" office:value="1875.42" calcext:value-type="float">
            <text:p>1.875,42 </text:p>
          </table:table-cell>
          <table:table-cell office:value-type="float" office:value="1.233093" calcext:value-type="float">
            <text:p>1,233093</text:p>
          </table:table-cell>
          <table:table-cell table:formula="of:=[.C280]*[.D280]" office:value-type="currency" office:currency="BRL" office:value="2312.56727406" calcext:value-type="currency">
            <text:p>R$ 2.312,57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3">
          <table:table-cell office:value-type="float" office:value="278" calcext:value-type="float">
            <text:p>278</text:p>
          </table:table-cell>
          <table:table-cell office:value-type="date" office:date-value="2017-08-01" calcext:value-type="date">
            <text:p>ago/17</text:p>
          </table:table-cell>
          <table:table-cell office:value-type="float" office:value="1875.42" calcext:value-type="float">
            <text:p>1.875,42 </text:p>
          </table:table-cell>
          <table:table-cell table:style-name="ce23" office:value-type="float" office:value="1.231002" calcext:value-type="float">
            <text:p>1,231002</text:p>
          </table:table-cell>
          <table:table-cell table:formula="of:=[.C281]*[.D281]" office:value-type="currency" office:currency="BRL" office:value="2308.64577084" calcext:value-type="currency">
            <text:p>R$ 2.308,65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3">
          <table:table-cell office:value-type="float" office:value="279" calcext:value-type="float">
            <text:p>279</text:p>
          </table:table-cell>
          <table:table-cell office:value-type="date" office:date-value="2017-09-01" calcext:value-type="date">
            <text:p>set/17</text:p>
          </table:table-cell>
          <table:table-cell office:value-type="float" office:value="2184.83" calcext:value-type="float">
            <text:p>2.184,83 </text:p>
          </table:table-cell>
          <table:table-cell office:value-type="float" office:value="1.231369" calcext:value-type="float">
            <text:p>1,231369</text:p>
          </table:table-cell>
          <table:table-cell table:formula="of:=[.C282]*[.D282]" office:value-type="currency" office:currency="BRL" office:value="2690.33193227" calcext:value-type="currency">
            <text:p>R$ 2.690,33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3">
          <table:table-cell office:value-type="float" office:value="280" calcext:value-type="float">
            <text:p>280</text:p>
          </table:table-cell>
          <table:table-cell office:value-type="date" office:date-value="2017-10-01" calcext:value-type="date">
            <text:p>out/17</text:p>
          </table:table-cell>
          <table:table-cell office:value-type="float" office:value="2114.83" calcext:value-type="float">
            <text:p>2.114,83 </text:p>
          </table:table-cell>
          <table:table-cell table:style-name="ce23" office:value-type="float" office:value="1.231618" calcext:value-type="float">
            <text:p>1,231618</text:p>
          </table:table-cell>
          <table:table-cell table:formula="of:=[.C283]*[.D283]" office:value-type="currency" office:currency="BRL" office:value="2604.66269494" calcext:value-type="currency">
            <text:p>R$ 2.604,66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3">
          <table:table-cell office:value-type="float" office:value="281" calcext:value-type="float">
            <text:p>281</text:p>
          </table:table-cell>
          <table:table-cell office:value-type="date" office:date-value="2017-11-01" calcext:value-type="date">
            <text:p>nov/17</text:p>
          </table:table-cell>
          <table:table-cell office:value-type="float" office:value="2114.83" calcext:value-type="float">
            <text:p>2.114,83 </text:p>
          </table:table-cell>
          <table:table-cell office:value-type="float" office:value="1.227074" calcext:value-type="float">
            <text:p>1,227074</text:p>
          </table:table-cell>
          <table:table-cell table:formula="of:=[.C284]*[.D284]" office:value-type="currency" office:currency="BRL" office:value="2595.05290742" calcext:value-type="currency">
            <text:p>R$ 2.595,05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3">
          <table:table-cell office:value-type="float" office:value="282" calcext:value-type="float">
            <text:p>282</text:p>
          </table:table-cell>
          <table:table-cell office:value-type="date" office:date-value="2017-12-01" calcext:value-type="date">
            <text:p>dez/17</text:p>
          </table:table-cell>
          <table:table-cell office:value-type="float" office:value="2227.92" calcext:value-type="float">
            <text:p>2.227,92 </text:p>
          </table:table-cell>
          <table:table-cell table:style-name="ce23" office:value-type="float" office:value="1.22487" calcext:value-type="float">
            <text:p>1,224870</text:p>
          </table:table-cell>
          <table:table-cell table:formula="of:=[.C285]*[.D285]" office:value-type="currency" office:currency="BRL" office:value="2728.9123704" calcext:value-type="currency">
            <text:p>R$ 2.728,91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date" office:date-value="2018-01-01" calcext:value-type="date">
            <text:p>jan/18</text:p>
          </table:table-cell>
          <table:table-cell office:value-type="float" office:value="2227.92" calcext:value-type="float">
            <text:p>2.227,92 </text:p>
          </table:table-cell>
          <table:table-cell office:value-type="float" office:value="1.221696" calcext:value-type="float">
            <text:p>1,221696</text:p>
          </table:table-cell>
          <table:table-cell table:formula="of:=[.C286]*[.D286]" office:value-type="currency" office:currency="BRL" office:value="2721.84095232" calcext:value-type="currency">
            <text:p>R$ 2.721,84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3">
          <table:table-cell office:value-type="float" office:value="284" calcext:value-type="float">
            <text:p>284</text:p>
          </table:table-cell>
          <table:table-cell office:value-type="date" office:date-value="2018-02-01" calcext:value-type="date">
            <text:p>fev/18</text:p>
          </table:table-cell>
          <table:table-cell office:value-type="float" office:value="2521.17" calcext:value-type="float">
            <text:p>2.521,17 </text:p>
          </table:table-cell>
          <table:table-cell table:style-name="ce23" office:value-type="float" office:value="1.218893" calcext:value-type="float">
            <text:p>1,218893</text:p>
          </table:table-cell>
          <table:table-cell table:formula="of:=[.C287]*[.D287]" office:value-type="currency" office:currency="BRL" office:value="3073.03646481" calcext:value-type="currency">
            <text:p>R$ 3.073,04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3">
          <table:table-cell office:value-type="float" office:value="285" calcext:value-type="float">
            <text:p>285</text:p>
          </table:table-cell>
          <table:table-cell office:value-type="date" office:date-value="2018-03-01" calcext:value-type="date">
            <text:p>mar/18</text:p>
          </table:table-cell>
          <table:table-cell office:value-type="float" office:value="2521.17" calcext:value-type="float">
            <text:p>2.521,17 </text:p>
          </table:table-cell>
          <table:table-cell office:value-type="float" office:value="1.2167" calcext:value-type="float">
            <text:p>1,216700</text:p>
          </table:table-cell>
          <table:table-cell table:formula="of:=[.C288]*[.D288]" office:value-type="currency" office:currency="BRL" office:value="3067.507539" calcext:value-type="currency">
            <text:p>R$ 3.067,51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3">
          <table:table-cell office:value-type="float" office:value="286" calcext:value-type="float">
            <text:p>286</text:p>
          </table:table-cell>
          <table:table-cell office:value-type="date" office:date-value="2018-04-01" calcext:value-type="date">
            <text:p>abr/18</text:p>
          </table:table-cell>
          <table:table-cell office:value-type="float" office:value="2672.5" calcext:value-type="float">
            <text:p>2.672,50 </text:p>
          </table:table-cell>
          <table:table-cell table:style-name="ce23" office:value-type="float" office:value="1.21585" calcext:value-type="float">
            <text:p>1,215850</text:p>
          </table:table-cell>
          <table:table-cell table:formula="of:=[.C289]*[.D289]" office:value-type="currency" office:currency="BRL" office:value="3249.359125" calcext:value-type="currency">
            <text:p>R$ 3.249,36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3">
          <table:table-cell office:value-type="float" office:value="287" calcext:value-type="float">
            <text:p>287</text:p>
          </table:table-cell>
          <table:table-cell office:value-type="date" office:date-value="2018-05-01" calcext:value-type="date">
            <text:p>mai/18</text:p>
          </table:table-cell>
          <table:table-cell office:value-type="float" office:value="2571.58" calcext:value-type="float">
            <text:p>2.571,58 </text:p>
          </table:table-cell>
          <table:table-cell office:value-type="float" office:value="1.213302" calcext:value-type="float">
            <text:p>1,213302</text:p>
          </table:table-cell>
          <table:table-cell table:formula="of:=[.C290]*[.D290]" office:value-type="currency" office:currency="BRL" office:value="3120.10315716" calcext:value-type="currency">
            <text:p>R$ 3.120,10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3">
          <table:table-cell office:value-type="float" office:value="288" calcext:value-type="float">
            <text:p>288</text:p>
          </table:table-cell>
          <table:table-cell office:value-type="date" office:date-value="2018-06-01" calcext:value-type="date">
            <text:p>jun/18</text:p>
          </table:table-cell>
          <table:table-cell office:value-type="float" office:value="2571.58" calcext:value-type="float">
            <text:p>2.571,58 </text:p>
          </table:table-cell>
          <table:table-cell table:style-name="ce23" office:value-type="float" office:value="1.20811" calcext:value-type="float">
            <text:p>1,208110</text:p>
          </table:table-cell>
          <table:table-cell table:formula="of:=[.C291]*[.D291]" office:value-type="currency" office:currency="BRL" office:value="3106.7515138" calcext:value-type="currency">
            <text:p>R$ 3.106,75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3">
          <table:table-cell office:value-type="float" office:value="289" calcext:value-type="float">
            <text:p>289</text:p>
          </table:table-cell>
          <table:table-cell office:value-type="date" office:date-value="2018-07-01" calcext:value-type="date">
            <text:p>jul/18</text:p>
          </table:table-cell>
          <table:table-cell office:value-type="float" office:value="2597.33" calcext:value-type="float">
            <text:p>2.597,33 </text:p>
          </table:table-cell>
          <table:table-cell office:value-type="float" office:value="1.191076" calcext:value-type="float">
            <text:p>1,191076</text:p>
          </table:table-cell>
          <table:table-cell table:formula="of:=[.C292]*[.D292]" office:value-type="currency" office:currency="BRL" office:value="3093.61742708" calcext:value-type="currency">
            <text:p>R$ 3.093,62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3">
          <table:table-cell office:value-type="float" office:value="290" calcext:value-type="float">
            <text:p>290</text:p>
          </table:table-cell>
          <table:table-cell office:value-type="date" office:date-value="2018-08-01" calcext:value-type="date">
            <text:p>ago/18</text:p>
          </table:table-cell>
          <table:table-cell office:value-type="float" office:value="2597.33" calcext:value-type="float">
            <text:p>2.597,33 </text:p>
          </table:table-cell>
          <table:table-cell table:style-name="ce23" office:value-type="float" office:value="1.188104" calcext:value-type="float">
            <text:p>1,188104</text:p>
          </table:table-cell>
          <table:table-cell table:formula="of:=[.C293]*[.D293]" office:value-type="currency" office:currency="BRL" office:value="3085.89816232" calcext:value-type="currency">
            <text:p>R$ 3.085,90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3">
          <table:table-cell office:value-type="float" office:value="291" calcext:value-type="float">
            <text:p>291</text:p>
          </table:table-cell>
          <table:table-cell office:value-type="date" office:date-value="2018-09-01" calcext:value-type="date">
            <text:p>set/18</text:p>
          </table:table-cell>
          <table:table-cell office:value-type="float" office:value="2597.33" calcext:value-type="float">
            <text:p>2.597,33 </text:p>
          </table:table-cell>
          <table:table-cell office:value-type="float" office:value="1.188104" calcext:value-type="float">
            <text:p>1,188104</text:p>
          </table:table-cell>
          <table:table-cell table:formula="of:=[.C294]*[.D294]" office:value-type="currency" office:currency="BRL" office:value="3085.89816232" calcext:value-type="currency">
            <text:p>R$ 3.085,90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3">
          <table:table-cell office:value-type="float" office:value="292" calcext:value-type="float">
            <text:p>292</text:p>
          </table:table-cell>
          <table:table-cell office:value-type="date" office:date-value="2018-10-01" calcext:value-type="date">
            <text:p>out/18</text:p>
          </table:table-cell>
          <table:table-cell office:value-type="float" office:value="2597.33" calcext:value-type="float">
            <text:p>2.597,33 </text:p>
          </table:table-cell>
          <table:table-cell table:style-name="ce23" office:value-type="float" office:value="1.184548" calcext:value-type="float">
            <text:p>1,184548</text:p>
          </table:table-cell>
          <table:table-cell table:formula="of:=[.C295]*[.D295]" office:value-type="currency" office:currency="BRL" office:value="3076.66205684" calcext:value-type="currency">
            <text:p>R$ 3.076,66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3">
          <table:table-cell office:value-type="float" office:value="293" calcext:value-type="float">
            <text:p>293</text:p>
          </table:table-cell>
          <table:table-cell office:value-type="date" office:date-value="2018-11-01" calcext:value-type="date">
            <text:p>nov/18</text:p>
          </table:table-cell>
          <table:table-cell office:value-type="float" office:value="2597.33" calcext:value-type="float">
            <text:p>2.597,33 </text:p>
          </table:table-cell>
          <table:table-cell office:value-type="float" office:value="1.179831" calcext:value-type="float">
            <text:p>1,179831</text:p>
          </table:table-cell>
          <table:table-cell table:formula="of:=[.C296]*[.D296]" office:value-type="currency" office:currency="BRL" office:value="3064.41045123" calcext:value-type="currency">
            <text:p>R$ 3.064,41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3">
          <table:table-cell office:value-type="float" office:value="294" calcext:value-type="float">
            <text:p>294</text:p>
          </table:table-cell>
          <table:table-cell office:value-type="date" office:date-value="2018-12-01" calcext:value-type="date">
            <text:p>dez/18</text:p>
          </table:table-cell>
          <table:table-cell office:value-type="float" office:value="2597.33" calcext:value-type="float">
            <text:p>2.597,33 </text:p>
          </table:table-cell>
          <table:table-cell table:style-name="ce23" office:value-type="float" office:value="1.182788" calcext:value-type="float">
            <text:p>1,182788</text:p>
          </table:table-cell>
          <table:table-cell table:formula="of:=[.C297]*[.D297]" office:value-type="currency" office:currency="BRL" office:value="3072.09075604" calcext:value-type="currency">
            <text:p>R$ 3.072,09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3">
          <table:table-cell office:value-type="float" office:value="295" calcext:value-type="float">
            <text:p>295</text:p>
          </table:table-cell>
          <table:table-cell office:value-type="date" office:date-value="2019-01-01" calcext:value-type="date">
            <text:p>jan/19</text:p>
          </table:table-cell>
          <table:table-cell office:value-type="float" office:value="2597.33" calcext:value-type="float">
            <text:p>2.597,33 </text:p>
          </table:table-cell>
          <table:table-cell office:value-type="float" office:value="1.181137" calcext:value-type="float">
            <text:p>1,181137</text:p>
          </table:table-cell>
          <table:table-cell table:formula="of:=[.C298]*[.D298]" office:value-type="currency" office:currency="BRL" office:value="3067.80256421" calcext:value-type="currency">
            <text:p>R$ 3.067,80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3">
          <table:table-cell office:value-type="float" office:value="296" calcext:value-type="float">
            <text:p>296</text:p>
          </table:table-cell>
          <table:table-cell office:value-type="date" office:date-value="2019-02-01" calcext:value-type="date">
            <text:p>fev/19</text:p>
          </table:table-cell>
          <table:table-cell office:value-type="float" office:value="2597.33" calcext:value-type="float">
            <text:p>2.597,33 </text:p>
          </table:table-cell>
          <table:table-cell table:style-name="ce23" office:value-type="float" office:value="1.176898" calcext:value-type="float">
            <text:p>1,176898</text:p>
          </table:table-cell>
          <table:table-cell table:formula="of:=[.C299]*[.D299]" office:value-type="currency" office:currency="BRL" office:value="3056.79248234" calcext:value-type="currency">
            <text:p>R$ 3.056,79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3">
          <table:table-cell office:value-type="float" office:value="297" calcext:value-type="float">
            <text:p>297</text:p>
          </table:table-cell>
          <table:table-cell office:value-type="date" office:date-value="2019-03-01" calcext:value-type="date">
            <text:p>mar/19</text:p>
          </table:table-cell>
          <table:table-cell office:value-type="float" office:value="2799.92" calcext:value-type="float">
            <text:p>2.799,92 </text:p>
          </table:table-cell>
          <table:table-cell office:value-type="float" office:value="1.170578" calcext:value-type="float">
            <text:p>1,170578</text:p>
          </table:table-cell>
          <table:table-cell table:formula="of:=[.C300]*[.D300]" office:value-type="currency" office:currency="BRL" office:value="3277.52475376" calcext:value-type="currency">
            <text:p>R$ 3.277,52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3">
          <table:table-cell office:value-type="float" office:value="298" calcext:value-type="float">
            <text:p>298</text:p>
          </table:table-cell>
          <table:table-cell office:value-type="date" office:date-value="2019-04-01" calcext:value-type="date">
            <text:p>abr/19</text:p>
          </table:table-cell>
          <table:table-cell office:value-type="float" office:value="2698.58" calcext:value-type="float">
            <text:p>2.698,58 </text:p>
          </table:table-cell>
          <table:table-cell table:style-name="ce23" office:value-type="float" office:value="1.161633" calcext:value-type="float">
            <text:p>1,161633</text:p>
          </table:table-cell>
          <table:table-cell table:formula="of:=[.C301]*[.D301]" office:value-type="currency" office:currency="BRL" office:value="3134.75958114" calcext:value-type="currency">
            <text:p>R$ 3.134,76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3">
          <table:table-cell office:value-type="float" office:value="299" calcext:value-type="float">
            <text:p>299</text:p>
          </table:table-cell>
          <table:table-cell office:value-type="date" office:date-value="2019-05-01" calcext:value-type="date">
            <text:p>mai/19</text:p>
          </table:table-cell>
          <table:table-cell office:value-type="float" office:value="2698.58" calcext:value-type="float">
            <text:p>2.698,58 </text:p>
          </table:table-cell>
          <table:table-cell office:value-type="float" office:value="1.154704" calcext:value-type="float">
            <text:p>1,154704</text:p>
          </table:table-cell>
          <table:table-cell table:formula="of:=[.C302]*[.D302]" office:value-type="currency" office:currency="BRL" office:value="3116.06112032" calcext:value-type="currency">
            <text:p>R$ 3.116,06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date" office:date-value="2019-06-01" calcext:value-type="date">
            <text:p>jun/19</text:p>
          </table:table-cell>
          <table:table-cell office:value-type="float" office:value="2698.58" calcext:value-type="float">
            <text:p>2.698,58 </text:p>
          </table:table-cell>
          <table:table-cell table:style-name="ce23" office:value-type="float" office:value="1.152976" calcext:value-type="float">
            <text:p>1,152976</text:p>
          </table:table-cell>
          <table:table-cell table:formula="of:=[.C303]*[.D303]" office:value-type="currency" office:currency="BRL" office:value="3111.39797408" calcext:value-type="currency">
            <text:p>R$ 3.111,40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3">
          <table:table-cell office:value-type="float" office:value="301" calcext:value-type="float">
            <text:p>301</text:p>
          </table:table-cell>
          <table:table-cell office:value-type="date" office:date-value="2019-07-01" calcext:value-type="date">
            <text:p>jul/19</text:p>
          </table:table-cell>
          <table:table-cell office:value-type="float" office:value="2698.58" calcext:value-type="float">
            <text:p>2.698,58 </text:p>
          </table:table-cell>
          <table:table-cell office:value-type="float" office:value="1.15286" calcext:value-type="float">
            <text:p>1,152860</text:p>
          </table:table-cell>
          <table:table-cell table:formula="of:=[.C304]*[.D304]" office:value-type="currency" office:currency="BRL" office:value="3111.0849388" calcext:value-type="currency">
            <text:p>R$ 3.111,08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3">
          <table:table-cell office:value-type="float" office:value="302" calcext:value-type="float">
            <text:p>302</text:p>
          </table:table-cell>
          <table:table-cell office:value-type="date" office:date-value="2019-08-01" calcext:value-type="date">
            <text:p>ago/19</text:p>
          </table:table-cell>
          <table:table-cell office:value-type="float" office:value="2698.58" calcext:value-type="float">
            <text:p>2.698,58 </text:p>
          </table:table-cell>
          <table:table-cell table:style-name="ce23" office:value-type="float" office:value="1.151706" calcext:value-type="float">
            <text:p>1,151706</text:p>
          </table:table-cell>
          <table:table-cell table:formula="of:=[.C305]*[.D305]" office:value-type="currency" office:currency="BRL" office:value="3107.97077748" calcext:value-type="currency">
            <text:p>R$ 3.107,97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3">
          <table:table-cell office:value-type="float" office:value="303" calcext:value-type="float">
            <text:p>303</text:p>
          </table:table-cell>
          <table:table-cell office:value-type="date" office:date-value="2019-09-01" calcext:value-type="date">
            <text:p>set/19</text:p>
          </table:table-cell>
          <table:table-cell office:value-type="float" office:value="2698.58" calcext:value-type="float">
            <text:p>2.698,58 </text:p>
          </table:table-cell>
          <table:table-cell office:value-type="float" office:value="1.150325" calcext:value-type="float">
            <text:p>1,150325</text:p>
          </table:table-cell>
          <table:table-cell table:formula="of:=[.C306]*[.D306]" office:value-type="currency" office:currency="BRL" office:value="3104.2440385" calcext:value-type="currency">
            <text:p>R$ 3.104,24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3">
          <table:table-cell office:value-type="float" office:value="304" calcext:value-type="float">
            <text:p>304</text:p>
          </table:table-cell>
          <table:table-cell office:value-type="date" office:date-value="2019-10-01" calcext:value-type="date">
            <text:p>out/19</text:p>
          </table:table-cell>
          <table:table-cell office:value-type="float" office:value="2698.58" calcext:value-type="float">
            <text:p>2.698,58 </text:p>
          </table:table-cell>
          <table:table-cell table:style-name="ce23" office:value-type="float" office:value="1.150903" calcext:value-type="float">
            <text:p>1,150903</text:p>
          </table:table-cell>
          <table:table-cell table:formula="of:=[.C307]*[.D307]" office:value-type="currency" office:currency="BRL" office:value="3105.80381774" calcext:value-type="currency">
            <text:p>R$ 3.105,80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3">
          <table:table-cell office:value-type="float" office:value="305" calcext:value-type="float">
            <text:p>305</text:p>
          </table:table-cell>
          <table:table-cell office:value-type="date" office:date-value="2019-11-01" calcext:value-type="date">
            <text:p>nov/19</text:p>
          </table:table-cell>
          <table:table-cell office:value-type="float" office:value="2698.58" calcext:value-type="float">
            <text:p>2.698,58 </text:p>
          </table:table-cell>
          <table:table-cell office:value-type="float" office:value="1.150443" calcext:value-type="float">
            <text:p>1,150443</text:p>
          </table:table-cell>
          <table:table-cell table:formula="of:=[.C308]*[.D308]" office:value-type="currency" office:currency="BRL" office:value="3104.56247094" calcext:value-type="currency">
            <text:p>R$ 3.104,56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3">
          <table:table-cell office:value-type="float" office:value="306" calcext:value-type="float">
            <text:p>306</text:p>
          </table:table-cell>
          <table:table-cell office:value-type="date" office:date-value="2019-12-01" calcext:value-type="date">
            <text:p>dez/19</text:p>
          </table:table-cell>
          <table:table-cell office:value-type="float" office:value="2698.58" calcext:value-type="float">
            <text:p>2.698,58 </text:p>
          </table:table-cell>
          <table:table-cell table:style-name="ce23" office:value-type="float" office:value="1.144263" calcext:value-type="float">
            <text:p>1,144263</text:p>
          </table:table-cell>
          <table:table-cell table:formula="of:=[.C309]*[.D309]" office:value-type="currency" office:currency="BRL" office:value="3087.88524654" calcext:value-type="currency">
            <text:p>R$ 3.087,89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3">
          <table:table-cell office:value-type="float" office:value="307" calcext:value-type="float">
            <text:p>307</text:p>
          </table:table-cell>
          <table:table-cell office:value-type="date" office:date-value="2020-01-01" calcext:value-type="date">
            <text:p>jan/20</text:p>
          </table:table-cell>
          <table:table-cell office:value-type="float" office:value="2698.58" calcext:value-type="float">
            <text:p>2.698,58 </text:p>
          </table:table-cell>
          <table:table-cell office:value-type="float" office:value="1.130473" calcext:value-type="float">
            <text:p>1,130473</text:p>
          </table:table-cell>
          <table:table-cell table:formula="of:=[.C310]*[.D310]" office:value-type="currency" office:currency="BRL" office:value="3050.67182834" calcext:value-type="currency">
            <text:p>R$ 3.050,67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3">
          <table:table-cell office:value-type="float" office:value="308" calcext:value-type="float">
            <text:p>308</text:p>
          </table:table-cell>
          <table:table-cell office:value-type="date" office:date-value="2020-02-01" calcext:value-type="date">
            <text:p>fev/20</text:p>
          </table:table-cell>
          <table:table-cell office:value-type="float" office:value="2698.58" calcext:value-type="float">
            <text:p>2.698,58 </text:p>
          </table:table-cell>
          <table:table-cell table:style-name="ce23" office:value-type="float" office:value="1.128328" calcext:value-type="float">
            <text:p>1,128328</text:p>
          </table:table-cell>
          <table:table-cell table:formula="of:=[.C311]*[.D311]" office:value-type="currency" office:currency="BRL" office:value="3044.88337424" calcext:value-type="currency">
            <text:p>R$ 3.044,88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3">
          <table:table-cell office:value-type="float" office:value="309" calcext:value-type="float">
            <text:p>309</text:p>
          </table:table-cell>
          <table:table-cell office:value-type="date" office:date-value="2020-03-01" calcext:value-type="date">
            <text:p>mar/20</text:p>
          </table:table-cell>
          <table:table-cell office:value-type="float" office:value="2698.58" calcext:value-type="float">
            <text:p>2.698,58 </text:p>
          </table:table-cell>
          <table:table-cell office:value-type="float" office:value="1.126414" calcext:value-type="float">
            <text:p>1,126414</text:p>
          </table:table-cell>
          <table:table-cell table:formula="of:=[.C312]*[.D312]" office:value-type="currency" office:currency="BRL" office:value="3039.71829212" calcext:value-type="currency">
            <text:p>R$ 3.039,72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3">
          <table:table-cell office:value-type="float" office:value="310" calcext:value-type="float">
            <text:p>310</text:p>
          </table:table-cell>
          <table:table-cell office:value-type="date" office:date-value="2020-04-01" calcext:value-type="date">
            <text:p>abr/20</text:p>
          </table:table-cell>
          <table:table-cell office:value-type="float" office:value="2698.58" calcext:value-type="float">
            <text:p>2.698,58 </text:p>
          </table:table-cell>
          <table:table-cell table:style-name="ce23" office:value-type="float" office:value="1.124389" calcext:value-type="float">
            <text:p>1,124389</text:p>
          </table:table-cell>
          <table:table-cell table:formula="of:=[.C313]*[.D313]" office:value-type="currency" office:currency="BRL" office:value="3034.25366762" calcext:value-type="currency">
            <text:p>R$ 3.034,25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3">
          <table:table-cell office:value-type="float" office:value="311" calcext:value-type="float">
            <text:p>311</text:p>
          </table:table-cell>
          <table:table-cell office:value-type="date" office:date-value="2020-05-01" calcext:value-type="date">
            <text:p>mai/20</text:p>
          </table:table-cell>
          <table:table-cell office:value-type="float" office:value="2698.58" calcext:value-type="float">
            <text:p>2.698,58 </text:p>
          </table:table-cell>
          <table:table-cell office:value-type="float" office:value="1.12698" calcext:value-type="float">
            <text:p>1,126980</text:p>
          </table:table-cell>
          <table:table-cell table:formula="of:=[.C314]*[.D314]" office:value-type="currency" office:currency="BRL" office:value="3041.2456884" calcext:value-type="currency">
            <text:p>R$ 3.041,25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3">
          <table:table-cell office:value-type="float" office:value="312" calcext:value-type="float">
            <text:p>312</text:p>
          </table:table-cell>
          <table:table-cell office:value-type="date" office:date-value="2020-06-01" calcext:value-type="date">
            <text:p>jun/20</text:p>
          </table:table-cell>
          <table:table-cell office:value-type="float" office:value="2698.58" calcext:value-type="float">
            <text:p>2.698,58 </text:p>
          </table:table-cell>
          <table:table-cell table:style-name="ce23" office:value-type="float" office:value="1.129807" calcext:value-type="float">
            <text:p>1,129807</text:p>
          </table:table-cell>
          <table:table-cell table:formula="of:=[.C315]*[.D315]" office:value-type="currency" office:currency="BRL" office:value="3048.87457406" calcext:value-type="currency">
            <text:p>R$ 3.048,87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3">
          <table:table-cell office:value-type="float" office:value="313" calcext:value-type="float">
            <text:p>313</text:p>
          </table:table-cell>
          <table:table-cell office:value-type="date" office:date-value="2020-07-01" calcext:value-type="date">
            <text:p>jul/20</text:p>
          </table:table-cell>
          <table:table-cell office:value-type="float" office:value="2698.58" calcext:value-type="float">
            <text:p>2.698,58 </text:p>
          </table:table-cell>
          <table:table-cell office:value-type="float" office:value="1.126427" calcext:value-type="float">
            <text:p>1,126427</text:p>
          </table:table-cell>
          <table:table-cell table:formula="of:=[.C316]*[.D316]" office:value-type="currency" office:currency="BRL" office:value="3039.75337366" calcext:value-type="currency">
            <text:p>R$ 3.039,75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3">
          <table:table-cell office:value-type="float" office:value="314" calcext:value-type="float">
            <text:p>314</text:p>
          </table:table-cell>
          <table:table-cell office:value-type="date" office:date-value="2020-08-01" calcext:value-type="date">
            <text:p>ago/20</text:p>
          </table:table-cell>
          <table:table-cell office:value-type="float" office:value="2698.58" calcext:value-type="float">
            <text:p>2.698,58 </text:p>
          </table:table-cell>
          <table:table-cell table:style-name="ce23" office:value-type="float" office:value="1.121491" calcext:value-type="float">
            <text:p>1,121491</text:p>
          </table:table-cell>
          <table:table-cell table:formula="of:=[.C317]*[.D317]" office:value-type="currency" office:currency="BRL" office:value="3026.43318278" calcext:value-type="currency">
            <text:p>R$ 3.026,43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3">
          <table:table-cell office:value-type="float" office:value="315" calcext:value-type="float">
            <text:p>315</text:p>
          </table:table-cell>
          <table:table-cell office:value-type="date" office:date-value="2020-09-01" calcext:value-type="date">
            <text:p>set/20</text:p>
          </table:table-cell>
          <table:table-cell office:value-type="float" office:value="2698.58" calcext:value-type="float">
            <text:p>2.698,58 </text:p>
          </table:table-cell>
          <table:table-cell office:value-type="float" office:value="1.117468" calcext:value-type="float">
            <text:p>1,117468</text:p>
          </table:table-cell>
          <table:table-cell table:formula="of:=[.C318]*[.D318]" office:value-type="currency" office:currency="BRL" office:value="3015.57679544" calcext:value-type="currency">
            <text:p>R$ 3.015,58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3">
          <table:table-cell office:value-type="float" office:value="316" calcext:value-type="float">
            <text:p>316</text:p>
          </table:table-cell>
          <table:table-cell office:value-type="date" office:date-value="2020-10-01" calcext:value-type="date">
            <text:p>out/20</text:p>
          </table:table-cell>
          <table:table-cell office:value-type="float" office:value="2698.58" calcext:value-type="float">
            <text:p>2.698,58 </text:p>
          </table:table-cell>
          <table:table-cell table:style-name="ce23" office:value-type="float" office:value="1.107831" calcext:value-type="float">
            <text:p>1,107831</text:p>
          </table:table-cell>
          <table:table-cell table:formula="of:=[.C319]*[.D319]" office:value-type="currency" office:currency="BRL" office:value="2989.57057998" calcext:value-type="currency">
            <text:p>R$ 2.989,57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3">
          <table:table-cell office:value-type="float" office:value="317" calcext:value-type="float">
            <text:p>317</text:p>
          </table:table-cell>
          <table:table-cell office:value-type="date" office:date-value="2020-11-01" calcext:value-type="date">
            <text:p>nov/20</text:p>
          </table:table-cell>
          <table:table-cell office:value-type="float" office:value="2698.58" calcext:value-type="float">
            <text:p>2.698,58 </text:p>
          </table:table-cell>
          <table:table-cell office:value-type="float" office:value="1.098057" calcext:value-type="float">
            <text:p>1,098057</text:p>
          </table:table-cell>
          <table:table-cell table:formula="of:=[.C320]*[.D320]" office:value-type="currency" office:currency="BRL" office:value="2963.19465906" calcext:value-type="currency">
            <text:p>R$ 2.963,19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3">
          <table:table-cell office:value-type="float" office:value="318" calcext:value-type="float">
            <text:p>318</text:p>
          </table:table-cell>
          <table:table-cell office:value-type="date" office:date-value="2020-12-01" calcext:value-type="date">
            <text:p>dez/20</text:p>
          </table:table-cell>
          <table:table-cell office:value-type="float" office:value="2698.58" calcext:value-type="float">
            <text:p>2.698,58 </text:p>
          </table:table-cell>
          <table:table-cell table:style-name="ce23" office:value-type="float" office:value="1.087724" calcext:value-type="float">
            <text:p>1,087724</text:p>
          </table:table-cell>
          <table:table-cell table:formula="of:=[.C321]*[.D321]" office:value-type="currency" office:currency="BRL" office:value="2935.31023192" calcext:value-type="currency">
            <text:p>R$ 2.935,31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3">
          <table:table-cell office:value-type="float" office:value="319" calcext:value-type="float">
            <text:p>319</text:p>
          </table:table-cell>
          <table:table-cell office:value-type="date" office:date-value="2021-01-01" calcext:value-type="date">
            <text:p>jan/21</text:p>
          </table:table-cell>
          <table:table-cell office:value-type="float" office:value="2698.58" calcext:value-type="float">
            <text:p>2.698,58 </text:p>
          </table:table-cell>
          <table:table-cell office:value-type="float" office:value="1.072073" calcext:value-type="float">
            <text:p>1,072073</text:p>
          </table:table-cell>
          <table:table-cell table:formula="of:=[.C322]*[.D322]" office:value-type="currency" office:currency="BRL" office:value="2893.07475634" calcext:value-type="currency">
            <text:p>R$ 2.893,07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3">
          <table:table-cell office:value-type="float" office:value="320" calcext:value-type="float">
            <text:p>320</text:p>
          </table:table-cell>
          <table:table-cell office:value-type="date" office:date-value="2021-02-01" calcext:value-type="date">
            <text:p>fev/21</text:p>
          </table:table-cell>
          <table:table-cell office:value-type="float" office:value="2698.58" calcext:value-type="float">
            <text:p>2.698,58 </text:p>
          </table:table-cell>
          <table:table-cell table:style-name="ce23" office:value-type="float" office:value="1.069186" calcext:value-type="float">
            <text:p>1,069186</text:p>
          </table:table-cell>
          <table:table-cell table:formula="of:=[.C323]*[.D323]" office:value-type="currency" office:currency="BRL" office:value="2885.28395588" calcext:value-type="currency">
            <text:p>R$ 2.885,28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3">
          <table:table-cell office:value-type="float" office:value="321" calcext:value-type="float">
            <text:p>321</text:p>
          </table:table-cell>
          <table:table-cell office:value-type="date" office:date-value="2021-03-01" calcext:value-type="date">
            <text:p>mar/21</text:p>
          </table:table-cell>
          <table:table-cell office:value-type="float" office:value="2698.58" calcext:value-type="float">
            <text:p>2.698,58 </text:p>
          </table:table-cell>
          <table:table-cell office:value-type="float" office:value="1.06049" calcext:value-type="float">
            <text:p>1,060490</text:p>
          </table:table-cell>
          <table:table-cell table:formula="of:=[.C324]*[.D324]" office:value-type="currency" office:currency="BRL" office:value="2861.8171042" calcext:value-type="currency">
            <text:p>R$ 2.861,82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3">
          <table:table-cell office:value-type="float" office:value="322" calcext:value-type="float">
            <text:p>322</text:p>
          </table:table-cell>
          <table:table-cell office:value-type="date" office:date-value="2021-04-01" calcext:value-type="date">
            <text:p>abr/21</text:p>
          </table:table-cell>
          <table:table-cell office:value-type="float" office:value="2698.58" calcext:value-type="float">
            <text:p>2.698,58 </text:p>
          </table:table-cell>
          <table:table-cell table:style-name="ce23" office:value-type="float" office:value="1.051447" calcext:value-type="float">
            <text:p>1,051447</text:p>
          </table:table-cell>
          <table:table-cell table:formula="of:=[.C325]*[.D325]" office:value-type="currency" office:currency="BRL" office:value="2837.41384526" calcext:value-type="currency">
            <text:p>R$ 2.837,41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3">
          <table:table-cell office:value-type="float" office:value="323" calcext:value-type="float">
            <text:p>323</text:p>
          </table:table-cell>
          <table:table-cell office:value-type="date" office:date-value="2021-05-01" calcext:value-type="date">
            <text:p>mai/21</text:p>
          </table:table-cell>
          <table:table-cell office:value-type="float" office:value="2698.58" calcext:value-type="float">
            <text:p>2.698,58 </text:p>
          </table:table-cell>
          <table:table-cell office:value-type="float" office:value="1.047468" calcext:value-type="float">
            <text:p>1,047468</text:p>
          </table:table-cell>
          <table:table-cell table:formula="of:=[.C326]*[.D326]" office:value-type="currency" office:currency="BRL" office:value="2826.67619544" calcext:value-type="currency">
            <text:p>R$ 2.826,68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3">
          <table:table-cell office:value-type="float" office:value="324" calcext:value-type="float">
            <text:p>324</text:p>
          </table:table-cell>
          <table:table-cell office:value-type="date" office:date-value="2021-06-01" calcext:value-type="date">
            <text:p>jun/21</text:p>
          </table:table-cell>
          <table:table-cell office:value-type="float" office:value="2698.58" calcext:value-type="float">
            <text:p>2.698,58 </text:p>
          </table:table-cell>
          <table:table-cell table:style-name="ce23" office:value-type="float" office:value="1.037506" calcext:value-type="float">
            <text:p>1,037506</text:p>
          </table:table-cell>
          <table:table-cell table:formula="of:=[.C327]*[.D327]" office:value-type="currency" office:currency="BRL" office:value="2799.79294148" calcext:value-type="currency">
            <text:p>R$ 2.799,79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3">
          <table:table-cell office:value-type="float" office:value="325" calcext:value-type="float">
            <text:p>325</text:p>
          </table:table-cell>
          <table:table-cell office:value-type="date" office:date-value="2021-07-01" calcext:value-type="date">
            <text:p>jul/21</text:p>
          </table:table-cell>
          <table:table-cell table:style-name="ce18" office:value-type="float" office:value="1900" calcext:value-type="float">
            <text:p>1.900,00 </text:p>
          </table:table-cell>
          <table:table-cell office:value-type="float" office:value="1.031319" calcext:value-type="float">
            <text:p>1,031319</text:p>
          </table:table-cell>
          <table:table-cell table:formula="of:=[.C328]*[.D328]" office:value-type="currency" office:currency="BRL" office:value="1959.5061" calcext:value-type="currency">
            <text:p>R$ 1.959,51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3">
          <table:table-cell office:value-type="float" office:value="326" calcext:value-type="float">
            <text:p>326</text:p>
          </table:table-cell>
          <table:table-cell office:value-type="date" office:date-value="2021-08-01" calcext:value-type="date">
            <text:p>ago/21</text:p>
          </table:table-cell>
          <table:table-cell table:style-name="ce18" office:value-type="float" office:value="1900" calcext:value-type="float">
            <text:p>1.900,00 </text:p>
          </table:table-cell>
          <table:table-cell table:style-name="ce23" office:value-type="float" office:value="1.020906" calcext:value-type="float">
            <text:p>1,020906</text:p>
          </table:table-cell>
          <table:table-cell table:formula="of:=[.C329]*[.D329]" office:value-type="currency" office:currency="BRL" office:value="1939.7214" calcext:value-type="currency">
            <text:p>R$ 1.939,72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3">
          <table:table-cell office:value-type="float" office:value="327" calcext:value-type="float">
            <text:p>327</text:p>
          </table:table-cell>
          <table:table-cell office:value-type="date" office:date-value="2021-09-01" calcext:value-type="date">
            <text:p>set/21</text:p>
          </table:table-cell>
          <table:table-cell table:style-name="ce18" office:value-type="float" office:value="1900" calcext:value-type="float">
            <text:p>1.900,00 </text:p>
          </table:table-cell>
          <table:table-cell office:value-type="float" office:value="1.012" calcext:value-type="float">
            <text:p>1,012000</text:p>
          </table:table-cell>
          <table:table-cell table:formula="of:=[.C330]*[.D330]" office:value-type="currency" office:currency="BRL" office:value="1922.8" calcext:value-type="currency">
            <text:p>R$ 1.922,80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3">
          <table:table-cell office:value-type="float" office:value="328" calcext:value-type="float">
            <text:p>328</text:p>
          </table:table-cell>
          <table:table-cell office:value-type="date" office:date-value="2021-10-01" calcext:value-type="date">
            <text:p>out/21</text:p>
          </table:table-cell>
          <table:table-cell table:style-name="ce18" office:value-type="float" office:value="1900" calcext:value-type="float">
            <text:p>1.900,00 </text:p>
          </table:table-cell>
          <table:table-cell table:style-name="ce24" office:value-type="float" office:value="1" calcext:value-type="float">
            <text:p>1,000000</text:p>
          </table:table-cell>
          <table:table-cell table:formula="of:=[.C331]*[.D331]" office:value-type="currency" office:currency="BRL" office:value="1900" calcext:value-type="currency">
            <text:p>R$ 1.900,00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3">
          <table:table-cell office:value-type="float" office:value="329" calcext:value-type="float">
            <text:p>329</text:p>
          </table:table-cell>
          <table:table-cell office:value-type="date" office:date-value="2021-11-01" calcext:value-type="date">
            <text:p>nov/21</text:p>
          </table:table-cell>
          <table:table-cell table:style-name="ce18" office:value-type="float" office:value="1900" calcext:value-type="float">
            <text:p>1.900,00 </text:p>
          </table:table-cell>
          <table:table-cell table:style-name="ce24" office:value-type="float" office:value="1" calcext:value-type="float">
            <text:p>1,000000</text:p>
          </table:table-cell>
          <table:table-cell table:formula="of:=[.C332]*[.D332]" office:value-type="currency" office:currency="BRL" office:value="1900" calcext:value-type="currency">
            <text:p>R$ 1.900,00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3">
          <table:table-cell office:value-type="float" office:value="330" calcext:value-type="float">
            <text:p>330</text:p>
          </table:table-cell>
          <table:table-cell office:value-type="date" office:date-value="2021-12-01" calcext:value-type="date">
            <text:p>dez/21</text:p>
          </table:table-cell>
          <table:table-cell table:style-name="ce18" office:value-type="float" office:value="1900" calcext:value-type="float">
            <text:p>1.900,00 </text:p>
          </table:table-cell>
          <table:table-cell table:style-name="ce24" office:value-type="float" office:value="1" calcext:value-type="float">
            <text:p>1,000000</text:p>
          </table:table-cell>
          <table:table-cell table:formula="of:=[.C333]*[.D333]" office:value-type="currency" office:currency="BRL" office:value="1900" calcext:value-type="currency">
            <text:p>R$ 1.900,00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3">
          <table:table-cell office:value-type="float" office:value="331" calcext:value-type="float">
            <text:p>331</text:p>
          </table:table-cell>
          <table:table-cell office:value-type="date" office:date-value="2022-01-01" calcext:value-type="date">
            <text:p>jan/22</text:p>
          </table:table-cell>
          <table:table-cell table:style-name="ce18" office:value-type="float" office:value="1900" calcext:value-type="float">
            <text:p>1.900,00 </text:p>
          </table:table-cell>
          <table:table-cell table:style-name="ce24" office:value-type="float" office:value="1" calcext:value-type="float">
            <text:p>1,000000</text:p>
          </table:table-cell>
          <table:table-cell table:style-name="ce27" office:value-type="currency" office:currency="BRL" office:value="6433.57" calcext:value-type="currency">
            <text:p>R$ 6.433,57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3">
          <table:table-cell office:value-type="float" office:value="332" calcext:value-type="float">
            <text:p>332</text:p>
          </table:table-cell>
          <table:table-cell office:value-type="date" office:date-value="2022-02-01" calcext:value-type="date">
            <text:p>fev/22</text:p>
          </table:table-cell>
          <table:table-cell table:style-name="ce18" office:value-type="float" office:value="1900" calcext:value-type="float">
            <text:p>1.900,00 </text:p>
          </table:table-cell>
          <table:table-cell table:style-name="ce24" office:value-type="float" office:value="1" calcext:value-type="float">
            <text:p>1,000000</text:p>
          </table:table-cell>
          <table:table-cell table:style-name="ce27" office:value-type="currency" office:currency="BRL" office:value="6433.57" calcext:value-type="currency">
            <text:p>R$ 6.433,57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3">
          <table:table-cell office:value-type="float" office:value="333" calcext:value-type="float">
            <text:p>333</text:p>
          </table:table-cell>
          <table:table-cell office:value-type="date" office:date-value="2022-03-01" calcext:value-type="date">
            <text:p>mar/22</text:p>
          </table:table-cell>
          <table:table-cell table:style-name="ce18" office:value-type="float" office:value="1900" calcext:value-type="float">
            <text:p>1.900,00 </text:p>
          </table:table-cell>
          <table:table-cell table:style-name="ce24" office:value-type="float" office:value="1" calcext:value-type="float">
            <text:p>1,000000</text:p>
          </table:table-cell>
          <table:table-cell table:style-name="ce27" office:value-type="currency" office:currency="BRL" office:value="6433.57" calcext:value-type="currency">
            <text:p>R$ 6.433,57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3">
          <table:table-cell office:value-type="float" office:value="334" calcext:value-type="float">
            <text:p>334</text:p>
          </table:table-cell>
          <table:table-cell office:value-type="date" office:date-value="2022-04-01" calcext:value-type="date">
            <text:p>abr/22</text:p>
          </table:table-cell>
          <table:table-cell table:style-name="ce18" office:value-type="float" office:value="1900" calcext:value-type="float">
            <text:p>1.900,00 </text:p>
          </table:table-cell>
          <table:table-cell table:style-name="ce24" office:value-type="float" office:value="1" calcext:value-type="float">
            <text:p>1,000000</text:p>
          </table:table-cell>
          <table:table-cell table:style-name="ce27" office:value-type="currency" office:currency="BRL" office:value="6433.57" calcext:value-type="currency">
            <text:p>R$ 6.433,57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3">
          <table:table-cell office:value-type="float" office:value="335" calcext:value-type="float">
            <text:p>335</text:p>
          </table:table-cell>
          <table:table-cell office:value-type="date" office:date-value="2022-05-01" calcext:value-type="date">
            <text:p>mai/22</text:p>
          </table:table-cell>
          <table:table-cell table:style-name="ce18" office:value-type="float" office:value="1900" calcext:value-type="float">
            <text:p>1.900,00 </text:p>
          </table:table-cell>
          <table:table-cell table:style-name="ce24" office:value-type="float" office:value="1" calcext:value-type="float">
            <text:p>1,000000</text:p>
          </table:table-cell>
          <table:table-cell table:style-name="ce27" office:value-type="currency" office:currency="BRL" office:value="6433.57" calcext:value-type="currency">
            <text:p>R$ 6.433,57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3">
          <table:table-cell office:value-type="float" office:value="336" calcext:value-type="float">
            <text:p>336</text:p>
          </table:table-cell>
          <table:table-cell office:value-type="date" office:date-value="2022-06-01" calcext:value-type="date">
            <text:p>jun/22</text:p>
          </table:table-cell>
          <table:table-cell table:style-name="ce18" office:value-type="float" office:value="1900" calcext:value-type="float">
            <text:p>1.900,00 </text:p>
          </table:table-cell>
          <table:table-cell table:style-name="ce24" office:value-type="float" office:value="1" calcext:value-type="float">
            <text:p>1,000000</text:p>
          </table:table-cell>
          <table:table-cell table:style-name="ce27" office:value-type="currency" office:currency="BRL" office:value="6433.57" calcext:value-type="currency">
            <text:p>R$ 6.433,57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3">
          <table:table-cell office:value-type="float" office:value="337" calcext:value-type="float">
            <text:p>337</text:p>
          </table:table-cell>
          <table:table-cell office:value-type="date" office:date-value="2022-07-01" calcext:value-type="date">
            <text:p>jul/22</text:p>
          </table:table-cell>
          <table:table-cell table:style-name="ce18" office:value-type="float" office:value="1900" calcext:value-type="float">
            <text:p>1.900,00 </text:p>
          </table:table-cell>
          <table:table-cell table:style-name="ce24" office:value-type="float" office:value="1" calcext:value-type="float">
            <text:p>1,000000</text:p>
          </table:table-cell>
          <table:table-cell table:style-name="ce27" office:value-type="currency" office:currency="BRL" office:value="6433.57" calcext:value-type="currency">
            <text:p>R$ 6.433,57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3">
          <table:table-cell office:value-type="float" office:value="338" calcext:value-type="float">
            <text:p>338</text:p>
          </table:table-cell>
          <table:table-cell office:value-type="date" office:date-value="2022-08-01" calcext:value-type="date">
            <text:p>ago/22</text:p>
          </table:table-cell>
          <table:table-cell table:style-name="ce18" office:value-type="float" office:value="1900" calcext:value-type="float">
            <text:p>1.900,00 </text:p>
          </table:table-cell>
          <table:table-cell table:style-name="ce24" office:value-type="float" office:value="1" calcext:value-type="float">
            <text:p>1,000000</text:p>
          </table:table-cell>
          <table:table-cell table:style-name="ce27" office:value-type="currency" office:currency="BRL" office:value="6433.57" calcext:value-type="currency">
            <text:p>R$ 6.433,57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3">
          <table:table-cell office:value-type="float" office:value="339" calcext:value-type="float">
            <text:p>339</text:p>
          </table:table-cell>
          <table:table-cell office:value-type="date" office:date-value="2022-09-01" calcext:value-type="date">
            <text:p>set/22</text:p>
          </table:table-cell>
          <table:table-cell table:style-name="ce18" office:value-type="float" office:value="1900" calcext:value-type="float">
            <text:p>1.900,00 </text:p>
          </table:table-cell>
          <table:table-cell table:style-name="ce24" office:value-type="float" office:value="1" calcext:value-type="float">
            <text:p>1,000000</text:p>
          </table:table-cell>
          <table:table-cell table:style-name="ce27" office:value-type="currency" office:currency="BRL" office:value="6433.57" calcext:value-type="currency">
            <text:p>R$ 6.433,57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3">
          <table:table-cell office:value-type="float" office:value="340" calcext:value-type="float">
            <text:p>340</text:p>
          </table:table-cell>
          <table:table-cell office:value-type="date" office:date-value="2022-10-01" calcext:value-type="date">
            <text:p>out/22</text:p>
          </table:table-cell>
          <table:table-cell table:style-name="ce18" office:value-type="float" office:value="1900" calcext:value-type="float">
            <text:p>1.900,00 </text:p>
          </table:table-cell>
          <table:table-cell table:style-name="ce24" office:value-type="float" office:value="1" calcext:value-type="float">
            <text:p>1,000000</text:p>
          </table:table-cell>
          <table:table-cell table:style-name="ce27" office:value-type="currency" office:currency="BRL" office:value="6433.57" calcext:value-type="currency">
            <text:p>R$ 6.433,57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3">
          <table:table-cell office:value-type="float" office:value="341" calcext:value-type="float">
            <text:p>341</text:p>
          </table:table-cell>
          <table:table-cell office:value-type="date" office:date-value="2022-11-01" calcext:value-type="date">
            <text:p>nov/22</text:p>
          </table:table-cell>
          <table:table-cell table:style-name="ce18" office:value-type="float" office:value="1900" calcext:value-type="float">
            <text:p>1.900,00 </text:p>
          </table:table-cell>
          <table:table-cell table:style-name="ce24" office:value-type="float" office:value="1" calcext:value-type="float">
            <text:p>1,000000</text:p>
          </table:table-cell>
          <table:table-cell table:style-name="ce27" office:value-type="currency" office:currency="BRL" office:value="6433.57" calcext:value-type="currency">
            <text:p>R$ 6.433,57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3">
          <table:table-cell office:value-type="float" office:value="342" calcext:value-type="float">
            <text:p>342</text:p>
          </table:table-cell>
          <table:table-cell office:value-type="date" office:date-value="2022-12-01" calcext:value-type="date">
            <text:p>dez/22</text:p>
          </table:table-cell>
          <table:table-cell table:style-name="ce18" office:value-type="float" office:value="1900" calcext:value-type="float">
            <text:p>1.900,00 </text:p>
          </table:table-cell>
          <table:table-cell table:style-name="ce24" office:value-type="float" office:value="1" calcext:value-type="float">
            <text:p>1,000000</text:p>
          </table:table-cell>
          <table:table-cell table:style-name="ce27" office:value-type="currency" office:currency="BRL" office:value="6433.57" calcext:value-type="currency">
            <text:p>R$ 6.433,57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3" table:number-rows-repeated="2">
          <table:table-cell table:number-columns-repeated="2"/>
          <table:table-cell table:style-name="ce18"/>
          <table:table-cell table:style-name="ce25"/>
          <table:table-cell/>
          <table:table-cell table:style-name="ce2"/>
          <table:table-cell/>
        </table:table-row>
        <table:table-row table:style-name="ro2" table:number-rows-repeated="2">
          <table:table-cell table:style-name="Default" table:number-columns-repeated="6"/>
          <table:table-cell/>
        </table:table-row>
        <table:table-row table:style-name="ro4">
          <table:table-cell table:style-name="Default" table:number-columns-repeated="2"/>
          <table:table-cell table:style-name="ce19" office:value-type="string" calcext:value-type="string">
            <text:p><text:s text:c="27"/>RESUMO APURAÇÃO DE PROVENTOS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Default" table:number-columns-repeated="5"/>
          <table:table-cell table:style-name="ce29"/>
          <table:table-cell/>
        </table:table-row>
        <table:table-row table:style-name="ro3">
          <table:table-cell table:style-name="ce6" table:number-columns-repeated="2"/>
          <table:table-cell table:style-name="ce20" table:number-columns-repeated="2"/>
          <table:table-cell table:style-name="ce6"/>
          <table:table-cell table:style-name="ce5" office:value-type="string" calcext:value-type="string">
            <text:p>SOMA 100% .</text:p>
          </table:table-cell>
          <table:table-cell table:style-name="ce32" table:formula="of:=SUM([.E160:.E345])" office:value-type="currency" office:currency="BRL" office:value="501310.61938409" calcext:value-type="currency">
            <text:p>R$ 501.310,62</text:p>
          </table:table-cell>
        </table:table-row>
        <table:table-row table:style-name="ro3">
          <table:table-cell table:style-name="ce6" table:number-columns-repeated="2"/>
          <table:table-cell table:style-name="ce20" table:number-columns-repeated="2"/>
          <table:table-cell table:style-name="ce6"/>
          <table:table-cell table:style-name="ce5" office:value-type="string" calcext:value-type="string">
            <text:p>MÉDIA</text:p>
          </table:table-cell>
          <table:table-cell table:style-name="ce33" table:formula="of:=[.G352]/186" office:value-type="currency" office:currency="BRL" office:value="2695.21838378543" calcext:value-type="currency">
            <text:p>R$ 2.695,22</text:p>
          </table:table-cell>
        </table:table-row>
        <table:table-row table:style-name="ro3">
          <table:table-cell table:style-name="ce6" table:number-columns-repeated="2"/>
          <table:table-cell table:style-name="ce20" table:number-columns-repeated="2"/>
          <table:table-cell table:style-name="ce6"/>
          <table:table-cell table:style-name="ce5" office:value-type="string" calcext:value-type="string">
            <text:p>62% MÉDIA</text:p>
          </table:table-cell>
          <table:table-cell table:style-name="ce33" table:formula="of:=[.G353]*0.62" office:value-type="currency" office:currency="BRL" office:value="1671.03539794697" calcext:value-type="currency">
            <text:p>R$ 1.671,04</text:p>
          </table:table-cell>
        </table:table-row>
        <table:table-row table:style-name="ro3">
          <table:table-cell table:style-name="ce7" table:number-columns-repeated="2"/>
          <table:table-cell table:style-name="ce21" table:number-columns-repeated="2"/>
          <table:table-cell table:style-name="ce28"/>
          <table:table-cell table:style-name="ce30"/>
          <table:table-cell table:style-name="ce34"/>
        </table:table-row>
        <table:table-row table:style-name="ro4">
          <table:table-cell table:style-name="ce7" office:value-type="string" calcext:value-type="string">
            <text:p><text:span text:style-name="T1">                               </text:span><text:span text:style-name="T2">SALÁRIO DE BENEFÍCIO APURADO EM 12/2022</text:span></text:p>
          </table:table-cell>
          <table:table-cell table:style-name="ce6"/>
          <table:table-cell table:style-name="ce20" table:number-columns-repeated="2"/>
          <table:table-cell table:style-name="ce6" table:number-columns-repeated="2"/>
          <table:table-cell table:style-name="ce35" table:formula="of:=[.G354]" office:value-type="currency" office:currency="BRL" office:value="1671.03539794697" calcext:value-type="currency">
            <text:p>R$ 1.671,04</text:p>
          </table:table-cell>
        </table:table-row>
        <table:table-row table:style-name="ro3">
          <table:table-cell table:style-name="ce8" table:number-columns-spanned="6" table:number-rows-spanned="1"/>
          <table:covered-table-cell table:number-columns-repeated="5" table:style-name="ce8"/>
          <table:table-cell table:style-name="ce36"/>
        </table:table-row>
        <table:table-row table:style-name="ro3">
          <table:table-cell table:style-name="ce9" office:value-type="string" calcext:value-type="string">
            <text:p>Número de meses remunerados referente a competência de 07/2007 a 12/2022</text:p>
          </table:table-cell>
          <table:table-cell table:style-name="ce12" table:number-columns-repeated="4"/>
          <table:table-cell table:style-name="ce31"/>
          <table:table-cell table:style-name="ce37" office:value-type="float" office:value="186" calcext:value-type="float">
            <text:p>186</text:p>
          </table:table-cell>
        </table:table-row>
      </table:table>
      <table:named-expressions/>
      <table:database-ranges>
        <table:database-range table:name="__Anonymous_DB__1" table:target-range-address="Planilha1.J160:Planilha1.J34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8P0" style:volatile="true">
      <number:number number:decimal-places="2" loext:min-decimal-places="2" number:min-integer-digits="1" number:grouping="true"/>
      <number:text> </number:text>
    </number:number-style>
    <number:number-style style:name="N10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08P2" style:volatile="true">
      <number:text>-</number:text>
      <number:number number:decimal-places="0" loext:min-decimal-places="0" number:min-integer-digits="0"/>
      <number:text> </number:text>
    </number:number-style>
    <number:text-style style:name="N108"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07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07P1" style:volatile="true">
      <number:text> R$ (</number:text>
      <number:number number:decimal-places="2" loext:min-decimal-places="2" number:min-integer-digits="1" number:grouping="true"/>
      <number:text>)</number:text>
    </number:number-style>
    <number:number-style style:name="N107P2" style:volatile="true">
      <number:text> R$ -</number:text>
      <number:number number:decimal-places="0" loext:min-decimal-places="0" number:min-integer-digits="0"/>
      <number:text>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9">
      <number:number number:decimal-places="6" loext:min-decimal-places="6" number:min-integer-digits="1"/>
    </number:number-style>
    <number:date-style style:name="N110">
      <number:month number:textual="true"/>
      <number:text>/</number:text>
      <number:year/>
    </number:date-style>
    <number:number-style style:name="N111P0" style:volatile="true">
      <number:text> R$</number:text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-R$</number:text>
      <number:number number:decimal-places="2" loext:min-decimal-places="2" number:min-integer-digits="1" number:grouping="true"/>
      <number:text> </number:text>
    </number:number-style>
    <number:number-style style:name="N111P2" style:volatile="true">
      <number:text> R$-</number:text>
      <number:number number:decimal-places="0" loext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R$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R$</number:text>
      <number:number number:decimal-places="2" loext:min-decimal-places="2" number:min-integer-digits="1" number:grouping="true"/>
      <style:map style:condition="value()&gt;=0" style:apply-style-name="N112P0"/>
    </number:number-style>
    <number:currency-style style:name="N113P0" style:volatile="true">
      <number:currency-symbol>R$</number:currency-symbol>
      <number:text> </number:text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>R$</number:currency-symbol>
      <number:text> </number:text>
      <number:number number:decimal-places="2" loext:min-decimal-places="2" number:min-integer-digits="1" number:grouping="true"/>
      <style:map style:condition="value()&gt;=0" style:apply-style-name="N113P0"/>
    </number:currency-style>
    <number:number-style style:name="N114">
      <number:number number:decimal-places="4" loext:min-decimal-places="4" number:min-integer-digits="1" number:grouping="true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number:text> 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number:text> - </number:text>
    </number:number-style>
    <number:text-style style:name="N10122" number:language="pt" number:country="BR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number:text> R$ </number:text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number:text> R$ 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number:text> R$ - </number:text>
    </number:number-style>
    <number:text-style style:name="N10123" number:language="pt" number:country="BR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number:text> 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number:text> R$ </number:text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number:text> R$ 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number:text> R$ 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time-style style:name="N10126" number:language="pt" number:country="BR">
      <number:minutes number:style="long"/>
      <number:text>:</number:text>
      <number:seconds number:style="long"/>
    </number:time-style>
    <number:time-style style:name="N10127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8" number:language="pt" number:country="BR">
      <number:minutes number:style="long"/>
      <number:text>:</number:text>
      <number:seconds number:style="long" number:decimal-places="1"/>
    </number:time-style>
    <number:number-style style:name="N10129" number:language="pt" number:country="BR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30P0" style:volatile="true" number:language="pt" number:country="BR">
      <number:currency-symbol>R$</number:currency-symbol>
      <number:text> </number:text>
      <number:number number:decimal-places="2" loext:min-decimal-places="2" number:min-integer-digits="1" number:grouping="true"/>
    </number:currency-style>
    <number:currency-style style:name="N10130" number:language="pt" number:country="BR">
      <style:text-properties fo:color="#ff0000"/>
      <number:text>-</number:text>
      <number:currency-symbol>R$</number:currency-symbol>
      <number:text> </number:text>
      <number:number number:decimal-places="2" loext:min-decimal-places="2" number:min-integer-digits="1" number:grouping="true"/>
      <style:map style:condition="value()&gt;=0" style:apply-style-name="N10130P0"/>
    </number:currency-style>
    <number:number-style style:name="N10131" number:language="pt" number:country="BR">
      <number:number number:decimal-places="3" loext:min-decimal-places="3" number:min-integer-digits="1" number:grouping="true"/>
    </number:number-style>
    <number:number-style style:name="N10132" number:language="pt" number:country="BR" number:title="Definido pelo usuário">
      <number:number number:decimal-places="9" loext:min-decimal-places="9" number:min-integer-digits="1"/>
    </number:number-style>
    <number:number-style style:name="N10133" number:language="pt" number:country="BR" number:title="Definido pelo usuário">
      <number:number number:decimal-places="9" loext:min-decimal-places="9" number:min-integer-digits="1" number:grouping="true"/>
    </number:number-style>
    <number:number-style style:name="N10134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34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35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36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37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3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3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4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4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pt" number:country="BR">
      <loext:text> </loext:text>
      <loext:fill-character> </loext:fill-character>
      <number:text>- </number:text>
    </number:number-style>
    <number:text-style style:name="N10142" number:language="pt" number:country="B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pt" number:country="BR">
      <loext:text> R$ </loext:text>
      <loext:fill-character> </loext:fill-character>
      <number:text>- </number:text>
    </number:number-style>
    <number:text-style style:name="N10143" number:language="pt" number:country="B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4" number:language="pt" number:country="BR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5" number:language="pt" number:country="BR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Comma" style:display-name="Excel Built-in Comma" style:family="table-cell" style:parent-style-name="Excel_20_Built-in_20_Normal" style:data-style-name="N108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Porcentagem_20_2" style:display-name="Porcentagem 2" style:family="table-cell" style:parent-style-name="Excel_20_Built-in_20_Normal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 style:data-style-name="N2" text:time-value="12:22:22.46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1T12:09:56.389000000</meta:creation-date>
    <meta:generator>Trio_Office/6.2.8.2$Windows_x86 LibreOffice_project/</meta:generator>
    <dc:date>2021-11-01T12:54:38.632000000</dc:date>
    <meta:editing-duration>PT21M56S</meta:editing-duration>
    <meta:editing-cycles>9</meta:editing-cycles>
    <meta:document-statistic meta:table-count="1" meta:cell-count="1914" meta:object-count="0"/>
  </office:meta>
</office:document-meta>
</file>